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ksaman" svg:font-family="Laksaman" style:font-pitch="variable"/>
    <style:font-face style:name="Laksaman1" svg:font-family="Laksaman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782cm"/>
    </style:style>
    <style:style style:name="gr5" style:family="graphic" style:parent-style-name="standard">
      <style:graphic-properties svg:stroke-color="#ccffcc" draw:textarea-horizontal-align="justify" draw:textarea-vertical-align="middle" draw:auto-grow-height="false" fo:min-height="1.02cm" fo:min-width="17.915cm"/>
    </style:style>
    <style:style style:name="gr6" style:family="graphic" style:parent-style-name="standard">
      <style:graphic-properties draw:fill="solid" draw:textarea-horizontal-align="justify" draw:textarea-vertical-align="middle" draw:auto-grow-height="false" fo:min-height="12.958cm" fo:min-width="5.977cm"/>
    </style:style>
    <style:style style:name="gr7" style:family="graphic" style:parent-style-name="standard">
      <style:graphic-properties draw:textarea-horizontal-align="justify" draw:textarea-vertical-align="middle" draw:auto-grow-height="false" fo:min-height="12.704cm" fo:min-width="2.675cm"/>
    </style:style>
    <style:style style:name="gr8" style:family="graphic" style:parent-style-name="standard">
      <style:graphic-properties draw:textarea-horizontal-align="justify" draw:textarea-vertical-align="middle" draw:auto-grow-height="false" fo:min-height="0.639cm" fo:min-width="17.788cm"/>
    </style:style>
    <style:style style:name="gr9" style:family="graphic" style:parent-style-name="standard">
      <style:graphic-properties draw:textarea-horizontal-align="justify" draw:textarea-vertical-align="middle" draw:auto-grow-height="false" fo:min-height="12.958cm" fo:min-width="6.739cm"/>
    </style:style>
    <style:style style:name="gr10" style:family="graphic" style:parent-style-name="standard">
      <style:graphic-properties draw:fill="solid" draw:fill-color="#33ff99" draw:textarea-horizontal-align="justify" draw:textarea-vertical-align="middle" draw:auto-grow-height="false" fo:min-height="5.719cm" fo:min-width="5.596cm"/>
    </style:style>
    <style:style style:name="gr11" style:family="graphic" style:parent-style-name="standard">
      <style:graphic-properties draw:fill="solid" draw:fill-color="#00ccff" draw:textarea-horizontal-align="justify" draw:textarea-vertical-align="middle" draw:auto-grow-height="false" fo:min-height="5.718cm" fo:min-width="5.596cm"/>
    </style:style>
    <style:style style:name="gr12" style:family="graphic" style:parent-style-name="standard">
      <style:graphic-properties draw:fill="solid" draw:fill-color="#ffcc00" draw:textarea-horizontal-align="justify" draw:textarea-vertical-align="middle" draw:auto-grow-height="false" fo:min-height="12.704cm" fo:min-width="6.104cm"/>
    </style:style>
    <style:style style:name="gr13" style:family="graphic" style:parent-style-name="standard">
      <style:graphic-properties draw:fill="solid" draw:fill-color="#99ff66" draw:textarea-horizontal-align="justify" draw:textarea-vertical-align="middle" draw:auto-grow-height="false" fo:min-height="12.195cm" fo:min-width="2.421cm"/>
    </style:style>
    <style:style style:name="gr14" style:family="graphic" style:parent-style-name="standard">
      <style:graphic-properties draw:fill="solid" draw:fill-color="#ccff66" draw:textarea-horizontal-align="justify" draw:textarea-vertical-align="middle" draw:auto-grow-height="false" fo:min-height="0.512cm" fo:min-width="17.407cm"/>
    </style:style>
    <style:style style:name="gr1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fill-color="#99cc99" draw:textarea-horizontal-align="justify" draw:textarea-vertical-align="middle" draw:auto-grow-height="false" fo:min-height="1.528cm" fo:min-width="2.167cm"/>
    </style:style>
    <style:style style:name="gr18" style:family="graphic" style:parent-style-name="standard">
      <style:graphic-properties draw:fill-color="#99cc99" draw:textarea-horizontal-align="justify" draw:textarea-vertical-align="middle" draw:auto-grow-height="false" fo:min-height="0.512cm" fo:min-width="2.802cm"/>
    </style:style>
    <style:style style:name="gr19" style:family="graphic" style:parent-style-name="standard">
      <style:graphic-properties draw:fill-color="#ff9900" draw:textarea-horizontal-align="justify" draw:textarea-vertical-align="middle" draw:auto-grow-height="false" fo:min-height="1.02cm" fo:min-width="3.437cm"/>
    </style:style>
    <style:style style:name="gr20" style:family="graphic" style:parent-style-name="standard">
      <style:graphic-properties draw:fill-color="#99cc99" draw:textarea-horizontal-align="justify" draw:textarea-vertical-align="middle" draw:auto-grow-height="false" fo:min-height="0.639cm" fo:min-width="4.961cm"/>
    </style:style>
    <style:style style:name="gr21" style:family="graphic" style:parent-style-name="standard">
      <style:graphic-properties draw:fill-color="#cc0000" draw:textarea-horizontal-align="justify" draw:textarea-vertical-align="middle" draw:auto-grow-height="false" fo:min-height="0.598cm" fo:min-width="3.547cm"/>
    </style:style>
    <style:style style:name="gr22" style:family="graphic" style:parent-style-name="standard">
      <style:graphic-properties draw:fill-color="#ff9900" draw:textarea-horizontal-align="justify" draw:textarea-vertical-align="middle" draw:auto-grow-height="false" fo:min-height="3.017cm" fo:min-width="4.2cm"/>
    </style:style>
    <style:style style:name="gr23" style:family="graphic" style:parent-style-name="standard">
      <style:graphic-properties draw:fill-color="#99cc99" draw:textarea-horizontal-align="justify" draw:textarea-vertical-align="middle" draw:auto-grow-height="false" fo:min-height="11.688cm" fo:min-width="1.278cm"/>
    </style:style>
    <style:style style:name="gr24" style:family="graphic" style:parent-style-name="standard">
      <style:graphic-properties draw:fill-color="#99cc99" draw:textarea-horizontal-align="justify" draw:textarea-vertical-align="middle" draw:auto-grow-height="false" fo:min-height="1.02cm" fo:min-width="1.278cm"/>
    </style:style>
    <style:style style:name="gr2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6" style:family="graphic" style:parent-style-name="standard">
      <style:graphic-properties draw:fill-color="#99cc99" draw:textarea-horizontal-align="justify" draw:textarea-vertical-align="middle" draw:auto-grow-height="false" fo:min-height="1.401cm" fo:min-width="5.469cm"/>
    </style:style>
    <style:style style:name="gr27" style:family="graphic" style:parent-style-name="objectwithoutfill">
      <style:graphic-properties svg:stroke-color="#0066ff" draw:marker-end="Arrow" draw:marker-end-width="0.3cm" draw:fill="none" draw:textarea-vertical-align="middle"/>
    </style:style>
    <style:style style:name="gr28" style:family="graphic" style:parent-style-name="standard">
      <style:graphic-properties draw:fill-color="#ff9900" draw:textarea-horizontal-align="justify" draw:textarea-vertical-align="middle" draw:auto-grow-height="false" fo:min-height="2.352cm" fo:min-width="4.257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fill-color="#339966" draw:textarea-horizontal-align="justify" draw:textarea-vertical-align="middle" draw:auto-grow-height="false" fo:min-height="2.193cm" fo:min-width="16.392cm"/>
    </style:style>
    <style:style style:name="gr31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32" style:family="graphic" style:parent-style-name="standard">
      <style:graphic-properties draw:fill-color="#00ff66" draw:textarea-horizontal-align="justify" draw:textarea-vertical-align="middle" draw:auto-grow-height="false" fo:min-height="2.925cm" fo:min-width="17.153cm"/>
    </style:style>
    <style:style style:name="gr33" style:family="graphic" style:parent-style-name="standard">
      <style:graphic-properties draw:fill-color="#0066ff" draw:textarea-horizontal-align="justify" draw:textarea-vertical-align="middle" draw:auto-grow-height="false" fo:min-height="1.274cm" fo:min-width="4.834cm"/>
    </style:style>
    <style:style style:name="gr34" style:family="graphic" style:parent-style-name="standard">
      <style:graphic-properties draw:fill-color="#0066ff" draw:textarea-horizontal-align="justify" draw:textarea-vertical-align="middle" draw:auto-grow-height="false" fo:min-height="2.163cm" fo:min-width="16.391cm"/>
    </style:style>
    <style:style style:name="gr35" style:family="graphic" style:parent-style-name="standard">
      <style:graphic-properties draw:textarea-horizontal-align="justify" draw:textarea-vertical-align="middle" draw:auto-grow-height="false" fo:min-height="2.29cm" fo:min-width="6.993cm"/>
    </style:style>
    <style:style style:name="gr36" style:family="graphic" style:parent-style-name="standard">
      <style:graphic-properties draw:fill-color="#0066ff" draw:textarea-horizontal-align="justify" draw:textarea-vertical-align="middle" draw:auto-grow-height="false" fo:min-height="2.29cm" fo:min-width="6.993cm"/>
    </style:style>
    <style:style style:name="gr37" style:family="graphic" style:parent-style-name="standard">
      <style:graphic-properties draw:textarea-horizontal-align="justify" draw:textarea-vertical-align="middle" draw:auto-grow-height="false" fo:min-height="1.274cm" fo:min-width="6.993cm"/>
    </style:style>
    <style:style style:name="gr38" style:family="graphic" style:parent-style-name="standard">
      <style:graphic-properties draw:fill-color="#0066ff" draw:textarea-horizontal-align="justify" draw:textarea-vertical-align="middle" draw:auto-grow-height="false" fo:min-height="2.163cm" fo:min-width="6.866cm"/>
    </style:style>
    <style:style style:name="gr39" style:family="graphic" style:parent-style-name="standard">
      <style:graphic-properties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2.417cm" fo:min-width="7.247cm"/>
    </style:style>
    <style:style style:name="gr41" style:family="graphic" style:parent-style-name="standard">
      <style:graphic-properties draw:fill-color="#990066" draw:textarea-horizontal-align="justify" draw:textarea-vertical-align="middle" draw:auto-grow-height="false" fo:min-height="2.29cm" fo:min-width="8.644cm"/>
    </style:style>
    <style:style style:name="gr42" style:family="graphic" style:parent-style-name="standard">
      <style:graphic-properties draw:textarea-horizontal-align="justify" draw:textarea-vertical-align="middle" draw:auto-grow-height="false" fo:min-height="2.417cm" fo:min-width="4.58cm"/>
    </style:style>
    <style:style style:name="gr43" style:family="graphic" style:parent-style-name="standard">
      <style:graphic-properties draw:textarea-horizontal-align="justify" draw:textarea-vertical-align="middle" draw:auto-grow-height="false" fo:min-height="2.798cm" fo:min-width="3.691cm"/>
    </style:style>
    <style:style style:name="gr44" style:family="graphic" style:parent-style-name="standard">
      <style:graphic-properties draw:textarea-horizontal-align="justify" draw:textarea-vertical-align="middle" draw:auto-grow-height="false" fo:min-height="1.655cm" fo:min-width="7.675cm"/>
    </style:style>
    <style:style style:name="gr45" style:family="graphic" style:parent-style-name="standard">
      <style:graphic-properties draw:textarea-horizontal-align="justify" draw:textarea-vertical-align="middle" draw:auto-grow-height="false" fo:min-height="1.401cm" fo:min-width="5.596cm"/>
    </style:style>
    <style:style style:name="gr46" style:family="graphic" style:parent-style-name="standard">
      <style:graphic-properties draw:fill-color="#0066ff" draw:textarea-horizontal-align="justify" draw:textarea-vertical-align="middle" draw:auto-grow-height="false" fo:min-height="1.274cm" fo:min-width="4.326cm"/>
    </style:style>
    <style:style style:name="gr47" style:family="graphic" style:parent-style-name="standard">
      <style:graphic-properties draw:textarea-horizontal-align="justify" draw:textarea-vertical-align="middle" draw:auto-grow-height="false" fo:min-height="1.274cm" fo:min-width="5.977cm"/>
    </style:style>
    <style:style style:name="gr48" style:family="graphic" style:parent-style-name="standard">
      <style:graphic-properties draw:fill-color="#0066ff" draw:textarea-horizontal-align="justify" draw:textarea-vertical-align="middle" draw:auto-grow-height="false" fo:min-height="2.163cm" fo:min-width="5.596cm"/>
    </style:style>
    <style:style style:name="gr49" style:family="graphic" style:parent-style-name="standard">
      <style:graphic-properties draw:textarea-horizontal-align="justify" draw:textarea-vertical-align="middle" draw:auto-grow-height="false" fo:min-height="1.909cm" fo:min-width="5.469cm"/>
    </style:style>
    <style:style style:name="gr50" style:family="graphic" style:parent-style-name="standard">
      <style:graphic-properties draw:fill-color="#990000" draw:textarea-horizontal-align="justify" draw:textarea-vertical-align="middle" draw:auto-grow-height="false" fo:min-height="2.29cm" fo:min-width="8.644cm"/>
    </style:style>
    <style:style style:name="gr51" style:family="graphic" style:parent-style-name="standard">
      <style:graphic-properties draw:textarea-horizontal-align="justify" draw:textarea-vertical-align="middle" draw:auto-grow-height="false" fo:min-height="1.401cm" fo:min-width="4.199cm"/>
    </style:style>
    <style:style style:name="gr52" style:family="graphic" style:parent-style-name="standard">
      <style:graphic-properties draw:textarea-horizontal-align="justify" draw:textarea-vertical-align="middle" draw:auto-grow-height="false" fo:min-height="1.401cm" fo:min-width="2.929cm"/>
    </style:style>
    <style:style style:name="gr53" style:family="graphic" style:parent-style-name="standard">
      <style:graphic-properties draw:textarea-horizontal-align="justify" draw:textarea-vertical-align="middle" draw:auto-grow-height="false" fo:min-height="1.274cm" fo:min-width="5.389cm"/>
    </style:style>
    <style:style style:name="gr54" style:family="graphic" style:parent-style-name="standard">
      <style:graphic-properties draw:fill-color="#ffff00" draw:textarea-horizontal-align="justify" draw:textarea-vertical-align="middle" draw:auto-grow-height="false" fo:min-height="1.528cm" fo:min-width="4.834cm"/>
    </style:style>
    <style:style style:name="gr55" style:family="graphic" style:parent-style-name="standard">
      <style:graphic-properties draw:fill-color="#ffff00" draw:textarea-horizontal-align="justify" draw:textarea-vertical-align="middle" draw:auto-grow-height="false" fo:min-height="1.782cm" fo:min-width="6.104cm"/>
    </style:style>
    <style:style style:name="gr56" style:family="graphic" style:parent-style-name="standard">
      <style:graphic-properties draw:textarea-horizontal-align="justify" draw:textarea-vertical-align="middle" draw:auto-grow-height="false" fo:min-height="1.401cm" fo:min-width="5.088cm"/>
    </style:style>
    <style:style style:name="gr57" style:family="graphic" style:parent-style-name="standard">
      <style:graphic-properties draw:fill-color="#0066ff" draw:textarea-horizontal-align="justify" draw:textarea-vertical-align="middle" draw:auto-grow-height="false" fo:min-height="1.274cm" fo:min-width="6.231cm"/>
    </style:style>
    <style:style style:name="gr58" style:family="graphic" style:parent-style-name="standard">
      <style:graphic-properties draw:textarea-horizontal-align="justify" draw:textarea-vertical-align="middle" draw:auto-grow-height="false" fo:min-height="1.274cm" fo:min-width="8.009cm"/>
    </style:style>
    <style:style style:name="gr59" style:family="graphic" style:parent-style-name="standard">
      <style:graphic-properties draw:fill-color="#00ff66" draw:textarea-horizontal-align="justify" draw:textarea-vertical-align="middle" draw:auto-grow-height="false" fo:min-height="2.925cm" fo:min-width="16.264cm"/>
    </style:style>
    <style:style style:name="gr60" style:family="graphic" style:parent-style-name="standard">
      <style:graphic-properties draw:fill-color="#0066ff" draw:textarea-horizontal-align="justify" draw:textarea-vertical-align="middle" draw:auto-grow-height="false" fo:min-height="1.274cm" fo:min-width="15.756cm"/>
    </style:style>
    <style:style style:name="gr61" style:family="graphic" style:parent-style-name="standard">
      <style:graphic-properties draw:textarea-horizontal-align="justify" draw:textarea-vertical-align="middle" draw:auto-grow-height="false" fo:min-height="2.036cm" fo:min-width="7.12cm"/>
    </style:style>
    <style:style style:name="gr62" style:family="graphic" style:parent-style-name="standard">
      <style:graphic-properties draw:fill-color="#0066ff" draw:textarea-horizontal-align="justify" draw:textarea-vertical-align="middle" draw:auto-grow-height="false" fo:min-height="2.163cm" fo:min-width="6.993cm"/>
    </style:style>
    <style:style style:name="gr63" style:family="graphic" style:parent-style-name="standard">
      <style:graphic-properties draw:textarea-horizontal-align="justify" draw:textarea-vertical-align="middle" draw:auto-grow-height="false" fo:min-height="4.576cm" fo:min-width="6.612cm"/>
    </style:style>
    <style:style style:name="gr64" style:family="graphic" style:parent-style-name="standard">
      <style:graphic-properties draw:fill-color="#990000" draw:textarea-horizontal-align="justify" draw:textarea-vertical-align="middle" draw:auto-grow-height="false" fo:min-height="2.29cm" fo:min-width="17.153cm"/>
    </style:style>
    <style:style style:name="gr65" style:family="graphic" style:parent-style-name="standard">
      <style:graphic-properties draw:textarea-horizontal-align="justify" draw:textarea-vertical-align="middle" draw:auto-grow-height="false" fo:min-height="3.687cm" fo:min-width="2.929cm"/>
    </style:style>
    <style:style style:name="gr66" style:family="graphic" style:parent-style-name="standard">
      <style:graphic-properties draw:fill-color="#ffff00" draw:textarea-horizontal-align="justify" draw:textarea-vertical-align="middle" draw:auto-grow-height="false" fo:min-height="1.401cm" fo:min-width="6.104cm"/>
    </style:style>
    <style:style style:name="gr67" style:family="graphic" style:parent-style-name="standard">
      <style:graphic-properties draw:textarea-horizontal-align="justify" draw:textarea-vertical-align="middle" draw:auto-grow-height="false" fo:min-height="3.56cm" fo:min-width="3.691cm"/>
    </style:style>
    <style:style style:name="gr68" style:family="graphic" style:parent-style-name="standard">
      <style:graphic-properties draw:textarea-horizontal-align="justify" draw:textarea-vertical-align="middle" draw:auto-grow-height="false" fo:min-height="1.274cm" fo:min-width="17.026cm"/>
    </style:style>
    <style:style style:name="gr69" style:family="graphic" style:parent-style-name="standard">
      <style:graphic-properties draw:fill-color="#ffff00" draw:textarea-horizontal-align="justify" draw:textarea-vertical-align="middle" draw:auto-grow-height="false" fo:min-height="1.782cm" fo:min-width="6.993cm"/>
    </style:style>
    <style:style style:name="gr70" style:family="graphic" style:parent-style-name="standard">
      <style:graphic-properties draw:textarea-horizontal-align="justify" draw:textarea-vertical-align="middle" draw:auto-grow-height="false" fo:min-height="2.798cm" fo:min-width="2.929cm"/>
    </style:style>
    <style:style style:name="gr71" style:family="graphic" style:parent-style-name="standard">
      <style:graphic-properties draw:textarea-horizontal-align="justify" draw:textarea-vertical-align="middle" draw:auto-grow-height="false" fo:min-height="4.703cm" fo:min-width="3.691cm"/>
    </style:style>
    <style:style style:name="gr72" style:family="graphic" style:parent-style-name="standard">
      <style:graphic-properties draw:textarea-horizontal-align="justify" draw:textarea-vertical-align="middle" draw:auto-grow-height="false" fo:min-height="1.274cm" fo:min-width="16.137cm"/>
    </style:style>
    <style:style style:name="gr73" style:family="graphic" style:parent-style-name="standard">
      <style:graphic-properties draw:fill-color="#0066ff" draw:textarea-horizontal-align="justify" draw:textarea-vertical-align="middle" draw:auto-grow-height="false" fo:min-height="1.655cm" fo:min-width="6.358cm"/>
    </style:style>
    <style:style style:name="gr74" style:family="graphic" style:parent-style-name="standard">
      <style:graphic-properties draw:fill-color="#0066ff" draw:textarea-horizontal-align="justify" draw:textarea-vertical-align="middle" draw:auto-grow-height="false" fo:min-height="1.909cm" fo:min-width="6.739cm"/>
    </style:style>
    <style:style style:name="gr75" style:family="graphic" style:parent-style-name="standard">
      <style:graphic-properties draw:textarea-horizontal-align="justify" draw:textarea-vertical-align="middle" draw:auto-grow-height="false" fo:min-height="0.385cm" fo:min-width="0.135cm"/>
    </style:style>
    <style:style style:name="gr76" style:family="graphic" style:parent-style-name="standard">
      <style:graphic-properties draw:textarea-horizontal-align="justify" draw:textarea-vertical-align="middle" draw:auto-grow-height="false" fo:min-height="0.258cm" fo:min-width="0.135cm"/>
    </style:style>
    <style:style style:name="gr77" style:family="graphic" style:parent-style-name="standard">
      <style:graphic-properties draw:textarea-horizontal-align="justify" draw:textarea-vertical-align="middle" draw:auto-grow-height="false" fo:min-height="0.385cm" fo:min-width="0.262cm"/>
    </style:style>
    <style:style style:name="gr78" style:family="graphic" style:parent-style-name="standard">
      <style:graphic-properties draw:textarea-horizontal-align="justify" draw:textarea-vertical-align="middle" draw:auto-grow-height="false" fo:min-height="0.258cm" fo:min-width="0.516cm"/>
    </style:style>
    <style:style style:name="gr79" style:family="graphic" style:parent-style-name="standard">
      <style:graphic-properties draw:textarea-horizontal-align="justify" draw:textarea-vertical-align="middle" draw:auto-grow-height="false" fo:min-height="0.131cm" fo:min-width="1.151cm"/>
    </style:style>
    <style:style style:name="gr80" style:family="graphic" style:parent-style-name="standard">
      <style:graphic-properties draw:textarea-horizontal-align="justify" draw:textarea-vertical-align="middle" draw:auto-grow-height="false" fo:min-height="2.036cm" fo:min-width="6.104cm"/>
    </style:style>
    <style:style style:name="gr81" style:family="graphic" style:parent-style-name="standard">
      <style:graphic-properties draw:fill-color="#0066ff" draw:textarea-horizontal-align="justify" draw:textarea-vertical-align="middle" draw:auto-grow-height="false" fo:min-height="2.163cm" fo:min-width="5.977cm"/>
    </style:style>
    <style:style style:name="gr82" style:family="graphic" style:parent-style-name="standard">
      <style:graphic-properties draw:fill-color="#990000" draw:textarea-horizontal-align="justify" draw:textarea-vertical-align="middle" draw:auto-grow-height="false" fo:min-height="2.29cm" fo:min-width="15.883cm"/>
    </style:style>
    <style:style style:name="gr83" style:family="graphic" style:parent-style-name="standard">
      <style:graphic-properties draw:textarea-horizontal-align="justify" draw:textarea-vertical-align="middle" draw:auto-grow-height="false" fo:min-height="0.639cm" fo:min-width="15.248cm"/>
    </style:style>
    <style:style style:name="gr84" style:family="graphic" style:parent-style-name="standard">
      <style:graphic-properties draw:fill-color="#00ff66" draw:textarea-horizontal-align="justify" draw:textarea-vertical-align="middle" draw:auto-grow-height="false" fo:min-height="2.925cm" fo:min-width="16.518cm"/>
    </style:style>
    <style:style style:name="gr85" style:family="graphic" style:parent-style-name="standard">
      <style:graphic-properties draw:textarea-horizontal-align="justify" draw:textarea-vertical-align="middle" draw:auto-grow-height="false" fo:min-height="1.02cm" fo:min-width="6.104cm"/>
    </style:style>
    <style:style style:name="gr86" style:family="graphic" style:parent-style-name="standard">
      <style:graphic-properties draw:fill-color="#0066ff" draw:textarea-horizontal-align="justify" draw:textarea-vertical-align="middle" draw:auto-grow-height="false" fo:min-height="0.893cm" fo:min-width="5.977cm"/>
    </style:style>
    <style:style style:name="gr87" style:family="graphic" style:parent-style-name="standard">
      <style:graphic-properties draw:textarea-horizontal-align="justify" draw:textarea-vertical-align="middle" draw:auto-grow-height="false" fo:min-height="2.163cm" fo:min-width="6.612cm"/>
    </style:style>
    <style:style style:name="gr88" style:family="graphic" style:parent-style-name="standard">
      <style:graphic-properties draw:fill-color="#990000" draw:textarea-horizontal-align="justify" draw:textarea-vertical-align="middle" draw:auto-grow-height="false" fo:min-height="0.893cm" fo:min-width="15.756cm"/>
    </style:style>
    <style:style style:name="gr89" style:family="graphic" style:parent-style-name="standard">
      <style:graphic-properties draw:fill-color="#ffff00" draw:textarea-horizontal-align="justify" draw:textarea-vertical-align="middle" draw:auto-grow-height="false" fo:min-height="4.068cm" fo:min-width="3.691cm"/>
    </style:style>
    <style:style style:name="gr90" style:family="graphic" style:parent-style-name="standard">
      <style:graphic-properties draw:fill-color="#ffff00" draw:textarea-horizontal-align="justify" draw:textarea-vertical-align="middle" draw:auto-grow-height="false" fo:min-height="6.354cm" fo:min-width="6.993cm"/>
    </style:style>
    <style:style style:name="gr91" style:family="graphic" style:parent-style-name="standard">
      <style:graphic-properties draw:fill-color="#dddddd" draw:textarea-horizontal-align="justify" draw:textarea-vertical-align="middle" draw:auto-grow-height="false" fo:min-height="3.052cm" fo:min-width="8.39cm"/>
    </style:style>
    <style:style style:name="gr92" style:family="graphic" style:parent-style-name="standard">
      <style:graphic-properties draw:fill-color="#99ff66" draw:textarea-horizontal-align="justify" draw:textarea-vertical-align="middle" draw:auto-grow-height="false" fo:min-height="13.339cm" fo:min-width="18.042cm"/>
    </style:style>
    <style:style style:name="gr93" style:family="graphic" style:parent-style-name="standard">
      <style:graphic-properties draw:fill-color="#00ff66" draw:textarea-horizontal-align="justify" draw:textarea-vertical-align="middle" draw:auto-grow-height="false" fo:min-height="1.274cm" fo:min-width="16.518cm"/>
    </style:style>
    <style:style style:name="gr94" style:family="graphic" style:parent-style-name="standard">
      <style:graphic-properties draw:fill-color="#0066ff" draw:textarea-horizontal-align="justify" draw:textarea-vertical-align="middle" draw:auto-grow-height="false" fo:min-height="1.909cm" fo:min-width="6.358cm"/>
    </style:style>
    <style:style style:name="gr95" style:family="graphic" style:parent-style-name="standard">
      <style:graphic-properties draw:fill-color="#0000ff" draw:textarea-horizontal-align="justify" draw:textarea-vertical-align="middle" draw:auto-grow-height="false" fo:min-height="1.147cm" fo:min-width="16.391cm"/>
    </style:style>
    <style:style style:name="gr96" style:family="graphic" style:parent-style-name="standard">
      <style:graphic-properties draw:fill-color="#0000ff" draw:textarea-horizontal-align="justify" draw:textarea-vertical-align="middle" draw:auto-grow-height="false" fo:min-height="1.274cm" fo:min-width="15.756cm"/>
    </style:style>
    <style:style style:name="gr97" style:family="graphic" style:parent-style-name="standard">
      <style:graphic-properties draw:fill-color="#0000ff" draw:textarea-horizontal-align="justify" draw:textarea-vertical-align="middle" draw:auto-grow-height="false" fo:min-height="0.893cm" fo:min-width="5.977cm"/>
    </style:style>
    <style:style style:name="gr98" style:family="graphic" style:parent-style-name="standard">
      <style:graphic-properties draw:textarea-horizontal-align="justify" draw:textarea-vertical-align="middle" draw:auto-grow-height="false" fo:min-height="1.401cm" fo:min-width="3.31cm"/>
    </style:style>
    <style:style style:name="gr99" style:family="graphic" style:parent-style-name="standard">
      <style:graphic-properties draw:textarea-horizontal-align="justify" draw:textarea-vertical-align="middle" draw:auto-grow-height="false" fo:min-height="4.703cm" fo:min-width="2.675cm"/>
    </style:style>
    <style:style style:name="gr100" style:family="graphic" style:parent-style-name="standard">
      <style:graphic-properties draw:textarea-horizontal-align="justify" draw:textarea-vertical-align="middle" draw:auto-grow-height="false" fo:min-height="1.274cm" fo:min-width="12.327cm"/>
    </style:style>
    <style:style style:name="gr101" style:family="graphic" style:parent-style-name="standard">
      <style:graphic-properties draw:textarea-horizontal-align="justify" draw:textarea-vertical-align="middle" draw:auto-grow-height="false" fo:min-height="0.385cm" fo:min-width="0.102cm"/>
    </style:style>
    <style:style style:name="gr102" style:family="graphic" style:parent-style-name="standard">
      <style:graphic-properties draw:textarea-horizontal-align="justify" draw:textarea-vertical-align="middle" draw:auto-grow-height="false" fo:min-height="0.258cm" fo:min-width="0.102cm"/>
    </style:style>
    <style:style style:name="gr103" style:family="graphic" style:parent-style-name="standard">
      <style:graphic-properties draw:textarea-horizontal-align="justify" draw:textarea-vertical-align="middle" draw:auto-grow-height="false" fo:min-height="0.385cm" fo:min-width="0.222cm"/>
    </style:style>
    <style:style style:name="gr104" style:family="graphic" style:parent-style-name="standard">
      <style:graphic-properties draw:fill-color="#cccccc" draw:textarea-horizontal-align="justify" draw:textarea-vertical-align="middle" draw:auto-grow-height="false" fo:min-height="2.29cm" fo:min-width="17.026cm"/>
    </style:style>
    <style:style style:name="gr105" style:family="graphic" style:parent-style-name="standard">
      <style:graphic-properties draw:fill-color="#dddddd" draw:textarea-horizontal-align="justify" draw:textarea-vertical-align="middle" draw:auto-grow-height="false" fo:min-height="2.798cm" fo:min-width="9.406cm"/>
    </style:style>
    <style:style style:name="gr106" style:family="graphic" style:parent-style-name="standard">
      <style:graphic-properties svg:stroke-color="#3333ff" draw:fill-color="#ff9900" draw:textarea-horizontal-align="justify" draw:textarea-vertical-align="middle" draw:auto-grow-height="false" fo:min-height="8.005cm" fo:min-width="17.661cm"/>
    </style:style>
    <style:style style:name="gr107" style:family="graphic" style:parent-style-name="standard">
      <style:graphic-properties svg:stroke-color="#ff9900" draw:fill-color="#00ff66" draw:textarea-horizontal-align="justify" draw:textarea-vertical-align="middle" draw:auto-grow-height="false" fo:min-height="0.512cm" fo:min-width="16.518cm"/>
    </style:style>
    <style:style style:name="gr108" style:family="graphic" style:parent-style-name="standard">
      <style:graphic-properties svg:stroke-color="#ff9900" draw:fill-color="#0066ff" draw:textarea-horizontal-align="justify" draw:textarea-vertical-align="middle" draw:auto-grow-height="false" fo:min-height="1.655cm" fo:min-width="6.358cm"/>
    </style:style>
    <style:style style:name="gr109" style:family="graphic" style:parent-style-name="standard">
      <style:graphic-properties svg:stroke-color="#ff9900" draw:fill-color="#0066ff" draw:textarea-horizontal-align="justify" draw:textarea-vertical-align="middle" draw:auto-grow-height="false" fo:min-height="1.909cm" fo:min-width="6.358cm"/>
    </style:style>
    <style:style style:name="gr110" style:family="graphic" style:parent-style-name="standard">
      <style:graphic-properties svg:stroke-color="#ff9900" draw:fill-color="#0000ff" draw:textarea-horizontal-align="justify" draw:textarea-vertical-align="middle" draw:auto-grow-height="false" fo:min-height="1.147cm" fo:min-width="16.391cm"/>
    </style:style>
    <style:style style:name="gr111" style:family="graphic" style:parent-style-name="standard">
      <style:graphic-properties draw:fill-color="#990000" draw:textarea-horizontal-align="justify" draw:textarea-vertical-align="middle" draw:auto-grow-height="false" fo:min-height="0.512cm" fo:min-width="15.756cm"/>
    </style:style>
    <style:style style:name="gr112" style:family="graphic" style:parent-style-name="standard">
      <style:graphic-properties draw:fill-color="#ffff00" draw:textarea-horizontal-align="justify" draw:textarea-vertical-align="middle" draw:auto-grow-height="false" fo:min-height="4.703cm" fo:min-width="3.691cm"/>
    </style:style>
    <style:style style:name="gr113" style:family="graphic" style:parent-style-name="standard">
      <style:graphic-properties draw:fill-color="#ffff00" draw:textarea-horizontal-align="justify" draw:textarea-vertical-align="middle" draw:auto-grow-height="false" fo:min-height="6.989cm" fo:min-width="6.993cm"/>
    </style:style>
    <style:style style:name="gr114" style:family="graphic" style:parent-style-name="objectwithoutfill">
      <style:graphic-properties svg:stroke-color="#3333ff" draw:marker-start="Arrow" draw:marker-start-width="0.3cm" draw:marker-end="Arrow" draw:marker-end-width="0.3cm" draw:fill="none" draw:fill-color="#9933ff" draw:textarea-vertical-align="middle"/>
    </style:style>
    <style:style style:name="gr115" style:family="graphic" style:parent-style-name="standard">
      <style:graphic-properties draw:fill-color="#99cc99" draw:textarea-horizontal-align="justify" draw:textarea-vertical-align="middle" draw:auto-grow-height="false" fo:min-height="1.363cm" fo:min-width="2.167cm"/>
    </style:style>
    <style:style style:name="gr116" style:family="graphic" style:parent-style-name="standard">
      <style:graphic-properties draw:fill-color="#99cc99" draw:textarea-horizontal-align="justify" draw:textarea-vertical-align="middle" draw:auto-grow-height="false" fo:min-height="0.441cm" fo:min-width="2.802cm"/>
    </style:style>
    <style:style style:name="gr117" style:family="graphic" style:parent-style-name="standard">
      <style:graphic-properties draw:fill-color="#ff9900" draw:textarea-horizontal-align="justify" draw:textarea-vertical-align="middle" draw:auto-grow-height="false" fo:min-height="0.902cm" fo:min-width="3.437cm"/>
    </style:style>
    <style:style style:name="gr118" style:family="graphic" style:parent-style-name="standard">
      <style:graphic-properties draw:fill-color="#99cc99" draw:textarea-horizontal-align="justify" draw:textarea-vertical-align="middle" draw:auto-grow-height="false" fo:min-height="0.557cm" fo:min-width="4.961cm"/>
    </style:style>
    <style:style style:name="gr119" style:family="graphic" style:parent-style-name="standard">
      <style:graphic-properties draw:fill-color="#ff9900" draw:textarea-horizontal-align="justify" draw:textarea-vertical-align="middle" draw:auto-grow-height="false" fo:min-height="2.714cm" fo:min-width="4.2cm"/>
    </style:style>
    <style:style style:name="gr120" style:family="graphic" style:parent-style-name="standard">
      <style:graphic-properties draw:fill-color="#99cc99" draw:textarea-horizontal-align="justify" draw:textarea-vertical-align="middle" draw:auto-grow-height="false" fo:min-height="5.051cm" fo:min-width="1.278cm"/>
    </style:style>
    <style:style style:name="gr121" style:family="graphic" style:parent-style-name="standard">
      <style:graphic-properties draw:fill-color="#99cc99" draw:textarea-horizontal-align="justify" draw:textarea-vertical-align="middle" draw:auto-grow-height="false" fo:min-height="0.903cm" fo:min-width="1.278cm"/>
    </style:style>
    <style:style style:name="gr122" style:family="graphic" style:parent-style-name="standard">
      <style:graphic-properties draw:fill-color="#99cc99" draw:textarea-horizontal-align="justify" draw:textarea-vertical-align="middle" draw:auto-grow-height="false" fo:min-height="1.248cm" fo:min-width="5.469cm"/>
    </style:style>
    <style:style style:name="gr123" style:family="graphic" style:parent-style-name="standard">
      <style:graphic-properties draw:fill-color="#ff9900" draw:textarea-horizontal-align="justify" draw:textarea-vertical-align="middle" draw:auto-grow-height="false" fo:min-height="2.112cm" fo:min-width="4.257cm"/>
    </style:style>
    <style:style style:name="gr124" style:family="graphic" style:parent-style-name="standard">
      <style:graphic-properties draw:fill-color="#339966" draw:textarea-horizontal-align="justify" draw:textarea-vertical-align="middle" draw:auto-grow-height="false" fo:min-height="2.193cm" fo:min-width="17.154cm"/>
    </style:style>
    <style:style style:name="gr125" style:family="graphic" style:parent-style-name="standard">
      <style:graphic-properties svg:stroke-color="#3333ff" draw:fill-color="#cccccc" draw:textarea-horizontal-align="justify" draw:textarea-vertical-align="middle" draw:auto-grow-height="false" fo:min-height="5.846cm" fo:min-width="17.6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00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33ff99"/>
      <style:paragraph-properties fo:text-align="center"/>
    </style:style>
    <style:style style:name="P6" style:family="paragraph">
      <loext:graphic-properties draw:fill="solid" draw:fill-color="#00ccff"/>
      <style:paragraph-properties fo:text-align="center"/>
    </style:style>
    <style:style style:name="P7" style:family="paragraph">
      <loext:graphic-properties draw:fill="solid" draw:fill-color="#ffcc00"/>
      <style:paragraph-properties fo:text-align="center"/>
    </style:style>
    <style:style style:name="P8" style:family="paragraph">
      <loext:graphic-properties draw:fill="solid" draw:fill-color="#99ff66"/>
      <style:paragraph-properties fo:text-align="center"/>
    </style:style>
    <style:style style:name="P9" style:family="paragraph">
      <loext:graphic-properties draw:fill="solid" draw:fill-color="#ccff66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99cc99"/>
      <style:paragraph-properties fo:text-align="center"/>
      <style:text-properties fo:color="#ffffff" fo:font-size="11pt" style:font-size-asian="18pt" style:font-size-complex="18pt"/>
    </style:style>
    <style:style style:name="P13" style:family="paragraph">
      <loext:graphic-properties draw:fill-color="#99cc99"/>
      <style:paragraph-properties fo:text-align="center"/>
      <style:text-properties fo:color="#ffffff"/>
    </style:style>
    <style:style style:name="P14" style:family="paragraph">
      <loext:graphic-properties draw:fill-color="#ff9900"/>
      <style:paragraph-properties fo:text-align="center"/>
      <style:text-properties fo:color="#ffffff" fo:font-size="11pt" style:font-size-asian="18pt" style:font-size-complex="18pt"/>
    </style:style>
    <style:style style:name="P15" style:family="paragraph">
      <loext:graphic-properties draw:fill-color="#cc0000"/>
      <style:paragraph-properties fo:text-align="center"/>
      <style:text-properties fo:color="#ffffff" fo:font-size="11pt" style:font-size-asian="18pt" style:font-size-complex="18pt"/>
    </style:style>
    <style:style style:name="P16" style:family="paragraph">
      <loext:graphic-properties draw:fill-color="#ff9900"/>
      <style:paragraph-properties fo:text-align="center"/>
      <style:text-properties fo:color="#ffffff" fo:font-size="8pt" style:font-size-asian="18pt" style:font-size-complex="18pt"/>
    </style:style>
    <style:style style:name="P17" style:family="paragraph">
      <style:paragraph-properties fo:text-align="center"/>
      <style:text-properties fo:color="#ffffff"/>
    </style:style>
    <style:style style:name="P18" style:family="paragraph">
      <loext:graphic-properties draw:fill-color="#99cc99"/>
      <style:paragraph-properties fo:text-align="center"/>
      <style:text-properties fo:color="#ffffff" fo:font-size="10pt" style:font-size-asian="18pt" style:font-size-complex="18pt"/>
    </style:style>
    <style:style style:name="P19" style:family="paragraph">
      <loext:graphic-properties draw:fill-color="#339966"/>
      <style:paragraph-properties fo:text-align="center"/>
      <style:text-properties fo:color="#ffffff" style:font-name="Laksaman1" fo:font-size="10.5pt" style:font-size-asian="18pt" style:font-size-complex="18pt"/>
    </style:style>
    <style:style style:name="P20" style:family="paragraph">
      <loext:graphic-properties draw:fill-color="#00ff66"/>
      <style:paragraph-properties fo:text-align="center"/>
    </style:style>
    <style:style style:name="P21" style:family="paragraph">
      <loext:graphic-properties draw:fill-color="#0066ff"/>
      <style:paragraph-properties fo:text-align="center"/>
    </style:style>
    <style:style style:name="P22" style:family="paragraph">
      <loext:graphic-properties draw:fill-color="#990066"/>
      <style:paragraph-properties fo:text-align="center"/>
    </style:style>
    <style:style style:name="P23" style:family="paragraph">
      <loext:graphic-properties draw:fill-color="#990000"/>
      <style:paragraph-properties fo:text-align="center"/>
    </style:style>
    <style:style style:name="P24" style:family="paragraph">
      <loext:graphic-properties draw:fill-color="#ffff00"/>
      <style:paragraph-properties fo:text-align="center"/>
    </style:style>
    <style:style style:name="P25" style:family="paragraph">
      <loext:graphic-properties draw:fill-color="#00ff66"/>
      <style:paragraph-properties fo:text-align="center"/>
      <style:text-properties fo:font-size="14pt"/>
    </style:style>
    <style:style style:name="P26" style:family="paragraph">
      <loext:graphic-properties draw:fill-color="#0066ff"/>
      <style:paragraph-properties fo:text-align="center"/>
      <style:text-properties fo:font-size="14pt"/>
    </style:style>
    <style:style style:name="P27" style:family="paragraph">
      <style:paragraph-properties fo:text-align="center"/>
      <style:text-properties fo:font-size="14pt"/>
    </style:style>
    <style:style style:name="P28" style:family="paragraph">
      <loext:graphic-properties draw:fill-color="#990000"/>
      <style:paragraph-properties fo:text-align="center"/>
      <style:text-properties fo:font-size="14pt"/>
    </style:style>
    <style:style style:name="P29" style:family="paragraph">
      <loext:graphic-properties draw:fill-color="#ffff00"/>
      <style:paragraph-properties fo:text-align="center"/>
      <style:text-properties fo:font-size="14pt"/>
    </style:style>
    <style:style style:name="P30" style:family="paragraph">
      <loext:graphic-properties draw:fill-color="#ffff00"/>
      <style:paragraph-properties fo:text-align="center"/>
      <style:text-properties fo:font-size="14pt" fo:font-weight="bold" style:font-weight-asian="bold" style:font-weight-complex="bold"/>
    </style:style>
    <style:style style:name="P31" style:family="paragraph">
      <loext:graphic-properties draw:fill-color="#dddddd"/>
      <style:paragraph-properties fo:text-align="center"/>
      <style:text-properties fo:font-size="14pt" fo:font-weight="bold"/>
    </style:style>
    <style:style style:name="P32" style:family="paragraph">
      <loext:graphic-properties draw:fill-color="#99ff66"/>
      <style:paragraph-properties fo:text-align="center"/>
      <style:text-properties fo:color="#006633" fo:font-weight="bold"/>
    </style:style>
    <style:style style:name="P33" style:family="paragraph">
      <loext:graphic-properties draw:fill-color="#00ff66"/>
      <style:paragraph-properties fo:text-align="center"/>
      <style:text-properties fo:color="#ffffff"/>
    </style:style>
    <style:style style:name="P34" style:family="paragraph">
      <loext:graphic-properties draw:fill-color="#0000ff"/>
      <style:paragraph-properties fo:text-align="center"/>
    </style:style>
    <style:style style:name="P35" style:family="paragraph">
      <loext:graphic-properties draw:fill-color="#ffff00"/>
      <style:paragraph-properties fo:text-align="center"/>
      <style:text-properties fo:font-weight="bold" style:font-weight-asian="bold" style:font-weight-complex="bold"/>
    </style:style>
    <style:style style:name="P36" style:family="paragraph">
      <loext:graphic-properties draw:fill-color="#dddddd"/>
      <style:paragraph-properties fo:text-align="center"/>
      <style:text-properties fo:font-weight="bold"/>
    </style:style>
    <style:style style:name="P37" style:family="paragraph">
      <loext:graphic-properties draw:fill-color="#cccccc"/>
      <style:paragraph-properties fo:text-align="center"/>
    </style:style>
    <style:style style:name="P38" style:family="paragraph">
      <loext:graphic-properties draw:fill-color="#ff9900"/>
      <style:paragraph-properties fo:text-align="center"/>
    </style:style>
    <style:style style:name="P39" style:family="paragraph">
      <loext:graphic-properties draw:fill-color="#99ff66"/>
      <style:paragraph-properties fo:text-align="center"/>
      <style:text-properties fo:color="#006633" fo:font-size="14pt" fo:font-weight="bold"/>
    </style:style>
    <style:style style:name="P40" style:family="paragraph">
      <loext:graphic-properties draw:fill-color="#00ff66"/>
      <style:paragraph-properties fo:text-align="center"/>
      <style:text-properties fo:color="#ffffff" fo:font-size="14pt"/>
    </style:style>
    <style:style style:name="P41" style:family="paragraph">
      <loext:graphic-properties draw:fill-color="#0000ff"/>
      <style:paragraph-properties fo:text-align="center"/>
      <style:text-properties fo:font-size="14pt"/>
    </style:style>
    <style:style style:name="P42" style:family="paragraph">
      <loext:graphic-properties draw:fill-color="#cccccc"/>
      <style:paragraph-properties fo:text-align="center"/>
      <style:text-properties fo:font-size="14pt"/>
    </style:style>
    <style:style style:name="P43" style:family="paragraph">
      <loext:graphic-properties draw:fill="none" draw:fill-color="#9933ff"/>
      <style:paragraph-properties fo:text-align="center"/>
    </style:style>
    <style:style style:name="P44" style:family="paragraph">
      <loext:graphic-properties draw:fill-color="#339966"/>
      <style:paragraph-properties fo:text-align="center"/>
      <style:text-properties fo:color="#111111" style:font-name="Laksaman1" fo:font-size="10.5pt" style:font-size-asian="18pt" style:font-size-complex="18pt"/>
    </style:style>
    <style:style style:name="T1" style:family="text">
      <style:text-properties fo:color="#ffff00"/>
    </style:style>
    <style:style style:name="T2" style:family="text">
      <style:text-properties fo:color="#ffff00" fo:font-size="18pt" style:font-size-asian="18pt" style:font-size-complex="18pt"/>
    </style:style>
    <style:style style:name="T3" style:family="text">
      <style:text-properties fo:color="#006600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color="#006600" fo:font-size="14pt" style:font-size-asian="18pt" style:font-size-complex="18pt"/>
    </style:style>
    <style:style style:name="T6" style:family="text">
      <style:text-properties fo:color="#0000ff" fo:font-size="14pt" style:font-size-asian="18pt" style:font-size-complex="18pt"/>
    </style:style>
    <style:style style:name="T7" style:family="text">
      <style:text-properties style:text-position="super 58%"/>
    </style:style>
    <style:style style:name="T8" style:family="text">
      <style:text-properties fo:color="#006600" fo:font-size="12pt" style:font-size-asian="18pt" style:font-size-complex="18pt"/>
    </style:style>
    <style:style style:name="T9" style:family="text">
      <style:text-properties fo:color="#0000ff" fo:font-size="12pt" style:font-size-asian="18pt" style:font-size-complex="18pt"/>
    </style:style>
    <style:style style:name="T10" style:family="text">
      <style:text-properties fo:color="#ffffff" fo:font-size="14pt" style:font-size-asian="18pt" style:font-size-complex="18pt"/>
    </style:style>
    <style:style style:name="T11" style:family="text">
      <style:text-properties fo:color="#ffffff" fo:font-size="11pt" style:font-size-asian="18pt" style:font-size-complex="18pt"/>
    </style:style>
    <style:style style:name="T12" style:family="text">
      <style:text-properties fo:color="#ffffff"/>
    </style:style>
    <style:style style:name="T13" style:family="text">
      <style:text-properties fo:color="#ffffff" fo:font-size="8pt" style:font-size-asian="18pt" style:font-size-complex="18pt"/>
    </style:style>
    <style:style style:name="T14" style:family="text">
      <style:text-properties fo:color="#ffffff" fo:font-size="10pt" style:font-size-asian="18pt" style:font-size-complex="18pt"/>
    </style:style>
    <style:style style:name="T15" style:family="text">
      <style:text-properties fo:color="#ffffff" style:font-name="Laksaman1" fo:font-size="10.5pt" style:font-size-asian="18pt" style:font-size-complex="18pt"/>
    </style:style>
    <style:style style:name="T16" style:family="text">
      <style:text-properties fo:color="#ffffff" style:font-name="Laksaman1" fo:font-size="10.5pt" fo:font-weight="bold" style:font-size-asian="18pt" style:font-weight-asian="bold" style:font-size-complex="18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4pt"/>
    </style:style>
    <style:style style:name="T19" style:family="text">
      <style:text-properties fo:font-size="14pt" fo:font-weight="bold" style:font-weight-asian="bold" style:font-weight-complex="bold"/>
    </style:style>
    <style:style style:name="T20" style:family="text">
      <style:text-properties fo:font-size="14pt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ize="14pt" fo:font-weight="bold"/>
    </style:style>
    <style:style style:name="T22" style:family="text">
      <style:text-properties fo:font-size="14pt" fo:font-style="italic" fo:font-weight="bold" style:font-style-asian="italic" style:font-style-complex="italic"/>
    </style:style>
    <style:style style:name="T23" style:family="text">
      <style:text-properties fo:font-size="14pt" fo:font-style="normal" fo:font-weight="bold" style:font-style-asian="normal" style:font-style-complex="normal"/>
    </style:style>
    <style:style style:name="T24" style:family="text">
      <style:text-properties fo:color="#006633" fo:font-weight="bold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weight="bold"/>
    </style:style>
    <style:style style:name="T27" style:family="text">
      <style:text-properties fo:font-style="italic" fo:font-weight="bold" style:font-style-asian="italic" style:font-style-complex="italic"/>
    </style:style>
    <style:style style:name="T28" style:family="text">
      <style:text-properties fo:font-style="normal" fo:font-weight="bold" style:font-style-asian="normal" style:font-style-complex="normal"/>
    </style:style>
    <style:style style:name="T29" style:family="text">
      <style:text-properties fo:color="#006600" fo:font-weight="bold" style:font-weight-asian="bold" style:font-weight-complex="bold"/>
    </style:style>
    <style:style style:name="T30" style:family="text">
      <style:text-properties fo:color="#0000ff" fo:font-weight="bold" style:font-weight-asian="bold" style:font-weight-complex="bold"/>
    </style:style>
    <style:style style:name="T31" style:family="text">
      <style:text-properties fo:color="#000000" fo:font-weight="bold" style:font-weight-asian="bold" style:font-weight-complex="bold"/>
    </style:style>
    <style:style style:name="T32" style:family="text">
      <style:text-properties fo:color="#000000" fo:font-weight="normal" style:font-weight-asian="normal" style:font-weight-complex="normal"/>
    </style:style>
    <style:style style:name="T33" style:family="text">
      <style:text-properties fo:color="#006600" fo:font-weight="normal" style:font-weight-asian="normal" style:font-weight-complex="normal"/>
    </style:style>
    <style:style style:name="T34" style:family="text">
      <style:text-properties fo:color="#006600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color="#006633" fo:font-size="14pt" fo:font-weight="bold"/>
    </style:style>
    <style:style style:name="T37" style:family="text">
      <style:text-properties fo:color="#006600" fo:font-size="14pt" fo:font-weight="bold" style:font-weight-asian="bold" style:font-weight-complex="bold"/>
    </style:style>
    <style:style style:name="T38" style:family="text">
      <style:text-properties fo:color="#0000ff" fo:font-size="14pt" fo:font-weight="bold" style:font-weight-asian="bold" style:font-weight-complex="bold"/>
    </style:style>
    <style:style style:name="T39" style:family="text">
      <style:text-properties fo:color="#000000" fo:font-size="14pt" fo:font-weight="bold" style:font-weight-asian="bold" style:font-weight-complex="bold"/>
    </style:style>
    <style:style style:name="T40" style:family="text">
      <style:text-properties fo:color="#000000" fo:font-size="14pt" fo:font-weight="normal" style:font-weight-asian="normal" style:font-weight-complex="normal"/>
    </style:style>
    <style:style style:name="T41" style:family="text">
      <style:text-properties fo:color="#006600" fo:font-size="14pt" fo:font-weight="normal" style:font-weight-asian="normal" style:font-weight-complex="normal"/>
    </style:style>
    <style:style style:name="T42" style:family="text">
      <style:text-properties fo:color="#006600" fo:font-size="14pt"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fo:font-size="14pt" fo:font-weight="normal" style:font-weight-asian="normal" style:font-weight-complex="normal"/>
    </style:style>
    <style:style style:name="T44" style:family="text">
      <style:text-properties fo:color="#111111" style:font-name="Laksaman1" fo:font-size="10.5pt" style:font-size-asian="18pt" style:font-size-complex="18pt"/>
    </style:style>
    <style:style style:name="T45" style:family="text">
      <style:text-properties fo:color="#111111" style:font-name="Laksaman1" fo:font-size="10.5pt" fo:font-weight="bold" style:font-size-asian="18pt" style:font-weight-asian="bold" style:font-size-complex="18pt" style:font-weight-complex="bold"/>
    </style:style>
    <style:style style:name="T46" style:family="text">
      <style:text-properties fo:font-size="11pt" style:font-size-asian="18pt" style:font-size-complex="18pt"/>
    </style:style>
    <style:style style:name="T47" style:family="text">
      <style:text-properties fo:font-size="11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415cm" svg:height="1.143cm" svg:x="1.381cm" svg:y="3.794cm">
          <text:p text:style-name="P1"><text:span text:style-name="T1">#site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064cm" svg:height="13.208cm" svg:x="1.381cm" svg:y="5.445cm">
          <text:p text:style-name="P1"><text:span text:style-name="T2">#leftBa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2.954cm" svg:x="16.494cm" svg:y="5.572cm">
          <text:p text:style-name="P1"><text:span text:style-name="T1">#rightBa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288cm" svg:height="0.889cm" svg:x="1.508cm" svg:y="18.907cm">
          <text:p text:style-name="P1"><text:span text:style-name="T1">#siteFoot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287cm" svg:height="13.208cm" svg:x="5.826cm" svg:y="5.445cm">
          <text:p text:style-name="P1">HTML : <text:line-break/><text:span text:style-name="T3">&lt;di</text:span><text:span text:style-name="T3">v </text:span><text:span text:style-name="T3">id=”</text:span><text:span text:style-name="T3">site</text:span><text:span text:style-name="T3">Co</text:span><text:span text:style-name="T3">nte</text:span><text:span text:style-name="T3">nt”&gt;</text:span><text:span text:style-name="T3">...&lt;/</text:span><text:span text:style-name="T3">div</text:span><text:span text:style-name="T3">&gt;</text:span><text:line-break/>linked to<text:line-break/>CSS:<text:line-break/><text:span text:style-name="T1">#sit</text:span><text:span text:style-name="T1">eC</text:span><text:span text:style-name="T1">ont</text:span><text:span text:style-name="T1">ent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8.288cm" svg:height="2.032cm" svg:x="1.508cm" svg:y="1.381cm">
          <draw:text-box>
            <text:p>Slide 1 : the &lt;div&gt; tags used<text:line-break/><text:span text:style-name="T4">#siteHeader is the CSS notation for HTML &lt;div id=”#siteHeader”&gt;</text:span></text:p>
          </draw:text-box>
        </draw:frame>
      </draw:page>
      <draw:page draw:name="page2" draw:style-name="dp1" draw:master-page-name="Default">
        <draw:custom-shape draw:style-name="gr5" draw:text-style-name="P1" draw:layer="layout" svg:width="18.415cm" svg:height="1.27cm" svg:x="1.381cm" svg:y="4.302cm">
          <text:p text:style-name="P1">#siteHeader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477cm" svg:height="13.208cm" svg:x="1.381cm" svg:y="6.08cm">
          <text:p text:style-name="P1">#leftBa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175cm" svg:height="12.954cm" svg:x="16.494cm" svg:y="6.207cm">
          <text:p text:style-name="P1">#rightBa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8.288cm" svg:height="0.889cm" svg:x="1.508cm" svg:y="19.542cm">
          <text:p text:style-name="P1">#siteFooter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.239cm" svg:height="13.208cm" svg:x="8.747cm" svg:y="6.08cm">
          <text:p text:style-name="P1">#siteContent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6.096cm" svg:height="5.969cm" svg:x="1.508cm" svg:y="6.335cm">
          <text:p text:style-name="P1">HTML :<text:line-break/><text:span text:style-name="T5">&lt;div </text:span><text:span text:style-name="T5"><text:line-break/></text:span><text:span text:style-name="T5">id=”appOne” </text:span><text:span text:style-name="T5"><text:line-break/></text:span><text:span text:style-name="T5">class=”appDiv”&gt;...&lt;/</text:span><text:span text:style-name="T5">div&gt;</text:span><text:line-break/>linked to<text:line-break/>Javascript :<text:line-break/><text:span text:style-name="T6">mySite.apps.app1 = </text:span><text:span text:style-name="T6">{ ... };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6.096cm" svg:height="5.968cm" svg:x="1.508cm" svg:y="13.066cm">
          <text:p text:style-name="P1">html : <text:line-break/><text:span text:style-name="T5">&lt;div </text:span><text:span text:style-name="T5"><text:line-break/></text:span><text:span text:style-name="T5">id=”appFour” </text:span><text:span text:style-name="T5"><text:line-break/></text:span><text:span text:style-name="T5">class=”appDiv”&gt;...&lt;/div</text:span><text:span text:style-name="T5">&gt;</text:span><text:line-break/>linked to<text:line-break/>js: <text:line-break/><text:span text:style-name="T6">mySite.apps.app4 = </text:span><text:span text:style-name="T6">{ … };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6.604cm" svg:height="12.954cm" svg:x="9.001cm" svg:y="6.208cm">
          <text:p text:style-name="P1">HTML and Javascript </text:p>
          <text:p text:style-name="P1">Content specific to <text:line-break/>the current URL,<text:line-break/>which <text:line-break/>possibly interacts<text:line-break/>with <text:line-break/>any js app object <text:line-break/>(app1 through app4).<text:line-break/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921cm" svg:height="12.445cm" svg:x="16.621cm" svg:y="6.462cm">
          <text:p text:style-name="P1">3<text:span text:style-name="T7">rd</text:span>-</text:p>
          <text:p text:style-name="P1">party </text:p>
          <text:p text:style-name="P1">ads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7.907cm" svg:height="0.762cm" svg:x="1.762cm" svg:y="4.556cm">
          <text:p text:style-name="P1"><text:span text:style-name="T8">&lt;ul&gt;&lt;li&gt;</text:span> html tags governed by Javascript: <text:span text:style-name="T9">myJSframework.menu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8.288cm" svg:height="2.032cm" svg:x="1.508cm" svg:y="1.381cm">
          <draw:text-box>
            <text:p>Slide 2 : what you could put into the &lt;div&gt; tags<text:line-break/><text:span text:style-name="T4">HTML and CSS &lt;div id=”#oneOfYourDivs”&gt; linked to specific javascript interactivity software objects.</text:span></text:p>
          </draw:text-box>
        </draw:frame>
      </draw:page>
      <draw:page draw:name="page3" draw:style-name="dp1" draw:master-page-name="Default">
        <draw:connector draw:style-name="gr15" draw:text-style-name="P10" draw:layer="layout" svg:x1="13.827cm" svg:y1="16.938cm" svg:x2="5.953cm" svg:y2="13.446cm" draw:start-shape="id1" draw:end-shape="id2" svg:d="M13827 16938h-3938v-3492h-3936" svg:viewBox="0 0 7875 3493">
          <text:p/>
        </draw:connector>
        <draw:line draw:style-name="gr16" draw:text-style-name="P11" draw:layer="layout" svg:x1="1.127cm" svg:y1="22.336cm" svg:x2="20cm" svg:y2="22.209cm">
          <text:p/>
        </draw:line>
        <draw:custom-shape draw:style-name="gr17" draw:text-style-name="P12" xml:id="id4" draw:id="id4" draw:layer="layout" svg:width="2.667cm" svg:height="1.778cm" svg:x="1.635cm" svg:y="18.399cm">
          <text:p text:style-name="P1"><text:span text:style-name="T10">.htaccess</text:span><text:span text:style-name="T11"><text:line-break/></text:span><text:span text:style-name="T11">RewriteRule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5" draw:id="id5" draw:layer="layout" svg:width="3.302cm" svg:height="0.762cm" svg:x="2.143cm" svg:y="15.986cm">
          <text:p text:style-name="P1"><text:span text:style-name="T12">Index.php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2" draw:id="id2" draw:layer="layout" svg:width="3.937cm" svg:height="1.27cm" svg:x="2.016cm" svg:y="12.811cm">
          <text:p text:style-name="P1"><text:span text:style-name="T11">WebappObfuscator</text:span><text:span text:style-name="T11"><text:line-break/></text:span><text:span text:style-name="T11">Class woWebsite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xml:id="id1" draw:id="id1" draw:layer="layout" svg:width="5.461cm" svg:height="0.889cm" svg:x="13.827cm" svg:y="16.494cm">
          <text:p text:style-name="P1"><text:span text:style-name="T11">Class myCMS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699cm" svg:height="1.27cm" svg:x="14.843cm" svg:y="22.717cm">
          <text:p text:style-name="P1"><text:span text:style-name="T11">Client</text:span><text:span text:style-name="T11"><text:line-break/></text:span><text:span text:style-name="T11">(browser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1" draw:text-style-name="P15" draw:layer="layout" svg:width="4.699cm" svg:height="1.27cm" svg:x="15.097cm" svg:y="20.685cm">
          <text:p text:style-name="P1"><text:span text:style-name="T11">Server </text:span><text:span text:style-name="T11"><text:line-break/></text:span><text:span text:style-name="T11">(apache, PHP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2" draw:text-style-name="P16" xml:id="id6" draw:id="id6" draw:layer="layout" svg:width="4.699cm" svg:height="4.064cm" svg:x="3.794cm" svg:y="6.461cm">
          <text:p text:style-name="P1"><text:span text:style-name="T13">…</text:span><text:span text:style-name="T13">/siteFramework-pw-[PASSWORD]</text:span><text:span text:style-name="T13"><text:line-break/></text:span><text:span text:style-name="T13">/[FORK_DATE]</text:span><text:span text:style-name="T13"><text:line-break/></text:span><text:span text:style-name="T13">/siteContent</text:span><text:span text:style-name="T13"><text:line-break/></text:span><text:span text:style-name="T11">/index.tpl</text:span><text:span text:style-name="T11"><text:line-break/></text:span><text:span text:style-name="T11">=</text:span><text:span text:style-name="T11"><text:line-break/></text:span><text:span text:style-name="T11">-SITE HTML TEMPLATE-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3" draw:text-style-name="P12" draw:layer="layout" svg:width="1.778cm" svg:height="11.938cm" svg:x="12.811cm" svg:y="3.413cm">
          <text:p text:style-name="P1"><text:span text:style-name="T11">appOne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1.778cm" svg:height="1.27cm" svg:x="14.843cm" svg:y="14.081cm">
          <text:p text:style-name="P1"><text:span text:style-name="T11">appTwo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1.778cm" svg:height="1.27cm" svg:x="16.875cm" svg:y="14.081cm">
          <text:p text:style-name="P1"><text:span text:style-name="T11">appThree</text:span></text:p>
          <draw:enhanced-geometry svg:viewBox="0 0 21600 21600" draw:type="rectangle" draw:enhanced-path="M 0 0 L 21600 0 21600 21600 0 21600 0 0 Z N"/>
        </draw:custom-shape>
        <draw:line draw:style-name="gr25" draw:text-style-name="P17" draw:layer="layout" svg:x1="18.018cm" svg:y1="16.367cm" svg:x2="18.653cm" svg:y2="15.351cm">
          <text:p/>
        </draw:line>
        <draw:line draw:style-name="gr25" draw:text-style-name="P17" draw:layer="layout" svg:x1="16.367cm" svg:y1="16.494cm" svg:x2="16.367cm" svg:y2="15.351cm">
          <text:p/>
        </draw:line>
        <draw:line draw:style-name="gr25" draw:text-style-name="P17" draw:layer="layout" svg:x1="14.97cm" svg:y1="16.494cm" svg:x2="13.954cm" svg:y2="15.351cm">
          <text:p/>
        </draw:line>
        <draw:custom-shape draw:style-name="gr26" draw:text-style-name="P18" draw:layer="layout" svg:width="5.969cm" svg:height="1.651cm" svg:x="13.7cm" svg:y="3.921cm">
          <text:p text:style-name="P1"><text:span text:style-name="T14">getContent_4app__appOne()</text:span></text:p>
          <draw:enhanced-geometry svg:viewBox="0 0 21600 21600" draw:type="rectangle" draw:enhanced-path="M 0 0 L 21600 0 21600 21600 0 21600 0 0 Z N"/>
        </draw:custom-shape>
        <draw:line draw:style-name="gr27" draw:text-style-name="P10" draw:layer="layout" svg:x1="19.161cm" svg:y1="5.699cm" svg:x2="19.034cm" svg:y2="16.494cm">
          <text:p/>
        </draw:line>
        <draw:custom-shape draw:style-name="gr28" draw:text-style-name="P14" xml:id="id3" draw:id="id3" draw:layer="layout" svg:width="4.757cm" svg:height="2.602cm" svg:x="7.292cm" svg:y="10.463cm">
          <text:p text:style-name="P1"><text:span text:style-name="T11">woWebsite</text:span><text:span text:style-name="T11"><text:line-break/></text:span><text:span text:style-name="T11">::resolveTemplateVars()</text:span></text:p>
          <draw:enhanced-geometry svg:viewBox="0 0 21600 21600" draw:type="rectangle" draw:enhanced-path="M 0 0 L 21600 0 21600 21600 0 21600 0 0 Z N"/>
        </draw:custom-shape>
        <draw:connector draw:style-name="gr29" draw:text-style-name="P10" draw:layer="layout" svg:x1="5.953cm" svg:y1="13.446cm" svg:x2="7.292cm" svg:y2="11.764cm" draw:start-shape="id2" draw:start-glue-point="1" draw:end-shape="id3" draw:end-glue-point="3" svg:d="M5953 13446h669v-1682h670" svg:viewBox="0 0 1340 1683">
          <text:p/>
        </draw:connector>
        <draw:custom-shape draw:style-name="gr30" draw:text-style-name="P19" xml:id="id7" draw:id="id7" draw:layer="layout" svg:width="16.891cm" svg:height="3.048cm" svg:x="1.889cm" svg:y="25.13cm">
          <text:p text:style-name="P1"><text:span text:style-name="T15">END-USER browses to </text:span><text:span text:style-name="T15"><text:line-break/></text:span><text:span text:style-name="T15">http://MySite.com/appOne/appSettingA/[</text:span><text:span text:style-name="T16">valueForAppSettingA</text:span><text:span text:style-name="T15">]/appSettingB/[</text:span><text:span text:style-name="T16">valueForAppSettingB</text:span><text:span text:style-name="T15">]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9" draw:text-style-name="P10" draw:layer="layout" svg:x1="2.968cm" svg:y1="18.399cm" svg:x2="3.794cm" svg:y2="16.748cm" draw:start-shape="id4" draw:end-shape="id5" svg:d="M2968 18399v-825h826v-826" svg:viewBox="0 0 827 1652">
          <text:p/>
        </draw:connector>
        <draw:connector draw:style-name="gr29" draw:text-style-name="P10" draw:layer="layout" svg:x1="6.144cm" svg:y1="10.285cm" svg:x2="3.984cm" svg:y2="12.811cm" draw:start-shape="id6" draw:start-glue-point="6" draw:end-shape="id2" draw:end-glue-point="0" svg:d="M6144 10285v1384h-2160v1142" svg:viewBox="0 0 2161 2527">
          <text:p/>
        </draw:connector>
        <draw:connector draw:style-name="gr29" draw:text-style-name="P10" draw:layer="layout" svg:x1="9.67cm" svg:y1="10.463cm" svg:x2="8.493cm" svg:y2="8.493cm" draw:start-shape="id3" draw:start-glue-point="0" draw:end-shape="id6" draw:end-glue-point="7" svg:d="M9670 10463v-1970h-1177" svg:viewBox="0 0 1178 1971">
          <text:p/>
        </draw:connector>
        <draw:connector draw:style-name="gr31" draw:text-style-name="P10" draw:layer="layout" draw:line-skew="-0.261cm" svg:x1="3.794cm" svg:y1="8.493cm" svg:x2="2.143cm" svg:y2="16.367cm" draw:start-shape="id6" draw:start-glue-point="5" draw:end-shape="id5" draw:end-glue-point="3" svg:d="M3794 8493h-2413v7874h762" svg:viewBox="0 0 2414 7875">
          <text:p/>
        </draw:connector>
        <draw:connector draw:style-name="gr15" draw:text-style-name="P10" draw:layer="layout" svg:x1="3.984cm" svg:y1="14.081cm" svg:x2="3.794cm" svg:y2="15.986cm" draw:start-shape="id2" draw:start-glue-point="2" draw:end-shape="id5" draw:end-glue-point="0" svg:d="M3984 14081v953h-190v952" svg:viewBox="0 0 191 1906">
          <text:p/>
        </draw:connector>
        <draw:connector draw:style-name="gr29" draw:text-style-name="P10" draw:layer="layout" svg:x1="1.889cm" svg:y1="26.654cm" svg:x2="2.968cm" svg:y2="20.177cm" draw:start-shape="id7" draw:start-glue-point="5" draw:end-shape="id4" draw:end-glue-point="2" svg:d="M1889 26654h-502v-4000h1581v-2477" svg:viewBox="0 0 1582 6478">
          <text:p/>
        </draw:connector>
        <draw:connector draw:style-name="gr29" draw:text-style-name="P10" draw:layer="layout" draw:type="curve" svg:x1="5.445cm" svg:y1="16.367cm" svg:x2="10.335cm" svg:y2="25.433cm" draw:start-shape="id5" draw:start-glue-point="1" draw:end-shape="id7" draw:end-glue-point="4" svg:d="M5445 16367c3260 0 4890 3022 4890 9066" svg:viewBox="0 0 4891 9067">
          <text:p/>
        </draw:connector>
        <draw:connector draw:style-name="gr31" draw:text-style-name="P10" draw:layer="layout" draw:type="curve" svg:x1="3.794cm" svg:y1="8.493cm" svg:x2="10.335cm" svg:y2="25.433cm" draw:start-shape="id6" draw:start-glue-point="5" draw:end-shape="id7" draw:end-glue-point="4" svg:d="M3794 8493c-753 0-627 4668 1196 6051s5345-518 5345 10889" svg:viewBox="0 0 6975 16941">
          <text:p/>
        </draw:connector>
      </draw:page>
      <draw:page draw:name="page4" draw:style-name="dp1" draw:master-page-name="Default">
        <draw:custom-shape draw:style-name="gr32" draw:text-style-name="P20" xml:id="id8" draw:id="id8" draw:layer="layout" svg:width="17.653cm" svg:height="3.175cm" svg:x="1.635cm" svg:y="11.033cm">
          <text:p text:style-name="P1">SeductiveApps javascript</text:p>
          <draw:enhanced-geometry svg:viewBox="0 0 21600 21600" draw:type="rectangle" draw:enhanced-path="M 0 0 L 21600 0 21600 21600 0 21600 0 0 Z N"/>
        </draw:custom-shape>
        <draw:custom-shape draw:style-name="gr33" draw:text-style-name="P21" xml:id="id16" draw:id="id16" draw:layer="layout" svg:width="5.334cm" svg:height="1.524cm" svg:x="13.573cm" svg:y="5.826cm">
          <text:p text:style-name="P1">Canvas browser <text:line-break/>language</text:p>
          <draw:enhanced-geometry svg:viewBox="0 0 21600 21600" draw:type="rectangle" draw:enhanced-path="M 0 0 L 21600 0 21600 21600 0 21600 0 0 Z N"/>
        </draw:custom-shape>
        <draw:custom-shape draw:style-name="gr33" draw:text-style-name="P21" xml:id="id17" draw:id="id17" draw:layer="layout" svg:width="5.334cm" svg:height="1.524cm" svg:x="13.573cm" svg:y="1.508cm">
          <text:p text:style-name="P1">WebGL <text:line-break/>browser language</text:p>
          <draw:enhanced-geometry svg:viewBox="0 0 21600 21600" draw:type="rectangle" draw:enhanced-path="M 0 0 L 21600 0 21600 21600 0 21600 0 0 Z N"/>
        </draw:custom-shape>
        <draw:custom-shape draw:style-name="gr34" draw:text-style-name="P21" xml:id="id14" draw:id="id14" draw:layer="layout" svg:width="16.891cm" svg:height="2.413cm" svg:x="2.016cm" svg:y="7.604cm">
          <text:p text:style-name="P1">Javascript browser language</text:p>
          <draw:enhanced-geometry svg:viewBox="0 0 21600 21600" draw:type="rectangle" draw:enhanced-path="M 0 0 L 21600 0 21600 21600 0 21600 0 0 Z N"/>
        </draw:custom-shape>
        <draw:custom-shape draw:style-name="gr35" draw:text-style-name="P1" xml:id="id9" draw:id="id9" draw:layer="layout" svg:width="7.493cm" svg:height="2.54cm" svg:x="2.016cm" svg:y="14.843cm">
          <text:p text:style-name="P1">Twobirds javascript <text:line-break/>code-library</text:p>
          <draw:enhanced-geometry svg:viewBox="0 0 21600 21600" draw:type="rectangle" draw:enhanced-path="M 0 0 L 21600 0 21600 21600 0 21600 0 0 Z N"/>
        </draw:custom-shape>
        <draw:custom-shape draw:style-name="gr36" draw:text-style-name="P21" xml:id="id10" draw:id="id10" draw:layer="layout" svg:width="7.493cm" svg:height="2.54cm" svg:x="2.016cm" svg:y="18.78cm">
          <text:p text:style-name="P1">PHP server-side <text:line-break/>language</text:p>
          <draw:enhanced-geometry svg:viewBox="0 0 21600 21600" draw:type="rectangle" draw:enhanced-path="M 0 0 L 21600 0 21600 21600 0 21600 0 0 Z N"/>
        </draw:custom-shape>
        <draw:custom-shape draw:style-name="gr37" draw:text-style-name="P1" xml:id="id11" draw:id="id11" draw:layer="layout" svg:width="7.493cm" svg:height="1.524cm" svg:x="2.016cm" svg:y="22.463cm">
          <text:p text:style-name="P1">Adodb.sourceforge.net<text:line-break/>code-library</text:p>
          <draw:enhanced-geometry svg:viewBox="0 0 21600 21600" draw:type="rectangle" draw:enhanced-path="M 0 0 L 21600 0 21600 21600 0 21600 0 0 Z N"/>
        </draw:custom-shape>
        <draw:custom-shape draw:style-name="gr38" draw:text-style-name="P21" xml:id="id12" draw:id="id12" draw:layer="layout" svg:width="7.366cm" svg:height="2.413cm" svg:x="2.143cm" svg:y="25.765cm">
          <text:p text:style-name="P1"><text:span text:style-name="T17">*All*</text:span> SQL database<text:line-break/>languages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461cm" svg:y1="14.208cm" svg:x2="9.509cm" svg:y2="16.113cm" draw:start-shape="id8" draw:end-shape="id9" svg:d="M10461 14208v1905h-952" svg:viewBox="0 0 953 1906">
          <text:p/>
        </draw:connector>
        <draw:connector draw:style-name="gr39" draw:text-style-name="P1" draw:layer="layout" svg:x1="10.461cm" svg:y1="14.208cm" svg:x2="9.509cm" svg:y2="20.05cm" draw:start-shape="id8" draw:end-shape="id10" draw:end-glue-point="1" svg:d="M10461 14208v5842h-952" svg:viewBox="0 0 953 5843">
          <text:p/>
        </draw:connector>
        <draw:connector draw:style-name="gr39" draw:text-style-name="P1" draw:layer="layout" svg:x1="5.762cm" svg:y1="21.32cm" svg:x2="5.762cm" svg:y2="22.463cm" draw:start-shape="id10" draw:end-shape="id11" draw:end-glue-point="0" svg:d="M5762 21320v1143" svg:viewBox="0 0 1 1144">
          <text:p/>
        </draw:connector>
        <draw:connector draw:style-name="gr39" draw:text-style-name="P1" draw:layer="layout" svg:x1="5.762cm" svg:y1="23.987cm" svg:x2="5.826cm" svg:y2="25.765cm" draw:start-shape="id11" draw:start-glue-point="2" draw:end-shape="id12" svg:d="M5762 23987v889h64v889" svg:viewBox="0 0 65 1779">
          <text:p/>
        </draw:connector>
        <draw:custom-shape draw:style-name="gr40" draw:text-style-name="P1" xml:id="id13" draw:id="id13" draw:layer="layout" svg:width="7.747cm" svg:height="2.667cm" svg:x="10.779cm" svg:y="18.653cm">
          <text:p text:style-name="P1">Github.com/<text:line-break/>seductiveapps/<text:line-break/>folderDB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9.509cm" svg:y1="20.05cm" svg:x2="10.779cm" svg:y2="19.986cm" draw:start-shape="id10" draw:end-shape="id13" draw:end-glue-point="3" svg:d="M9509 20050h634v-64h636" svg:viewBox="0 0 1271 65">
          <text:p/>
        </draw:connector>
        <draw:custom-shape draw:style-name="gr41" draw:text-style-name="P22" xml:id="id20" draw:id="id20" draw:layer="layout" svg:width="9.144cm" svg:height="2.54cm" svg:x="9.89cm" svg:y="25.638cm">
          <text:p text:style-name="P1">Server filesystem</text:p>
          <draw:enhanced-geometry svg:viewBox="0 0 21600 21600" draw:type="rectangle" draw:enhanced-path="M 0 0 L 21600 0 21600 21600 0 21600 0 0 Z N"/>
        </draw:custom-shape>
        <draw:connector draw:style-name="gr29" draw:text-style-name="P11" draw:layer="layout" svg:x1="5.762cm" svg:y1="17.383cm" svg:x2="5.762cm" svg:y2="18.78cm" draw:start-shape="id9" draw:end-shape="id10" svg:d="M5762 17383v1397" svg:viewBox="0 0 1 1398">
          <text:p/>
        </draw:connector>
        <draw:connector draw:style-name="gr39" draw:text-style-name="P1" draw:layer="layout" svg:x1="10.461cm" svg:y1="11.033cm" svg:x2="10.461cm" svg:y2="10.017cm" draw:start-shape="id8" draw:end-shape="id14" draw:end-glue-point="2" svg:d="M10461 11033v-1016" svg:viewBox="0 0 1 1017">
          <text:p/>
        </draw:connector>
        <draw:custom-shape draw:style-name="gr42" draw:text-style-name="P1" xml:id="id18" draw:id="id18" draw:layer="layout" svg:width="5.08cm" svg:height="2.667cm" svg:x="2.143cm" svg:y="1.508cm">
          <text:p text:style-name="P1">JqueryUI.com<text:line-break/>code-library</text:p>
          <draw:enhanced-geometry svg:viewBox="0 0 21600 21600" draw:type="rectangle" draw:enhanced-path="M 0 0 L 21600 0 21600 21600 0 21600 0 0 Z N"/>
        </draw:custom-shape>
        <draw:custom-shape draw:style-name="gr43" draw:text-style-name="P1" xml:id="id15" draw:id="id15" draw:layer="layout" svg:width="4.191cm" svg:height="3.048cm" svg:x="7.731cm" svg:y="1.635cm">
          <text:p text:style-name="P1">Jquery.com<text:line-break/>code-library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461cm" svg:y1="7.604cm" svg:x2="9.826cm" svg:y2="4.683cm" draw:start-shape="id14" draw:end-shape="id15" svg:d="M10461 7604v-1461h-635v-1460" svg:viewBox="0 0 636 2922">
          <text:p/>
        </draw:connector>
        <draw:connector draw:style-name="gr39" draw:text-style-name="P1" draw:layer="layout" svg:x1="10.461cm" svg:y1="7.604cm" svg:x2="13.573cm" svg:y2="6.588cm" draw:start-shape="id14" draw:end-shape="id16" svg:d="M10461 7604v-1016h3112" svg:viewBox="0 0 3113 1017">
          <text:p/>
        </draw:connector>
        <draw:connector draw:style-name="gr39" draw:text-style-name="P1" draw:layer="layout" svg:x1="10.461cm" svg:y1="7.604cm" svg:x2="16.24cm" svg:y2="3.032cm" draw:start-shape="id14" draw:end-shape="id17" svg:d="M10461 7604v-2286h5779v-2286" svg:viewBox="0 0 5780 4573">
          <text:p/>
        </draw:connector>
        <draw:connector draw:style-name="gr39" draw:text-style-name="P1" draw:layer="layout" svg:x1="10.461cm" svg:y1="7.604cm" svg:x2="4.683cm" svg:y2="4.175cm" draw:start-shape="id14" draw:end-shape="id18" svg:d="M10461 7604v-1715h-5778v-1714" svg:viewBox="0 0 5779 3430">
          <text:p/>
        </draw:connector>
        <draw:custom-shape draw:style-name="gr44" draw:text-style-name="P1" xml:id="id19" draw:id="id19" draw:layer="layout" svg:width="8.175cm" svg:height="1.905cm" svg:x="10.351cm" svg:y="21.701cm">
          <text:p text:style-name="P1">Apache web server<text:line-break/>https://httpd.apache.org/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8.526cm" svg:y1="19.986cm" svg:x2="18.526cm" svg:y2="22.653cm" draw:start-shape="id13" draw:end-shape="id19" svg:d="M18526 19986h500v2667h-500" svg:viewBox="0 0 501 2668">
          <text:p/>
        </draw:connector>
        <draw:connector draw:style-name="gr39" draw:text-style-name="P1" draw:layer="layout" svg:x1="14.438cm" svg:y1="23.606cm" svg:x2="14.462cm" svg:y2="25.638cm" draw:start-shape="id19" draw:end-shape="id20" draw:end-glue-point="0" svg:d="M14438 23606v1016h24v1016" svg:viewBox="0 0 25 2033">
          <text:p/>
        </draw:connector>
      </draw:page>
      <draw:page draw:name="page5" draw:style-name="dp1" draw:master-page-name="Default">
        <draw:custom-shape draw:style-name="gr32" draw:text-style-name="P20" draw:layer="layout" svg:width="17.653cm" svg:height="3.175cm" svg:x="1.635cm" svg:y="11.033cm">
          <text:p text:style-name="P1">SeductiveApps javascript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5.334cm" svg:height="1.524cm" svg:x="13.573cm" svg:y="3.413cm">
          <text:p text:style-name="P1">Canvas browser <text:line-break/>language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5.334cm" svg:height="1.524cm" svg:x="13.573cm" svg:y="1.508cm">
          <text:p text:style-name="P1">WebGL <text:line-break/>browser language</text:p>
          <draw:enhanced-geometry svg:viewBox="0 0 21600 21600" draw:type="rectangle" draw:enhanced-path="M 0 0 L 21600 0 21600 21600 0 21600 0 0 Z N"/>
        </draw:custom-shape>
        <draw:custom-shape draw:style-name="gr34" draw:text-style-name="P21" draw:layer="layout" svg:width="16.891cm" svg:height="2.413cm" svg:x="2.016cm" svg:y="7.604cm">
          <text:p text:style-name="P1">Javascript browser language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6.096cm" svg:height="1.651cm" svg:x="12.303cm" svg:y="14.97cm">
          <text:p text:style-name="P1">Twobirds javascript <text:line-break/>code-library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4.826cm" svg:height="1.524cm" svg:x="2.524cm" svg:y="17.637cm">
          <text:p text:style-name="P1">PHP server-side <text:line-break/>language</text:p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6.477cm" svg:height="1.524cm" svg:x="2.016cm" svg:y="23.606cm">
          <text:p text:style-name="P1">Adodb.sourceforge.net<text:line-break/>code-library</text:p>
          <draw:enhanced-geometry svg:viewBox="0 0 21600 21600" draw:type="rectangle" draw:enhanced-path="M 0 0 L 21600 0 21600 21600 0 21600 0 0 Z N"/>
        </draw:custom-shape>
        <draw:custom-shape draw:style-name="gr48" draw:text-style-name="P21" draw:layer="layout" svg:width="6.096cm" svg:height="2.413cm" svg:x="2.143cm" svg:y="25.765cm">
          <text:p text:style-name="P1"><text:span text:style-name="T17">*All*</text:span> SQL database<text:line-break/>languages</text:p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5.969cm" svg:height="2.159cm" svg:x="11.414cm" svg:y="23.225cm">
          <text:p text:style-name="P1">Github.com/<text:line-break/>seductiveapps/<text:line-break/>folderDB</text:p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9.144cm" svg:height="2.54cm" svg:x="9.89cm" svg:y="25.638cm">
          <text:p text:style-name="P1">A Server’s filesystem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4.699cm" svg:height="1.651cm" svg:x="2.143cm" svg:y="2.778cm">
          <text:p text:style-name="P1">JqueryUI.com<text:line-break/>code-library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29cm" svg:height="1.651cm" svg:x="2.143cm" svg:y="5.318cm">
          <text:p text:style-name="P1">Jquery.com<text:line-break/>code-library</text:p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5.889cm" svg:height="1.524cm" svg:x="2.35cm" svg:y="14.843cm">
          <text:p text:style-name="P1">Apache web server</text:p>
          <draw:enhanced-geometry svg:viewBox="0 0 21600 21600" draw:type="rectangle" draw:enhanced-path="M 0 0 L 21600 0 21600 21600 0 21600 0 0 Z N"/>
        </draw:custom-shape>
        <draw:custom-shape draw:style-name="gr54" draw:text-style-name="P24" draw:layer="layout" svg:width="5.334cm" svg:height="1.778cm" svg:x="2.143cm" svg:y="20.304cm">
          <text:p text:style-name="P1">Table-based data<text:line-break/>(rows, columns)</text:p>
          <draw:enhanced-geometry svg:viewBox="0 0 21600 21600" draw:type="rectangle" draw:enhanced-path="M 0 0 L 21600 0 21600 21600 0 21600 0 0 Z N"/>
        </draw:custom-shape>
        <draw:custom-shape draw:style-name="gr55" draw:text-style-name="P24" draw:layer="layout" svg:width="6.604cm" svg:height="2.032cm" svg:x="11.414cm" svg:y="20.177cm">
          <text:p text:style-name="P1">Folder-based data</text:p>
          <text:p text:style-name="P1">(keys and their values <text:line-break/>in folder/object)</text:p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5.588cm" svg:height="1.651cm" svg:x="6.334cm" svg:y="5.318cm">
          <text:p text:style-name="P1">Twobirds javascript <text:line-break/>code-library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32" draw:text-style-name="P20" xml:id="id21" draw:id="id21" draw:layer="layout" svg:width="17.653cm" svg:height="3.175cm" svg:x="1.635cm" svg:y="11.033cm">
          <text:p text:style-name="P1">SeductiveApps javascript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5.334cm" svg:height="1.524cm" svg:x="13.573cm" svg:y="3.413cm">
          <text:p text:style-name="P1">Canvas browser <text:line-break/>language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5.334cm" svg:height="1.524cm" svg:x="13.573cm" svg:y="1.508cm">
          <text:p text:style-name="P1">WebGL <text:line-break/>browser language</text:p>
          <draw:enhanced-geometry svg:viewBox="0 0 21600 21600" draw:type="rectangle" draw:enhanced-path="M 0 0 L 21600 0 21600 21600 0 21600 0 0 Z N"/>
        </draw:custom-shape>
        <draw:custom-shape draw:style-name="gr34" draw:text-style-name="P21" draw:layer="layout" svg:width="16.891cm" svg:height="2.413cm" svg:x="2.016cm" svg:y="7.604cm">
          <text:p text:style-name="P1">Javascript browser language</text:p>
          <draw:enhanced-geometry svg:viewBox="0 0 21600 21600" draw:type="rectangle" draw:enhanced-path="M 0 0 L 21600 0 21600 21600 0 21600 0 0 Z N"/>
        </draw:custom-shape>
        <draw:custom-shape draw:style-name="gr57" draw:text-style-name="P21" xml:id="id26" draw:id="id26" draw:layer="layout" svg:width="6.731cm" svg:height="1.524cm" svg:x="1.762cm" svg:y="22.209cm">
          <text:p text:style-name="P1">PHP server-side <text:line-break/>language</text:p>
          <draw:enhanced-geometry svg:viewBox="0 0 21600 21600" draw:type="rectangle" draw:enhanced-path="M 0 0 L 21600 0 21600 21600 0 21600 0 0 Z N"/>
        </draw:custom-shape>
        <draw:custom-shape draw:style-name="gr47" draw:text-style-name="P1" xml:id="id24" draw:id="id24" draw:layer="layout" svg:width="6.477cm" svg:height="1.524cm" svg:x="1.889cm" svg:y="19.415cm">
          <text:p text:style-name="P1">Adodb.sourceforge.net<text:line-break/>code-library</text:p>
          <draw:enhanced-geometry svg:viewBox="0 0 21600 21600" draw:type="rectangle" draw:enhanced-path="M 0 0 L 21600 0 21600 21600 0 21600 0 0 Z N"/>
        </draw:custom-shape>
        <draw:custom-shape draw:style-name="gr48" draw:text-style-name="P21" xml:id="id27" draw:id="id27" draw:layer="layout" svg:width="6.096cm" svg:height="2.413cm" svg:x="2.143cm" svg:y="25.765cm">
          <text:p text:style-name="P1"><text:span text:style-name="T17">*All*</text:span> SQL database<text:line-break/>languages</text:p>
          <draw:enhanced-geometry svg:viewBox="0 0 21600 21600" draw:type="rectangle" draw:enhanced-path="M 0 0 L 21600 0 21600 21600 0 21600 0 0 Z N"/>
        </draw:custom-shape>
        <draw:custom-shape draw:style-name="gr49" draw:text-style-name="P1" xml:id="id25" draw:id="id25" draw:layer="layout" svg:width="5.969cm" svg:height="2.159cm" svg:x="11.668cm" svg:y="22.844cm">
          <text:p text:style-name="P1">Github.com/<text:line-break/>seductiveapps/<text:line-break/>folderDB</text:p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9.144cm" svg:height="2.54cm" svg:x="9.89cm" svg:y="25.638cm">
          <text:p text:style-name="P1">A Server’s filesystem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4.699cm" svg:height="1.651cm" svg:x="2.143cm" svg:y="2.778cm">
          <text:p text:style-name="P1">JqueryUI.com<text:line-break/>code-library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29cm" svg:height="1.651cm" svg:x="2.143cm" svg:y="5.318cm">
          <text:p text:style-name="P1">Jquery.com<text:line-break/>code-library</text:p>
          <draw:enhanced-geometry svg:viewBox="0 0 21600 21600" draw:type="rectangle" draw:enhanced-path="M 0 0 L 21600 0 21600 21600 0 21600 0 0 Z N"/>
        </draw:custom-shape>
        <draw:custom-shape draw:style-name="gr54" draw:text-style-name="P24" xml:id="id23" draw:id="id23" draw:layer="layout" svg:width="5.334cm" svg:height="1.778cm" svg:x="2.27cm" svg:y="17.002cm">
          <text:p text:style-name="P1">Table-based data<text:line-break/>(rows, columns)</text:p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5.588cm" svg:height="1.651cm" svg:x="6.334cm" svg:y="5.318cm">
          <text:p text:style-name="P1">Twobirds javascript <text:line-break/>code-library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461cm" svg:y1="14.208cm" svg:x2="14.906cm" svg:y2="20.812cm" draw:start-shape="id21" draw:end-shape="id22" draw:end-glue-point="0" svg:d="M10461 14208v3302h4445v3302" svg:viewBox="0 0 4446 6605">
          <text:p/>
        </draw:connector>
        <draw:connector draw:style-name="gr39" draw:text-style-name="P1" draw:layer="layout" svg:x1="10.461cm" svg:y1="14.208cm" svg:x2="4.937cm" svg:y2="17.002cm" draw:start-shape="id21" draw:end-shape="id23" svg:d="M10461 14208v1397h-5524v1397" svg:viewBox="0 0 5525 2795">
          <text:p/>
        </draw:connector>
        <draw:custom-shape draw:style-name="gr58" draw:text-style-name="P1" draw:layer="layout" svg:width="8.509cm" svg:height="1.524cm" svg:x="5.953cm" svg:y="14.716cm">
          <text:p text:style-name="P1">https://Apache.org web server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2.27cm" svg:y1="17.891cm" svg:x2="1.889cm" svg:y2="20.177cm" draw:start-shape="id23" draw:start-glue-point="3" draw:end-shape="id24" svg:d="M2270 17891h-883v2286h502" svg:viewBox="0 0 884 2287">
          <text:p/>
        </draw:connector>
        <draw:connector draw:style-name="gr39" draw:text-style-name="P1" draw:layer="layout" svg:x1="11.541cm" svg:y1="21.574cm" svg:x2="11.668cm" svg:y2="23.923cm" draw:start-shape="id22" draw:start-glue-point="3" draw:end-shape="id25" draw:end-glue-point="3" svg:d="M11541 21574h-502v2349h629" svg:viewBox="0 0 630 2350">
          <text:p/>
        </draw:connector>
        <draw:connector draw:style-name="gr39" draw:text-style-name="P1" draw:layer="layout" svg:x1="5.127cm" svg:y1="20.939cm" svg:x2="5.127cm" svg:y2="22.209cm" draw:start-shape="id24" draw:end-shape="id26" svg:d="M5127 20939v1270" svg:viewBox="0 0 1 1271">
          <text:p/>
        </draw:connector>
        <draw:connector draw:style-name="gr39" draw:text-style-name="P1" draw:layer="layout" svg:x1="5.127cm" svg:y1="23.733cm" svg:x2="5.191cm" svg:y2="25.765cm" draw:start-shape="id26" draw:end-shape="id27" svg:d="M5127 23733v1016h64v1016" svg:viewBox="0 0 65 2033">
          <text:p/>
        </draw:connector>
        <draw:custom-shape draw:style-name="gr57" draw:text-style-name="P21" xml:id="id22" draw:id="id22" draw:layer="layout" svg:width="6.731cm" svg:height="1.524cm" svg:x="11.541cm" svg:y="20.812cm">
          <text:p text:style-name="P1">PHP server-side <text:line-break/>language</text:p>
          <draw:enhanced-geometry svg:viewBox="0 0 21600 21600" draw:type="rectangle" draw:enhanced-path="M 0 0 L 21600 0 21600 21600 0 21600 0 0 Z N"/>
        </draw:custom-shape>
        <draw:custom-shape draw:style-name="gr55" draw:text-style-name="P24" draw:layer="layout" svg:width="6.604cm" svg:height="2.032cm" svg:x="12.176cm" svg:y="16.621cm">
          <text:p text:style-name="P1">Folder-based data</text:p>
          <text:p text:style-name="P1">(keys and their values <text:line-break/>in folder/object)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59" draw:text-style-name="P20" xml:id="id28" draw:id="id28" draw:layer="layout" svg:width="16.764cm" svg:height="3.175cm" svg:x="2.143cm" svg:y="11.033cm">
          <text:p text:style-name="P1">SeductiveApps javascript</text:p>
          <draw:enhanced-geometry svg:viewBox="0 0 21600 21600" draw:type="rectangle" draw:enhanced-path="M 0 0 L 21600 0 21600 21600 0 21600 0 0 Z N"/>
        </draw:custom-shape>
        <draw:custom-shape draw:style-name="gr33" draw:text-style-name="P21" xml:id="id34" draw:id="id34" draw:layer="layout" svg:width="5.334cm" svg:height="1.524cm" svg:x="13.192cm" svg:y="4.302cm">
          <text:p text:style-name="P1">Canvas browser <text:line-break/>language</text:p>
          <draw:enhanced-geometry svg:viewBox="0 0 21600 21600" draw:type="rectangle" draw:enhanced-path="M 0 0 L 21600 0 21600 21600 0 21600 0 0 Z N"/>
        </draw:custom-shape>
        <draw:custom-shape draw:style-name="gr33" draw:text-style-name="P21" xml:id="id35" draw:id="id35" draw:layer="layout" svg:width="5.334cm" svg:height="1.524cm" svg:x="13.573cm" svg:y="1.508cm">
          <text:p text:style-name="P1">WebGL <text:line-break/>browser language</text:p>
          <draw:enhanced-geometry svg:viewBox="0 0 21600 21600" draw:type="rectangle" draw:enhanced-path="M 0 0 L 21600 0 21600 21600 0 21600 0 0 Z N"/>
        </draw:custom-shape>
        <draw:custom-shape draw:style-name="gr34" draw:text-style-name="P21" xml:id="id33" draw:id="id33" draw:layer="layout" svg:width="16.891cm" svg:height="2.413cm" svg:x="2.016cm" svg:y="7.604cm">
          <text:p text:style-name="P1">Javascript client-side language (browser language)</text:p>
          <draw:enhanced-geometry svg:viewBox="0 0 21600 21600" draw:type="rectangle" draw:enhanced-path="M 0 0 L 21600 0 21600 21600 0 21600 0 0 Z N"/>
        </draw:custom-shape>
        <draw:custom-shape draw:style-name="gr60" draw:text-style-name="P21" draw:layer="layout" svg:width="16.256cm" svg:height="1.524cm" svg:x="2.651cm" svg:y="16.748cm">
          <text:p text:style-name="P1">PHP server-side <text:line-break/>language</text:p>
          <draw:enhanced-geometry svg:viewBox="0 0 21600 21600" draw:type="rectangle" draw:enhanced-path="M 0 0 L 21600 0 21600 21600 0 21600 0 0 Z N"/>
        </draw:custom-shape>
        <draw:custom-shape draw:style-name="gr61" draw:text-style-name="P1" xml:id="id31" draw:id="id31" draw:layer="layout" svg:width="7.62cm" svg:height="2.286cm" svg:x="2.905cm" svg:y="18.907cm">
          <text:p text:style-name="P1">Adodb.sourceforge.net<text:line-break/>PHP code-library</text:p>
          <draw:enhanced-geometry svg:viewBox="0 0 21600 21600" draw:type="rectangle" draw:enhanced-path="M 0 0 L 21600 0 21600 21600 0 21600 0 0 Z N"/>
        </draw:custom-shape>
        <draw:custom-shape draw:style-name="gr62" draw:text-style-name="P21" draw:layer="layout" svg:width="7.493cm" svg:height="2.413cm" svg:x="3.032cm" svg:y="21.32cm">
          <text:p text:style-name="P1"><text:span text:style-name="T17">*All*</text:span> SQL database<text:line-break/>languages</text:p>
          <draw:enhanced-geometry svg:viewBox="0 0 21600 21600" draw:type="rectangle" draw:enhanced-path="M 0 0 L 21600 0 21600 21600 0 21600 0 0 Z N"/>
        </draw:custom-shape>
        <draw:custom-shape draw:style-name="gr63" draw:text-style-name="P1" xml:id="id32" draw:id="id32" draw:layer="layout" svg:width="7.112cm" svg:height="4.826cm" svg:x="11.668cm" svg:y="18.78cm">
          <text:p text:style-name="P1">Github.com/<text:line-break/>seductiveapps/<text:line-break/>folderDB</text:p>
          <draw:enhanced-geometry svg:viewBox="0 0 21600 21600" draw:type="rectangle" draw:enhanced-path="M 0 0 L 21600 0 21600 21600 0 21600 0 0 Z N"/>
        </draw:custom-shape>
        <draw:custom-shape draw:style-name="gr64" draw:text-style-name="P23" draw:layer="layout" svg:width="17.653cm" svg:height="2.54cm" svg:x="1.381cm" svg:y="25.638cm">
          <text:p text:style-name="P1">A Server’s filesystem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4.699cm" svg:height="1.651cm" svg:x="2.143cm" svg:y="1.254cm">
          <text:p text:style-name="P1">JqueryUI.com<text:line-break/>code-libr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" draw:layer="layout" svg:width="3.429cm" svg:height="3.937cm" svg:x="2.143cm" svg:y="3.032cm">
          <text:p text:style-name="P1">Jquery.com<text:line-break/>code-library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6" draw:text-style-name="P24" xml:id="id29" draw:id="id29" draw:layer="layout" svg:width="6.604cm" svg:height="1.651cm" svg:x="2.651cm" svg:y="14.462cm">
          <text:p text:style-name="P1">Table-based data<text:line-break/>(rows, columns)</text:p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4.191cm" svg:height="3.81cm" svg:x="7.35cm" svg:y="3.159cm">
          <text:p text:style-name="P1">Twobirds </text:p>
          <text:p text:style-name="P1">javascript <text:line-break/>code-library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525cm" svg:y1="14.208cm" svg:x2="9.255cm" svg:y2="15.287cm" draw:start-shape="id28" draw:end-shape="id29" svg:d="M10525 14208v1079h-1270" svg:viewBox="0 0 1271 1080">
          <text:p/>
        </draw:connector>
        <draw:custom-shape draw:style-name="gr68" draw:text-style-name="P1" draw:layer="layout" svg:width="17.526cm" svg:height="1.524cm" svg:x="1.508cm" svg:y="23.86cm">
          <text:p text:style-name="P1">https://Apache.org web server</text:p>
          <draw:enhanced-geometry svg:viewBox="0 0 21600 21600" draw:type="rectangle" draw:enhanced-path="M 0 0 L 21600 0 21600 21600 0 21600 0 0 Z N"/>
        </draw:custom-shape>
        <draw:custom-shape draw:style-name="gr69" draw:text-style-name="P24" xml:id="id30" draw:id="id30" draw:layer="layout" svg:width="7.493cm" svg:height="2.032cm" svg:x="11.414cm" svg:y="14.462cm">
          <text:p text:style-name="P1">Folder-based data</text:p>
          <text:p text:style-name="P1">(keys and their values <text:line-break/>in folder/object)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525cm" svg:y1="14.208cm" svg:x2="11.414cm" svg:y2="15.478cm" draw:start-shape="id28" draw:end-shape="id30" svg:d="M10525 14208v1270h889" svg:viewBox="0 0 890 1271">
          <text:p/>
        </draw:connector>
        <draw:connector draw:style-name="gr39" draw:text-style-name="P1" draw:layer="layout" svg:x1="2.143cm" svg:y1="12.62cm" svg:x2="2.905cm" svg:y2="20.05cm" draw:start-shape="id28" draw:end-shape="id31" draw:end-glue-point="3" svg:d="M2143 12620h-501v7430h1263" svg:viewBox="0 0 1264 7431">
          <text:p/>
        </draw:connector>
        <draw:connector draw:style-name="gr39" draw:text-style-name="P1" draw:layer="layout" svg:x1="2.651cm" svg:y1="15.287cm" svg:x2="2.905cm" svg:y2="20.05cm" draw:start-shape="id29" draw:end-shape="id31" draw:end-glue-point="3" svg:d="M2651 15287h-501v4763h755" svg:viewBox="0 0 756 4764">
          <text:p/>
        </draw:connector>
        <draw:connector draw:style-name="gr39" draw:text-style-name="P1" draw:layer="layout" svg:x1="18.907cm" svg:y1="15.478cm" svg:x2="18.78cm" svg:y2="21.193cm" draw:start-shape="id30" draw:end-shape="id32" draw:end-glue-point="1" svg:d="M18907 15478h500v5715h-627" svg:viewBox="0 0 628 5716">
          <text:p/>
        </draw:connector>
        <draw:connector draw:style-name="gr39" draw:text-style-name="P1" draw:layer="layout" svg:x1="18.907cm" svg:y1="8.81cm" svg:x2="18.526cm" svg:y2="5.064cm" draw:start-shape="id33" draw:end-shape="id34" draw:end-glue-point="1" svg:d="M18907 8810h500v-3746h-881" svg:viewBox="0 0 882 3747">
          <text:p/>
        </draw:connector>
        <draw:connector draw:style-name="gr39" draw:text-style-name="P1" draw:layer="layout" svg:x1="18.907cm" svg:y1="8.81cm" svg:x2="18.907cm" svg:y2="2.27cm" draw:start-shape="id33" draw:start-glue-point="1" draw:end-shape="id35" svg:d="M18907 8810h501v-6540h-501" svg:viewBox="0 0 502 6541">
          <text:p/>
        </draw:connector>
      </draw:page>
      <draw:page draw:name="page8" draw:style-name="dp1" draw:master-page-name="Default">
        <draw:custom-shape draw:style-name="gr59" draw:text-style-name="P20" xml:id="id36" draw:id="id36" draw:layer="layout" svg:width="16.764cm" svg:height="3.175cm" svg:x="2.143cm" svg:y="11.033cm">
          <text:p text:style-name="P1">SeductiveApps javascript</text:p>
          <draw:enhanced-geometry svg:viewBox="0 0 21600 21600" draw:type="rectangle" draw:enhanced-path="M 0 0 L 21600 0 21600 21600 0 21600 0 0 Z N"/>
        </draw:custom-shape>
        <draw:custom-shape draw:style-name="gr33" draw:text-style-name="P21" xml:id="id42" draw:id="id42" draw:layer="layout" svg:width="5.334cm" svg:height="1.524cm" svg:x="13.192cm" svg:y="4.302cm">
          <text:p text:style-name="P1">Canvas browser <text:line-break/>language</text:p>
          <draw:enhanced-geometry svg:viewBox="0 0 21600 21600" draw:type="rectangle" draw:enhanced-path="M 0 0 L 21600 0 21600 21600 0 21600 0 0 Z N"/>
        </draw:custom-shape>
        <draw:custom-shape draw:style-name="gr33" draw:text-style-name="P21" xml:id="id43" draw:id="id43" draw:layer="layout" svg:width="5.334cm" svg:height="1.524cm" svg:x="13.573cm" svg:y="1.508cm">
          <text:p text:style-name="P1">WebGL <text:line-break/>browser language</text:p>
          <draw:enhanced-geometry svg:viewBox="0 0 21600 21600" draw:type="rectangle" draw:enhanced-path="M 0 0 L 21600 0 21600 21600 0 21600 0 0 Z N"/>
        </draw:custom-shape>
        <draw:custom-shape draw:style-name="gr34" draw:text-style-name="P21" xml:id="id41" draw:id="id41" draw:layer="layout" svg:width="16.891cm" svg:height="2.413cm" svg:x="2.143cm" svg:y="8.239cm">
          <text:p text:style-name="P1">Javascript client-side language (browser language)</text:p>
          <draw:enhanced-geometry svg:viewBox="0 0 21600 21600" draw:type="rectangle" draw:enhanced-path="M 0 0 L 21600 0 21600 21600 0 21600 0 0 Z N"/>
        </draw:custom-shape>
        <draw:custom-shape draw:style-name="gr60" draw:text-style-name="P21" draw:layer="layout" svg:width="16.256cm" svg:height="1.524cm" svg:x="2.651cm" svg:y="16.748cm">
          <text:p text:style-name="P1">PHP server-side <text:line-break/>language</text:p>
          <draw:enhanced-geometry svg:viewBox="0 0 21600 21600" draw:type="rectangle" draw:enhanced-path="M 0 0 L 21600 0 21600 21600 0 21600 0 0 Z N"/>
        </draw:custom-shape>
        <draw:custom-shape draw:style-name="gr61" draw:text-style-name="P1" xml:id="id39" draw:id="id39" draw:layer="layout" svg:width="7.62cm" svg:height="2.286cm" svg:x="2.905cm" svg:y="18.907cm">
          <text:p text:style-name="P1">Adodb.sourceforge.net<text:line-break/>PHP code-library</text:p>
          <draw:enhanced-geometry svg:viewBox="0 0 21600 21600" draw:type="rectangle" draw:enhanced-path="M 0 0 L 21600 0 21600 21600 0 21600 0 0 Z N"/>
        </draw:custom-shape>
        <draw:custom-shape draw:style-name="gr62" draw:text-style-name="P21" draw:layer="layout" svg:width="7.493cm" svg:height="2.413cm" svg:x="3.032cm" svg:y="21.32cm">
          <text:p text:style-name="P1"><text:span text:style-name="T17">*All*</text:span> SQL database<text:line-break/>languages</text:p>
          <draw:enhanced-geometry svg:viewBox="0 0 21600 21600" draw:type="rectangle" draw:enhanced-path="M 0 0 L 21600 0 21600 21600 0 21600 0 0 Z N"/>
        </draw:custom-shape>
        <draw:custom-shape draw:style-name="gr63" draw:text-style-name="P1" xml:id="id40" draw:id="id40" draw:layer="layout" svg:width="7.112cm" svg:height="4.826cm" svg:x="11.668cm" svg:y="18.78cm">
          <text:p text:style-name="P1">Github.com/<text:line-break/>seductiveapps/<text:line-break/>folderDB</text:p>
          <draw:enhanced-geometry svg:viewBox="0 0 21600 21600" draw:type="rectangle" draw:enhanced-path="M 0 0 L 21600 0 21600 21600 0 21600 0 0 Z N"/>
        </draw:custom-shape>
        <draw:custom-shape draw:style-name="gr64" draw:text-style-name="P23" draw:layer="layout" svg:width="17.653cm" svg:height="2.54cm" svg:x="1.381cm" svg:y="25.638cm">
          <text:p text:style-name="P1">A Server’s filesystem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4.699cm" svg:height="1.651cm" svg:x="2.143cm" svg:y="1.254cm">
          <text:p text:style-name="P1">JqueryUI.com<text:line-break/>code-libr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" draw:layer="layout" svg:width="3.429cm" svg:height="3.048cm" svg:x="2.143cm" svg:y="3.032cm">
          <text:p text:style-name="P1">Jquery.com<text:line-break/>code-library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6" draw:text-style-name="P24" xml:id="id37" draw:id="id37" draw:layer="layout" svg:width="6.604cm" svg:height="1.651cm" svg:x="2.651cm" svg:y="14.462cm">
          <text:p text:style-name="P1">Table-based data<text:line-break/>(rows, columns)</text:p>
          <draw:enhanced-geometry svg:viewBox="0 0 21600 21600" draw:type="rectangle" draw:enhanced-path="M 0 0 L 21600 0 21600 21600 0 21600 0 0 Z N"/>
        </draw:custom-shape>
        <draw:custom-shape draw:style-name="gr71" draw:text-style-name="P1" draw:layer="layout" svg:width="4.191cm" svg:height="4.953cm" svg:x="7.223cm" svg:y="1.254cm">
          <text:p text:style-name="P1">Twobirds </text:p>
          <text:p text:style-name="P1">javascript <text:line-break/>code-library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525cm" svg:y1="14.208cm" svg:x2="9.255cm" svg:y2="15.287cm" draw:start-shape="id36" draw:end-shape="id37" svg:d="M10525 14208v1079h-1270" svg:viewBox="0 0 1271 1080">
          <text:p/>
        </draw:connector>
        <draw:custom-shape draw:style-name="gr68" draw:text-style-name="P1" draw:layer="layout" svg:width="17.526cm" svg:height="1.524cm" svg:x="1.508cm" svg:y="23.86cm">
          <text:p text:style-name="P1">https://Apache.org web server</text:p>
          <draw:enhanced-geometry svg:viewBox="0 0 21600 21600" draw:type="rectangle" draw:enhanced-path="M 0 0 L 21600 0 21600 21600 0 21600 0 0 Z N"/>
        </draw:custom-shape>
        <draw:custom-shape draw:style-name="gr69" draw:text-style-name="P24" xml:id="id38" draw:id="id38" draw:layer="layout" svg:width="7.493cm" svg:height="2.032cm" svg:x="11.414cm" svg:y="14.462cm">
          <text:p text:style-name="P1">Folder-based data</text:p>
          <text:p text:style-name="P1">(keys and their values <text:line-break/>in folder/object)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525cm" svg:y1="14.208cm" svg:x2="11.414cm" svg:y2="15.478cm" draw:start-shape="id36" draw:end-shape="id38" svg:d="M10525 14208v1270h889" svg:viewBox="0 0 890 1271">
          <text:p/>
        </draw:connector>
        <draw:connector draw:style-name="gr39" draw:text-style-name="P1" draw:layer="layout" svg:x1="2.143cm" svg:y1="12.62cm" svg:x2="2.905cm" svg:y2="20.05cm" draw:start-shape="id36" draw:end-shape="id39" draw:end-glue-point="3" svg:d="M2143 12620h-501v7430h1263" svg:viewBox="0 0 1264 7431">
          <text:p/>
        </draw:connector>
        <draw:connector draw:style-name="gr39" draw:text-style-name="P1" draw:layer="layout" svg:x1="2.651cm" svg:y1="15.287cm" svg:x2="2.905cm" svg:y2="20.05cm" draw:start-shape="id37" draw:end-shape="id39" draw:end-glue-point="3" svg:d="M2651 15287h-501v4763h755" svg:viewBox="0 0 756 4764">
          <text:p/>
        </draw:connector>
        <draw:connector draw:style-name="gr39" draw:text-style-name="P1" draw:layer="layout" svg:x1="18.907cm" svg:y1="15.478cm" svg:x2="18.78cm" svg:y2="21.193cm" draw:start-shape="id38" draw:end-shape="id40" draw:end-glue-point="1" svg:d="M18907 15478h500v5715h-627" svg:viewBox="0 0 628 5716">
          <text:p/>
        </draw:connector>
        <draw:connector draw:style-name="gr39" draw:text-style-name="P1" draw:layer="layout" svg:x1="19.034cm" svg:y1="9.445cm" svg:x2="18.526cm" svg:y2="5.064cm" draw:start-shape="id41" draw:end-shape="id42" draw:end-glue-point="1" svg:d="M19034 9445h500v-4381h-1008" svg:viewBox="0 0 1009 4382">
          <text:p/>
        </draw:connector>
        <draw:connector draw:style-name="gr39" draw:text-style-name="P1" draw:layer="layout" svg:x1="19.034cm" svg:y1="9.445cm" svg:x2="18.907cm" svg:y2="2.27cm" draw:start-shape="id41" draw:start-glue-point="1" draw:end-shape="id43" svg:d="M19034 9445h500v-7175h-627" svg:viewBox="0 0 628 7176">
          <text:p/>
        </draw:connector>
        <draw:custom-shape draw:style-name="gr72" draw:text-style-name="P1" draw:layer="layout" svg:width="16.637cm" svg:height="1.524cm" svg:x="2.27cm" svg:y="6.461cm">
          <text:p text:style-name="P1">Balupton History.js<text:line-break/>https://github.com/balupton/history.js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59" draw:text-style-name="P20" xml:id="id44" draw:id="id44" draw:layer="layout" svg:width="16.764cm" svg:height="3.175cm" svg:x="2.143cm" svg:y="11.033cm">
          <text:p text:style-name="P1">SeductiveApps javascript</text:p>
          <draw:enhanced-geometry svg:viewBox="0 0 21600 21600" draw:type="rectangle" draw:enhanced-path="M 0 0 L 21600 0 21600 21600 0 21600 0 0 Z N"/>
        </draw:custom-shape>
        <draw:custom-shape draw:style-name="gr73" draw:text-style-name="P21" xml:id="id50" draw:id="id50" draw:layer="layout" svg:width="6.858cm" svg:height="1.905cm" svg:x="11.668cm" svg:y="3.921cm">
          <text:p text:style-name="P1">Canvas browser <text:line-break/>language</text:p>
          <draw:enhanced-geometry svg:viewBox="0 0 21600 21600" draw:type="rectangle" draw:enhanced-path="M 0 0 L 21600 0 21600 21600 0 21600 0 0 Z N"/>
        </draw:custom-shape>
        <draw:custom-shape draw:style-name="gr74" draw:text-style-name="P21" xml:id="id51" draw:id="id51" draw:layer="layout" svg:width="7.239cm" svg:height="2.159cm" svg:x="11.668cm" svg:y="1.508cm">
          <text:p text:style-name="P1">WebGL <text:line-break/>browser language</text:p>
          <draw:enhanced-geometry svg:viewBox="0 0 21600 21600" draw:type="rectangle" draw:enhanced-path="M 0 0 L 21600 0 21600 21600 0 21600 0 0 Z N"/>
        </draw:custom-shape>
        <draw:custom-shape draw:style-name="gr34" draw:text-style-name="P21" xml:id="id49" draw:id="id49" draw:layer="layout" svg:width="16.891cm" svg:height="2.413cm" svg:x="2.143cm" svg:y="8.239cm">
          <text:p text:style-name="P1">Javascript client-side language (browser language)</text:p>
          <draw:enhanced-geometry svg:viewBox="0 0 21600 21600" draw:type="rectangle" draw:enhanced-path="M 0 0 L 21600 0 21600 21600 0 21600 0 0 Z N"/>
        </draw:custom-shape>
        <draw:custom-shape draw:style-name="gr60" draw:text-style-name="P21" draw:layer="layout" svg:width="16.256cm" svg:height="1.524cm" svg:x="2.651cm" svg:y="16.748cm">
          <text:p text:style-name="P1">PHP server-side <text:line-break/>language</text:p>
          <draw:enhanced-geometry svg:viewBox="0 0 21600 21600" draw:type="rectangle" draw:enhanced-path="M 0 0 L 21600 0 21600 21600 0 21600 0 0 Z N"/>
        </draw:custom-shape>
        <draw:custom-shape draw:style-name="gr61" draw:text-style-name="P1" xml:id="id47" draw:id="id47" draw:layer="layout" svg:width="7.62cm" svg:height="2.286cm" svg:x="2.905cm" svg:y="18.907cm">
          <text:p text:style-name="P1">Adodb.sourceforge.net<text:line-break/>PHP code-library</text:p>
          <draw:enhanced-geometry svg:viewBox="0 0 21600 21600" draw:type="rectangle" draw:enhanced-path="M 0 0 L 21600 0 21600 21600 0 21600 0 0 Z N"/>
        </draw:custom-shape>
        <draw:custom-shape draw:style-name="gr62" draw:text-style-name="P21" draw:layer="layout" svg:width="7.493cm" svg:height="2.413cm" svg:x="3.032cm" svg:y="21.32cm">
          <text:p text:style-name="P1"><text:span text:style-name="T17">*All*</text:span> SQL database<text:line-break/>languages</text:p>
          <draw:enhanced-geometry svg:viewBox="0 0 21600 21600" draw:type="rectangle" draw:enhanced-path="M 0 0 L 21600 0 21600 21600 0 21600 0 0 Z N"/>
        </draw:custom-shape>
        <draw:custom-shape draw:style-name="gr63" draw:text-style-name="P1" xml:id="id48" draw:id="id48" draw:layer="layout" svg:width="7.112cm" svg:height="4.826cm" svg:x="11.668cm" svg:y="18.78cm">
          <text:p text:style-name="P1">Github.com/<text:line-break/>seductiveapps/<text:line-break/>folderDB</text:p>
          <draw:enhanced-geometry svg:viewBox="0 0 21600 21600" draw:type="rectangle" draw:enhanced-path="M 0 0 L 21600 0 21600 21600 0 21600 0 0 Z N"/>
        </draw:custom-shape>
        <draw:custom-shape draw:style-name="gr64" draw:text-style-name="P23" draw:layer="layout" svg:width="17.653cm" svg:height="2.54cm" svg:x="1.381cm" svg:y="25.638cm">
          <text:p text:style-name="P1">A Server’s filesystem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4.699cm" svg:height="1.651cm" svg:x="2.143cm" svg:y="1.254cm">
          <text:p text:style-name="P1">JqueryUI.com<text:line-break/>code-libr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" xml:id="id52" draw:id="id52" draw:layer="layout" svg:width="3.429cm" svg:height="3.048cm" svg:x="2.143cm" svg:y="3.032cm">
          <text:p text:style-name="P1">Jquery.com<text:line-break/>code-library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6" draw:text-style-name="P24" xml:id="id45" draw:id="id45" draw:layer="layout" svg:width="6.604cm" svg:height="1.651cm" svg:x="2.651cm" svg:y="14.462cm">
          <text:p text:style-name="P1">Table-based data<text:line-break/>(rows, columns)</text:p>
          <draw:enhanced-geometry svg:viewBox="0 0 21600 21600" draw:type="rectangle" draw:enhanced-path="M 0 0 L 21600 0 21600 21600 0 21600 0 0 Z N"/>
        </draw:custom-shape>
        <draw:custom-shape draw:style-name="gr71" draw:text-style-name="P1" draw:layer="layout" svg:width="4.191cm" svg:height="4.953cm" svg:x="7.223cm" svg:y="1.254cm">
          <text:p text:style-name="P1">Twobirds </text:p>
          <text:p text:style-name="P1">javascript <text:line-break/>code-library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525cm" svg:y1="14.208cm" svg:x2="9.255cm" svg:y2="15.287cm" draw:start-shape="id44" draw:end-shape="id45" svg:d="M10525 14208v1079h-1270" svg:viewBox="0 0 1271 1080">
          <text:p/>
        </draw:connector>
        <draw:custom-shape draw:style-name="gr68" draw:text-style-name="P1" draw:layer="layout" svg:width="17.526cm" svg:height="1.524cm" svg:x="1.508cm" svg:y="23.86cm">
          <text:p text:style-name="P1">https://Apache.org web server</text:p>
          <draw:enhanced-geometry svg:viewBox="0 0 21600 21600" draw:type="rectangle" draw:enhanced-path="M 0 0 L 21600 0 21600 21600 0 21600 0 0 Z N"/>
        </draw:custom-shape>
        <draw:custom-shape draw:style-name="gr69" draw:text-style-name="P24" xml:id="id46" draw:id="id46" draw:layer="layout" svg:width="7.493cm" svg:height="2.032cm" svg:x="11.414cm" svg:y="14.462cm">
          <text:p text:style-name="P1">Folder-based data</text:p>
          <text:p text:style-name="P1">(keys and their values <text:line-break/>in folder/object)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525cm" svg:y1="14.208cm" svg:x2="11.414cm" svg:y2="15.478cm" draw:start-shape="id44" draw:end-shape="id46" svg:d="M10525 14208v1270h889" svg:viewBox="0 0 890 1271">
          <text:p/>
        </draw:connector>
        <draw:connector draw:style-name="gr39" draw:text-style-name="P1" draw:layer="layout" svg:x1="2.143cm" svg:y1="12.62cm" svg:x2="2.905cm" svg:y2="20.05cm" draw:start-shape="id44" draw:end-shape="id47" draw:end-glue-point="3" svg:d="M2143 12620h-501v7430h1263" svg:viewBox="0 0 1264 7431">
          <text:p/>
        </draw:connector>
        <draw:connector draw:style-name="gr39" draw:text-style-name="P1" draw:layer="layout" svg:x1="2.651cm" svg:y1="15.287cm" svg:x2="2.905cm" svg:y2="20.05cm" draw:start-shape="id45" draw:end-shape="id47" draw:end-glue-point="3" svg:d="M2651 15287h-501v4763h755" svg:viewBox="0 0 756 4764">
          <text:p/>
        </draw:connector>
        <draw:connector draw:style-name="gr39" draw:text-style-name="P1" draw:layer="layout" svg:x1="18.907cm" svg:y1="15.478cm" svg:x2="18.78cm" svg:y2="21.193cm" draw:start-shape="id46" draw:end-shape="id48" draw:end-glue-point="1" svg:d="M18907 15478h500v5715h-627" svg:viewBox="0 0 628 5716">
          <text:p/>
        </draw:connector>
        <draw:connector draw:style-name="gr39" draw:text-style-name="P1" draw:layer="layout" svg:x1="19.034cm" svg:y1="9.445cm" svg:x2="18.526cm" svg:y2="4.873cm" draw:start-shape="id49" draw:end-shape="id50" draw:end-glue-point="1" svg:d="M19034 9445h500v-4572h-1008" svg:viewBox="0 0 1009 4573">
          <text:p/>
        </draw:connector>
        <draw:connector draw:style-name="gr39" draw:text-style-name="P1" draw:layer="layout" svg:x1="19.034cm" svg:y1="9.445cm" svg:x2="18.907cm" svg:y2="2.587cm" draw:start-shape="id49" draw:start-glue-point="1" draw:end-shape="id51" svg:d="M19034 9445h500v-6858h-627" svg:viewBox="0 0 628 6859">
          <text:p/>
        </draw:connector>
        <draw:custom-shape draw:style-name="gr72" draw:text-style-name="P1" xml:id="id53" draw:id="id53" draw:layer="layout" svg:width="16.637cm" svg:height="1.524cm" svg:x="2.27cm" svg:y="6.461cm">
          <text:p text:style-name="P1">Balupton History.js<text:line-break/>https://github.com/balupton/history.js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2.143cm" svg:y1="12.62cm" svg:x2="2.143cm" svg:y2="4.556cm" draw:start-shape="id44" draw:end-shape="id52" draw:end-glue-point="3" svg:d="M2143 12620h-502v-8064h502" svg:viewBox="0 0 503 8065">
          <text:p/>
        </draw:connector>
        <draw:connector draw:style-name="gr39" draw:text-style-name="P1" draw:layer="layout" svg:x1="2.143cm" svg:y1="12.62cm" svg:x2="2.27cm" svg:y2="7.223cm" draw:start-shape="id44" draw:start-glue-point="3" draw:end-shape="id53" draw:end-glue-point="3" svg:d="M2143 12620h-501v-5397h628" svg:viewBox="0 0 629 5398">
          <text:p/>
        </draw:connector>
        <draw:custom-shape draw:style-name="gr75" draw:text-style-name="P1" draw:layer="layout" svg:width="0.635cm" svg:height="0.635cm" svg:x="12.049cm" svg:y="1.63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0.635cm" svg:height="0.508cm" svg:x="12.049cm" svg:y="2.77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0.762cm" svg:height="0.635cm" svg:x="17.764cm" svg:y="1.762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016cm" svg:height="0.508cm" svg:x="17.256cm" svg:y="4.048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651cm" svg:height="0.381cm" svg:x="16.494cm" svg:y="5.31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016cm" svg:height="0.508cm" svg:x="11.922cm" svg:y="4.30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651cm" svg:height="0.381cm" svg:x="11.922cm" svg:y="5.318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custom-shape draw:style-name="gr59" draw:text-style-name="P20" xml:id="id54" draw:id="id54" draw:layer="layout" svg:width="16.764cm" svg:height="3.175cm" svg:x="2.143cm" svg:y="11.033cm">
          <text:p text:style-name="P1">SeductiveApps javascript</text:p>
          <draw:enhanced-geometry svg:viewBox="0 0 21600 21600" draw:type="rectangle" draw:enhanced-path="M 0 0 L 21600 0 21600 21600 0 21600 0 0 Z N"/>
        </draw:custom-shape>
        <draw:custom-shape draw:style-name="gr73" draw:text-style-name="P21" xml:id="id60" draw:id="id60" draw:layer="layout" svg:width="6.858cm" svg:height="1.905cm" svg:x="11.668cm" svg:y="3.921cm">
          <text:p text:style-name="P1">Canvas browser <text:line-break/>language</text:p>
          <draw:enhanced-geometry svg:viewBox="0 0 21600 21600" draw:type="rectangle" draw:enhanced-path="M 0 0 L 21600 0 21600 21600 0 21600 0 0 Z N"/>
        </draw:custom-shape>
        <draw:custom-shape draw:style-name="gr74" draw:text-style-name="P21" xml:id="id61" draw:id="id61" draw:layer="layout" svg:width="7.239cm" svg:height="2.159cm" svg:x="11.668cm" svg:y="1.508cm">
          <text:p text:style-name="P1">WebGL <text:line-break/>browser language</text:p>
          <draw:enhanced-geometry svg:viewBox="0 0 21600 21600" draw:type="rectangle" draw:enhanced-path="M 0 0 L 21600 0 21600 21600 0 21600 0 0 Z N"/>
        </draw:custom-shape>
        <draw:custom-shape draw:style-name="gr34" draw:text-style-name="P21" xml:id="id59" draw:id="id59" draw:layer="layout" svg:width="16.891cm" svg:height="2.413cm" svg:x="2.143cm" svg:y="8.239cm">
          <text:p text:style-name="P1">Javascript client-side language (browser language)</text:p>
          <draw:enhanced-geometry svg:viewBox="0 0 21600 21600" draw:type="rectangle" draw:enhanced-path="M 0 0 L 21600 0 21600 21600 0 21600 0 0 Z N"/>
        </draw:custom-shape>
        <draw:custom-shape draw:style-name="gr60" draw:text-style-name="P21" xml:id="id64" draw:id="id64" draw:layer="layout" svg:width="16.256cm" svg:height="1.524cm" svg:x="2.651cm" svg:y="16.748cm">
          <text:p text:style-name="P1">PHP server-side <text:line-break/>language</text:p>
          <draw:enhanced-geometry svg:viewBox="0 0 21600 21600" draw:type="rectangle" draw:enhanced-path="M 0 0 L 21600 0 21600 21600 0 21600 0 0 Z N"/>
        </draw:custom-shape>
        <draw:custom-shape draw:style-name="gr80" draw:text-style-name="P1" xml:id="id57" draw:id="id57" draw:layer="layout" svg:width="6.604cm" svg:height="2.286cm" svg:x="2.905cm" svg:y="18.907cm">
          <text:p text:style-name="P1">Adodb.sourceforge.net<text:line-break/>PHP code-library</text:p>
          <draw:enhanced-geometry svg:viewBox="0 0 21600 21600" draw:type="rectangle" draw:enhanced-path="M 0 0 L 21600 0 21600 21600 0 21600 0 0 Z N"/>
        </draw:custom-shape>
        <draw:custom-shape draw:style-name="gr81" draw:text-style-name="P21" xml:id="id66" draw:id="id66" draw:layer="layout" svg:width="6.477cm" svg:height="2.413cm" svg:x="3.032cm" svg:y="21.32cm">
          <text:p text:style-name="P1"><text:span text:style-name="T17">*All*</text:span> SQL database<text:line-break/>languages</text:p>
          <draw:enhanced-geometry svg:viewBox="0 0 21600 21600" draw:type="rectangle" draw:enhanced-path="M 0 0 L 21600 0 21600 21600 0 21600 0 0 Z N"/>
        </draw:custom-shape>
        <draw:custom-shape draw:style-name="gr63" draw:text-style-name="P1" xml:id="id58" draw:id="id58" draw:layer="layout" svg:width="7.112cm" svg:height="4.826cm" svg:x="11.668cm" svg:y="18.78cm">
          <text:p text:style-name="P1">Github.com/<text:line-break/>seductiveapps/<text:line-break/>folderDB<text:line-break/><text:line-break/>PHP code-library</text:p>
          <draw:enhanced-geometry svg:viewBox="0 0 21600 21600" draw:type="rectangle" draw:enhanced-path="M 0 0 L 21600 0 21600 21600 0 21600 0 0 Z N"/>
        </draw:custom-shape>
        <draw:custom-shape draw:style-name="gr82" draw:text-style-name="P23" xml:id="id65" draw:id="id65" draw:layer="layout" svg:width="16.383cm" svg:height="2.54cm" svg:x="1.889cm" svg:y="25.638cm">
          <text:p text:style-name="P1">A Server’s filesystem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4.699cm" svg:height="1.651cm" svg:x="2.143cm" svg:y="1.254cm">
          <text:p text:style-name="P1">JqueryUI.com<text:line-break/>code-libr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" xml:id="id62" draw:id="id62" draw:layer="layout" svg:width="3.429cm" svg:height="3.048cm" svg:x="2.143cm" svg:y="3.032cm">
          <text:p text:style-name="P1">Jquery.com<text:line-break/>code-library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6" draw:text-style-name="P24" xml:id="id55" draw:id="id55" draw:layer="layout" svg:width="6.604cm" svg:height="1.651cm" svg:x="2.651cm" svg:y="14.462cm">
          <text:p text:style-name="P1">Table-based data<text:line-break/>(rows, columns)</text:p>
          <draw:enhanced-geometry svg:viewBox="0 0 21600 21600" draw:type="rectangle" draw:enhanced-path="M 0 0 L 21600 0 21600 21600 0 21600 0 0 Z N"/>
        </draw:custom-shape>
        <draw:custom-shape draw:style-name="gr71" draw:text-style-name="P1" draw:layer="layout" svg:width="4.191cm" svg:height="4.953cm" svg:x="7.223cm" svg:y="1.254cm">
          <text:p text:style-name="P1">Twobirds </text:p>
          <text:p text:style-name="P1">javascript <text:line-break/>code-library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525cm" svg:y1="14.208cm" svg:x2="9.255cm" svg:y2="15.287cm" draw:start-shape="id54" draw:end-shape="id55" svg:d="M10525 14208v1079h-1270" svg:viewBox="0 0 1271 1080">
          <text:p/>
        </draw:connector>
        <draw:custom-shape draw:style-name="gr69" draw:text-style-name="P24" xml:id="id56" draw:id="id56" draw:layer="layout" svg:width="7.493cm" svg:height="2.032cm" svg:x="11.414cm" svg:y="14.462cm">
          <text:p text:style-name="P1">Folder-based data</text:p>
          <text:p text:style-name="P1">(keys and their values <text:line-break/>in folder/object)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525cm" svg:y1="14.208cm" svg:x2="11.414cm" svg:y2="15.478cm" draw:start-shape="id54" draw:end-shape="id56" svg:d="M10525 14208v1270h889" svg:viewBox="0 0 890 1271">
          <text:p/>
        </draw:connector>
        <draw:connector draw:style-name="gr39" draw:text-style-name="P1" draw:layer="layout" svg:x1="2.143cm" svg:y1="12.62cm" svg:x2="2.905cm" svg:y2="20.05cm" draw:start-shape="id54" draw:end-shape="id57" draw:end-glue-point="3" svg:d="M2143 12620h-501v7430h1263" svg:viewBox="0 0 1264 7431">
          <text:p/>
        </draw:connector>
        <draw:connector draw:style-name="gr39" draw:text-style-name="P1" draw:layer="layout" svg:x1="2.651cm" svg:y1="15.287cm" svg:x2="2.905cm" svg:y2="20.05cm" draw:start-shape="id55" draw:end-shape="id57" draw:end-glue-point="3" svg:d="M2651 15287h-501v4763h755" svg:viewBox="0 0 756 4764">
          <text:p/>
        </draw:connector>
        <draw:connector draw:style-name="gr39" draw:text-style-name="P1" draw:layer="layout" svg:x1="18.907cm" svg:y1="15.478cm" svg:x2="18.78cm" svg:y2="21.193cm" draw:start-shape="id56" draw:end-shape="id58" draw:end-glue-point="1" svg:d="M18907 15478h500v5715h-627" svg:viewBox="0 0 628 5716">
          <text:p/>
        </draw:connector>
        <draw:connector draw:style-name="gr39" draw:text-style-name="P1" draw:layer="layout" svg:x1="19.034cm" svg:y1="9.445cm" svg:x2="18.526cm" svg:y2="4.873cm" draw:start-shape="id59" draw:end-shape="id60" draw:end-glue-point="1" svg:d="M19034 9445h500v-4572h-1008" svg:viewBox="0 0 1009 4573">
          <text:p/>
        </draw:connector>
        <draw:connector draw:style-name="gr39" draw:text-style-name="P1" draw:layer="layout" svg:x1="19.034cm" svg:y1="9.445cm" svg:x2="18.907cm" svg:y2="2.587cm" draw:start-shape="id59" draw:start-glue-point="1" draw:end-shape="id61" svg:d="M19034 9445h500v-6858h-627" svg:viewBox="0 0 628 6859">
          <text:p/>
        </draw:connector>
        <draw:custom-shape draw:style-name="gr72" draw:text-style-name="P1" xml:id="id63" draw:id="id63" draw:layer="layout" svg:width="16.637cm" svg:height="1.524cm" svg:x="2.27cm" svg:y="6.461cm">
          <text:p text:style-name="P1">Balupton History.js<text:line-break/>https://github.com/balupton/history.js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2.143cm" svg:y1="12.62cm" svg:x2="2.143cm" svg:y2="4.556cm" draw:start-shape="id54" draw:end-shape="id62" draw:end-glue-point="3" svg:d="M2143 12620h-502v-8064h502" svg:viewBox="0 0 503 8065">
          <text:p/>
        </draw:connector>
        <draw:connector draw:style-name="gr39" draw:text-style-name="P1" draw:layer="layout" svg:x1="2.143cm" svg:y1="12.62cm" svg:x2="2.27cm" svg:y2="7.223cm" draw:start-shape="id54" draw:start-glue-point="3" draw:end-shape="id63" draw:end-glue-point="3" svg:d="M2143 12620h-501v-5397h628" svg:viewBox="0 0 629 5398">
          <text:p/>
        </draw:connector>
        <draw:custom-shape draw:style-name="gr75" draw:text-style-name="P1" draw:layer="layout" svg:width="0.635cm" svg:height="0.635cm" svg:x="12.049cm" svg:y="1.63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0.635cm" svg:height="0.508cm" svg:x="12.049cm" svg:y="2.77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0.762cm" svg:height="0.635cm" svg:x="17.764cm" svg:y="1.762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016cm" svg:height="0.508cm" svg:x="17.256cm" svg:y="4.048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651cm" svg:height="0.381cm" svg:x="16.494cm" svg:y="5.31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016cm" svg:height="0.508cm" svg:x="11.922cm" svg:y="4.30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651cm" svg:height="0.381cm" svg:x="11.922cm" svg:y="5.318cm">
          <text:p/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779cm" svg:y1="18.272cm" svg:x2="10.08cm" svg:y2="25.638cm" draw:start-shape="id64" draw:end-shape="id65" svg:d="M10779 18272v3683h-699v3683" svg:viewBox="0 0 700 7367">
          <text:p/>
        </draw:connector>
        <draw:connector draw:style-name="gr39" draw:text-style-name="P1" draw:layer="layout" svg:x1="18.78cm" svg:y1="21.193cm" svg:x2="18.272cm" svg:y2="26.908cm" draw:start-shape="id58" draw:end-shape="id65" draw:end-glue-point="1" svg:d="M18780 21193h501v5715h-1009" svg:viewBox="0 0 1010 5716">
          <text:p/>
        </draw:connector>
        <draw:custom-shape draw:style-name="gr83" draw:text-style-name="P1" xml:id="id67" draw:id="id67" draw:layer="layout" svg:width="15.748cm" svg:height="0.889cm" svg:x="3.032cm" svg:y="24.114cm">
          <text:p text:style-name="P1">https://Apache.org web server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3.032cm" svg:y1="22.526cm" svg:x2="1.889cm" svg:y2="26.908cm" draw:start-shape="id66" draw:end-shape="id65" draw:end-glue-point="3" svg:d="M3032 22526h-1645v4382h502" svg:viewBox="0 0 1646 4383">
          <text:p/>
        </draw:connector>
        <draw:connector draw:style-name="gr16" draw:text-style-name="P11" draw:layer="layout" draw:type="curve" svg:x1="10.779cm" svg:y1="18.272cm" svg:x2="10.906cm" svg:y2="24.114cm" draw:start-shape="id64" draw:start-glue-point="2" draw:end-shape="id67" svg:d="M10779 18272c0 4381 127 1461 127 5842" svg:viewBox="0 0 128 5843">
          <text:p/>
        </draw:connector>
      </draw:page>
      <draw:page draw:name="page11" draw:style-name="dp1" draw:master-page-name="Default">
        <draw:custom-shape draw:style-name="gr84" draw:text-style-name="P25" xml:id="id68" draw:id="id68" draw:layer="layout" svg:width="17.018cm" svg:height="3.175cm" svg:x="2.143cm" svg:y="11.033cm">
          <text:p text:style-name="P1"><text:span text:style-name="T18">SeductiveApps javascript</text:span></text:p>
          <draw:enhanced-geometry svg:viewBox="0 0 21600 21600" draw:type="rectangle" draw:enhanced-path="M 0 0 L 21600 0 21600 21600 0 21600 0 0 Z N"/>
        </draw:custom-shape>
        <draw:custom-shape draw:style-name="gr73" draw:text-style-name="P26" xml:id="id74" draw:id="id74" draw:layer="layout" svg:width="6.858cm" svg:height="1.905cm" svg:x="11.668cm" svg:y="3.921cm">
          <text:p text:style-name="P1"><text:span text:style-name="T18">Canvas browser </text:span><text:span text:style-name="T18"><text:line-break/></text:span><text:span text:style-name="T18">language</text:span></text:p>
          <draw:enhanced-geometry svg:viewBox="0 0 21600 21600" draw:type="rectangle" draw:enhanced-path="M 0 0 L 21600 0 21600 21600 0 21600 0 0 Z N"/>
        </draw:custom-shape>
        <draw:custom-shape draw:style-name="gr74" draw:text-style-name="P26" xml:id="id75" draw:id="id75" draw:layer="layout" svg:width="7.239cm" svg:height="2.159cm" svg:x="11.668cm" svg:y="1.508cm">
          <text:p text:style-name="P1"><text:span text:style-name="T18">WebGL </text:span><text:span text:style-name="T18"><text:line-break/></text:span><text:span text:style-name="T18">browser language</text:span></text:p>
          <draw:enhanced-geometry svg:viewBox="0 0 21600 21600" draw:type="rectangle" draw:enhanced-path="M 0 0 L 21600 0 21600 21600 0 21600 0 0 Z N"/>
        </draw:custom-shape>
        <draw:custom-shape draw:style-name="gr34" draw:text-style-name="P26" xml:id="id73" draw:id="id73" draw:layer="layout" svg:width="16.891cm" svg:height="2.413cm" svg:x="2.143cm" svg:y="8.239cm">
          <text:p text:style-name="P1"><text:span text:style-name="T18">Javascript client-side language (browser language)</text:span></text:p>
          <draw:enhanced-geometry svg:viewBox="0 0 21600 21600" draw:type="rectangle" draw:enhanced-path="M 0 0 L 21600 0 21600 21600 0 21600 0 0 Z N"/>
        </draw:custom-shape>
        <draw:custom-shape draw:style-name="gr60" draw:text-style-name="P26" xml:id="id78" draw:id="id78" draw:layer="layout" svg:width="16.256cm" svg:height="1.524cm" svg:x="2.778cm" svg:y="21.32cm">
          <text:p text:style-name="P1"><text:span text:style-name="T18">PHP server-side </text:span><text:span text:style-name="T18"><text:line-break/></text:span><text:span text:style-name="T18">language</text:span></text:p>
          <draw:enhanced-geometry svg:viewBox="0 0 21600 21600" draw:type="rectangle" draw:enhanced-path="M 0 0 L 21600 0 21600 21600 0 21600 0 0 Z N"/>
        </draw:custom-shape>
        <draw:custom-shape draw:style-name="gr85" draw:text-style-name="P27" xml:id="id71" draw:id="id71" draw:layer="layout" svg:width="6.604cm" svg:height="1.27cm" svg:x="3.286cm" svg:y="23.098cm">
          <text:p text:style-name="P1"><text:span text:style-name="T18">Adodb.sourceforge.net</text:span><text:span text:style-name="T18"><text:line-break/></text:span><text:span text:style-name="T18">PHP code-library</text:span></text:p>
          <draw:enhanced-geometry svg:viewBox="0 0 21600 21600" draw:type="rectangle" draw:enhanced-path="M 0 0 L 21600 0 21600 21600 0 21600 0 0 Z N"/>
        </draw:custom-shape>
        <draw:custom-shape draw:style-name="gr86" draw:text-style-name="P26" xml:id="id80" draw:id="id80" draw:layer="layout" svg:width="6.477cm" svg:height="1.143cm" svg:x="3.286cm" svg:y="24.495cm">
          <text:p text:style-name="P1"><text:span text:style-name="T19">*All*</text:span><text:span text:style-name="T18"> SQL database</text:span><text:span text:style-name="T18"><text:line-break/></text:span><text:span text:style-name="T18">languages</text:span></text:p>
          <draw:enhanced-geometry svg:viewBox="0 0 21600 21600" draw:type="rectangle" draw:enhanced-path="M 0 0 L 21600 0 21600 21600 0 21600 0 0 Z N"/>
        </draw:custom-shape>
        <draw:custom-shape draw:style-name="gr87" draw:text-style-name="P27" xml:id="id72" draw:id="id72" draw:layer="layout" svg:width="7.112cm" svg:height="2.413cm" svg:x="11.922cm" svg:y="23.098cm">
          <text:p text:style-name="P1"><text:span text:style-name="T18">Github.com/seductiveapps/</text:span><text:span text:style-name="T18"><text:line-break/></text:span><text:span text:style-name="T18">folderDB</text:span><text:span text:style-name="T18"><text:line-break/></text:span><text:span text:style-name="T18"><text:line-break/></text:span><text:span text:style-name="T18">PHP code-library</text:span></text:p>
          <draw:enhanced-geometry svg:viewBox="0 0 21600 21600" draw:type="rectangle" draw:enhanced-path="M 0 0 L 21600 0 21600 21600 0 21600 0 0 Z N"/>
        </draw:custom-shape>
        <draw:custom-shape draw:style-name="gr88" draw:text-style-name="P28" xml:id="id79" draw:id="id79" draw:layer="layout" svg:width="16.256cm" svg:height="1.143cm" svg:x="2.778cm" svg:y="27.162cm">
          <text:p text:style-name="P1"><text:span text:style-name="T18">A Server’s filesystem (files stored on (hard-)disk)</text:span></text:p>
          <draw:enhanced-geometry svg:viewBox="0 0 21600 21600" draw:type="rectangle" draw:enhanced-path="M 0 0 L 21600 0 21600 21600 0 21600 0 0 Z N"/>
        </draw:custom-shape>
        <draw:custom-shape draw:style-name="gr51" draw:text-style-name="P27" draw:layer="layout" svg:width="4.699cm" svg:height="1.651cm" svg:x="2.143cm" svg:y="1.254cm">
          <text:p text:style-name="P1"><text:span text:style-name="T18">JqueryUI.com</text:span><text:span text:style-name="T18"><text:line-break/></text:span><text:span text:style-name="T18">code-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7" xml:id="id76" draw:id="id76" draw:layer="layout" svg:width="3.429cm" svg:height="3.048cm" svg:x="2.143cm" svg:y="3.032cm">
          <text:p text:style-name="P1"><text:span text:style-name="T18">Jquery.com</text:span><text:span text:style-name="T18"><text:line-break/></text:span><text:span text:style-name="T18">code-library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9" draw:text-style-name="P29" xml:id="id69" draw:id="id69" draw:layer="layout" svg:width="4.191cm" svg:height="4.318cm" svg:x="2.651cm" svg:y="14.462cm">
          <text:p text:style-name="P1"><text:span text:style-name="T18">Table-based </text:span><text:span text:style-name="T18"><text:line-break/></text:span><text:span text:style-name="T18">data</text:span><text:span text:style-name="T18"><text:line-break/></text:span><text:span text:style-name="T18">(rows, columns)</text:span></text:p>
          <draw:enhanced-geometry svg:viewBox="0 0 21600 21600" draw:type="rectangle" draw:enhanced-path="M 0 0 L 21600 0 21600 21600 0 21600 0 0 Z N"/>
        </draw:custom-shape>
        <draw:custom-shape draw:style-name="gr71" draw:text-style-name="P27" draw:layer="layout" svg:width="4.191cm" svg:height="4.953cm" svg:x="7.223cm" svg:y="1.254cm">
          <text:p text:style-name="P1"><text:span text:style-name="T18">Twobirds </text:span></text:p>
          <text:p text:style-name="P1"><text:span text:style-name="T18">javascript </text:span><text:span text:style-name="T18"><text:line-break/></text:span><text:span text:style-name="T18">code-library</text:span>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652cm" svg:y1="14.208cm" svg:x2="6.842cm" svg:y2="16.621cm" draw:start-shape="id68" draw:end-shape="id69" svg:d="M10652 14208v2413h-3810" svg:viewBox="0 0 3811 2414">
          <text:p/>
        </draw:connector>
        <draw:custom-shape draw:style-name="gr90" draw:text-style-name="P30" xml:id="id70" draw:id="id70" draw:layer="layout" svg:width="7.493cm" svg:height="6.604cm" svg:x="11.287cm" svg:y="14.462cm">
          <text:p text:style-name="P1"><text:span text:style-name="T19">Folder-based data</text:span></text:p>
          <text:p text:style-name="P1"><text:span text:style-name="T19">(keys and their values </text:span><text:span text:style-name="T19"><text:line-break/></text:span><text:span text:style-name="T19">in folders/objects)</text:span><text:span text:style-name="T19"><text:line-break/></text:span><text:span text:style-name="T19">(</text:span><text:span text:style-name="T20">recursion</text:span><text:span text:style-name="T19"> = </text:span><text:span text:style-name="T19"><text:line-break/></text:span><text:span text:style-name="T19">contains nested folders, </text:span><text:span text:style-name="T19"><text:line-break/></text:span><text:span text:style-name="T20">recursion</text:span><text:span text:style-name="T19"> = </text:span><text:span text:style-name="T19"><text:line-break/></text:span><text:span text:style-name="T19">sub-folders/sub-objects </text:span><text:span text:style-name="T19"><text:line-break/></text:span><text:span text:style-name="T19">in a root-folder/root-object)</text:span>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652cm" svg:y1="14.208cm" svg:x2="11.287cm" svg:y2="17.764cm" draw:start-shape="id68" draw:end-shape="id70" svg:d="M10652 14208v3556h635" svg:viewBox="0 0 636 3557">
          <text:p/>
        </draw:connector>
        <draw:connector draw:style-name="gr39" draw:text-style-name="P1" draw:layer="layout" svg:x1="2.143cm" svg:y1="12.62cm" svg:x2="3.286cm" svg:y2="23.733cm" draw:start-shape="id68" draw:end-shape="id71" draw:end-glue-point="3" svg:d="M2143 12620h-501v11113h1644" svg:viewBox="0 0 1645 11114">
          <text:p/>
        </draw:connector>
        <draw:connector draw:style-name="gr39" draw:text-style-name="P1" draw:layer="layout" svg:x1="2.651cm" svg:y1="16.621cm" svg:x2="3.286cm" svg:y2="23.733cm" draw:start-shape="id69" draw:end-shape="id71" draw:end-glue-point="3" svg:d="M2651 16621h-502v7112h1137" svg:viewBox="0 0 1138 7113">
          <text:p/>
        </draw:connector>
        <draw:connector draw:style-name="gr39" draw:text-style-name="P1" draw:layer="layout" svg:x1="18.78cm" svg:y1="17.764cm" svg:x2="19.034cm" svg:y2="24.304cm" draw:start-shape="id70" draw:end-shape="id72" draw:end-glue-point="1" svg:d="M18780 17764h755v6540h-501" svg:viewBox="0 0 756 6541">
          <text:p/>
        </draw:connector>
        <draw:connector draw:style-name="gr39" draw:text-style-name="P1" draw:layer="layout" svg:x1="19.034cm" svg:y1="9.445cm" svg:x2="18.526cm" svg:y2="4.873cm" draw:start-shape="id73" draw:end-shape="id74" draw:end-glue-point="1" svg:d="M19034 9445h500v-4572h-1008" svg:viewBox="0 0 1009 4573">
          <text:p/>
        </draw:connector>
        <draw:connector draw:style-name="gr39" draw:text-style-name="P1" draw:layer="layout" svg:x1="19.034cm" svg:y1="9.445cm" svg:x2="18.907cm" svg:y2="2.587cm" draw:start-shape="id73" draw:start-glue-point="1" draw:end-shape="id75" svg:d="M19034 9445h500v-6858h-627" svg:viewBox="0 0 628 6859">
          <text:p/>
        </draw:connector>
        <draw:custom-shape draw:style-name="gr72" draw:text-style-name="P27" xml:id="id77" draw:id="id77" draw:layer="layout" svg:width="16.637cm" svg:height="1.524cm" svg:x="2.27cm" svg:y="6.461cm">
          <text:p text:style-name="P1"><text:span text:style-name="T18">Balupton History.js</text:span><text:span text:style-name="T18"><text:line-break/></text:span><text:span text:style-name="T18">https://github.com/balupton/history.js</text:span>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2.143cm" svg:y1="12.62cm" svg:x2="2.143cm" svg:y2="4.556cm" draw:start-shape="id68" draw:end-shape="id76" draw:end-glue-point="3" svg:d="M2143 12620h-502v-8064h502" svg:viewBox="0 0 503 8065">
          <text:p/>
        </draw:connector>
        <draw:connector draw:style-name="gr39" draw:text-style-name="P1" draw:layer="layout" svg:x1="2.143cm" svg:y1="12.62cm" svg:x2="2.27cm" svg:y2="7.223cm" draw:start-shape="id68" draw:start-glue-point="3" draw:end-shape="id77" draw:end-glue-point="3" svg:d="M2143 12620h-501v-5397h628" svg:viewBox="0 0 629 5398">
          <text:p/>
        </draw:connector>
        <draw:custom-shape draw:style-name="gr75" draw:text-style-name="P1" draw:layer="layout" svg:width="0.635cm" svg:height="0.635cm" svg:x="12.049cm" svg:y="1.63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0.635cm" svg:height="0.508cm" svg:x="12.049cm" svg:y="2.77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0.762cm" svg:height="0.635cm" svg:x="17.764cm" svg:y="1.762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016cm" svg:height="0.508cm" svg:x="17.256cm" svg:y="4.048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651cm" svg:height="0.381cm" svg:x="16.494cm" svg:y="5.31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016cm" svg:height="0.508cm" svg:x="11.922cm" svg:y="4.30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651cm" svg:height="0.381cm" svg:x="11.922cm" svg:y="5.318cm">
          <text:p/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906cm" svg:y1="22.844cm" svg:x2="10.906cm" svg:y2="27.162cm" draw:start-shape="id78" draw:end-shape="id79" svg:d="M10906 22844v4318" svg:viewBox="0 0 1 4319">
          <text:p/>
        </draw:connector>
        <draw:connector draw:style-name="gr39" draw:text-style-name="P1" draw:layer="layout" svg:x1="19.034cm" svg:y1="24.304cm" svg:x2="19.034cm" svg:y2="27.733cm" draw:start-shape="id72" draw:end-shape="id79" draw:end-glue-point="1" svg:d="M19034 24304h501v3429h-501" svg:viewBox="0 0 502 3430">
          <text:p/>
        </draw:connector>
        <draw:custom-shape draw:style-name="gr83" draw:text-style-name="P27" xml:id="id81" draw:id="id81" draw:layer="layout" svg:width="15.748cm" svg:height="0.889cm" svg:x="3.286cm" svg:y="26.019cm">
          <text:p text:style-name="P1"><text:span text:style-name="T18">https://Apache.org web server</text:span>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3.286cm" svg:y1="25.066cm" svg:x2="2.778cm" svg:y2="27.733cm" draw:start-shape="id80" draw:end-shape="id79" draw:end-glue-point="3" svg:d="M3286 25066h-1009v2667h501" svg:viewBox="0 0 1010 2668">
          <text:p/>
        </draw:connector>
        <draw:connector draw:style-name="gr16" draw:text-style-name="P11" draw:layer="layout" draw:type="curve" svg:x1="10.906cm" svg:y1="22.844cm" svg:x2="11.16cm" svg:y2="26.019cm" draw:start-shape="id78" draw:start-glue-point="2" draw:end-shape="id81" svg:d="M10906 22844c0 2380 254 793 254 3175" svg:viewBox="0 0 255 3176">
          <text:p/>
        </draw:connector>
        <draw:custom-shape draw:style-name="gr91" draw:text-style-name="P31" draw:layer="layout" svg:width="8.89cm" svg:height="3.302cm" svg:x="2.999cm" svg:y="17.637cm">
          <text:p text:style-name="P1"><text:span text:style-name="T21">To </text:span><text:span text:style-name="T22">walk</text:span><text:span text:style-name="T23"> a folder/object </text:span><text:span text:style-name="T23"><text:line-break/></text:span><text:span text:style-name="T23">in computer memory (RAM memory)</text:span><text:span text:style-name="T23"><text:line-break/></text:span><text:span text:style-name="T23">means you </text:span><text:span text:style-name="T22">recurse</text:span><text:span text:style-name="T23"> that (recursive) </text:span><text:span text:style-name="T23"><text:line-break/></text:span><text:span text:style-name="T23">(sub-)folder or (sub-)object </text:span><text:span text:style-name="T23"><text:line-break/></text:span><text:span text:style-name="T23">(partially or completely)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s" svg:x1="10.652cm" svg:y1="14.208cm" svg:x2="11.287cm" svg:y2="17.764cm" draw:start-shape="id68" draw:end-shape="id70" svg:d="M10652 14208v500l133 3056h502" svg:viewBox="0 0 636 3557">
          <text:p/>
        </draw:connector>
      </draw:page>
      <draw:page draw:name="page12" draw:style-name="dp1" draw:master-page-name="Default">
        <draw:custom-shape draw:style-name="gr92" draw:text-style-name="P32" draw:layer="layout" svg:width="18.542cm" svg:height="13.589cm" svg:x="1.254cm" svg:y="1cm">
          <text:p text:style-name="P1"><text:span text:style-name="T24">HTML</text:span><text:span text:style-name="T24"><text:line-break/></text:span><text:span text:style-name="T24">CSS</text:span><text:span text:style-name="T24"><text:line-break/></text:span><text:span text:style-name="T24">JS</text:span></text:p>
          <draw:enhanced-geometry svg:viewBox="0 0 21600 21600" draw:type="rectangle" draw:enhanced-path="M 0 0 L 21600 0 21600 21600 0 21600 0 0 Z N"/>
        </draw:custom-shape>
        <draw:custom-shape draw:style-name="gr93" draw:text-style-name="P33" xml:id="id82" draw:id="id82" draw:layer="layout" svg:width="17.018cm" svg:height="1.524cm" svg:x="2.143cm" svg:y="12.684cm">
          <text:p text:style-name="P1">SeductiveApps javascript</text:p>
          <draw:enhanced-geometry svg:viewBox="0 0 21600 21600" draw:type="rectangle" draw:enhanced-path="M 0 0 L 21600 0 21600 21600 0 21600 0 0 Z N"/>
        </draw:custom-shape>
        <draw:custom-shape draw:style-name="gr73" draw:text-style-name="P21" xml:id="id88" draw:id="id88" draw:layer="layout" svg:width="6.858cm" svg:height="1.905cm" svg:x="11.795cm" svg:y="7.096cm">
          <text:p text:style-name="P1">Canvas browser <text:line-break/>language</text:p>
          <draw:enhanced-geometry svg:viewBox="0 0 21600 21600" draw:type="rectangle" draw:enhanced-path="M 0 0 L 21600 0 21600 21600 0 21600 0 0 Z N"/>
        </draw:custom-shape>
        <draw:custom-shape draw:style-name="gr94" draw:text-style-name="P21" xml:id="id89" draw:id="id89" draw:layer="layout" svg:width="6.858cm" svg:height="2.159cm" svg:x="11.795cm" svg:y="4.556cm">
          <text:p text:style-name="P1">WebGL <text:line-break/>browser langu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4" xml:id="id87" draw:id="id87" draw:layer="layout" svg:width="16.891cm" svg:height="1.397cm" svg:x="2.143cm" svg:y="11.033cm">
          <text:p text:style-name="P1">Javascript client-side language (browser language)</text:p>
          <draw:enhanced-geometry svg:viewBox="0 0 21600 21600" draw:type="rectangle" draw:enhanced-path="M 0 0 L 21600 0 21600 21600 0 21600 0 0 Z N"/>
        </draw:custom-shape>
        <draw:custom-shape draw:style-name="gr96" draw:text-style-name="P34" xml:id="id92" draw:id="id92" draw:layer="layout" svg:width="16.256cm" svg:height="1.524cm" svg:x="2.778cm" svg:y="21.32cm">
          <text:p text:style-name="P1">PHP server-side <text:line-break/>language</text:p>
          <draw:enhanced-geometry svg:viewBox="0 0 21600 21600" draw:type="rectangle" draw:enhanced-path="M 0 0 L 21600 0 21600 21600 0 21600 0 0 Z N"/>
        </draw:custom-shape>
        <draw:custom-shape draw:style-name="gr85" draw:text-style-name="P1" xml:id="id85" draw:id="id85" draw:layer="layout" svg:width="6.604cm" svg:height="1.27cm" svg:x="3.286cm" svg:y="23.098cm">
          <text:p text:style-name="P1">Adodb.sourceforge.net<text:line-break/>PHP code-library</text:p>
          <draw:enhanced-geometry svg:viewBox="0 0 21600 21600" draw:type="rectangle" draw:enhanced-path="M 0 0 L 21600 0 21600 21600 0 21600 0 0 Z N"/>
        </draw:custom-shape>
        <draw:custom-shape draw:style-name="gr97" draw:text-style-name="P34" xml:id="id94" draw:id="id94" draw:layer="layout" svg:width="6.477cm" svg:height="1.143cm" svg:x="3.286cm" svg:y="24.495cm">
          <text:p text:style-name="P1"><text:span text:style-name="T17">*All*</text:span> SQL database<text:line-break/>languages</text:p>
          <draw:enhanced-geometry svg:viewBox="0 0 21600 21600" draw:type="rectangle" draw:enhanced-path="M 0 0 L 21600 0 21600 21600 0 21600 0 0 Z N"/>
        </draw:custom-shape>
        <draw:custom-shape draw:style-name="gr87" draw:text-style-name="P1" xml:id="id86" draw:id="id86" draw:layer="layout" svg:width="7.112cm" svg:height="2.413cm" svg:x="11.922cm" svg:y="23.098cm">
          <text:p text:style-name="P1">Github.com/seductiveapps/<text:line-break/>folderDB<text:line-break/><text:line-break/>PHP code-library</text:p>
          <draw:enhanced-geometry svg:viewBox="0 0 21600 21600" draw:type="rectangle" draw:enhanced-path="M 0 0 L 21600 0 21600 21600 0 21600 0 0 Z N"/>
        </draw:custom-shape>
        <draw:custom-shape draw:style-name="gr88" draw:text-style-name="P23" xml:id="id93" draw:id="id93" draw:layer="layout" svg:width="16.256cm" svg:height="1.143cm" svg:x="2.778cm" svg:y="27.162cm">
          <text:p text:style-name="P1">A Server’s filesystem (files stored on (hard-)disk)</text:p>
          <draw:enhanced-geometry svg:viewBox="0 0 21600 21600" draw:type="rectangle" draw:enhanced-path="M 0 0 L 21600 0 21600 21600 0 21600 0 0 Z N"/>
        </draw:custom-shape>
        <draw:custom-shape draw:style-name="gr98" draw:text-style-name="P1" draw:layer="layout" svg:width="3.81cm" svg:height="1.651cm" svg:x="2.143cm" svg:y="5.572cm">
          <text:p text:style-name="P1">JqueryUI.com<text:line-break/>code-libr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" xml:id="id90" draw:id="id90" draw:layer="layout" svg:width="3.429cm" svg:height="3.048cm" svg:x="2.143cm" svg:y="7.731cm">
          <text:p text:style-name="P1">Jquery.com<text:line-break/>code-library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9" draw:text-style-name="P24" xml:id="id83" draw:id="id83" draw:layer="layout" svg:width="4.191cm" svg:height="4.318cm" svg:x="2.651cm" svg:y="14.462cm">
          <text:p text:style-name="P1">Table-based <text:line-break/>data<text:line-break/>(rows, columns)</text:p>
          <draw:enhanced-geometry svg:viewBox="0 0 21600 21600" draw:type="rectangle" draw:enhanced-path="M 0 0 L 21600 0 21600 21600 0 21600 0 0 Z N"/>
        </draw:custom-shape>
        <draw:custom-shape draw:style-name="gr99" draw:text-style-name="P1" draw:layer="layout" svg:width="3.175cm" svg:height="4.953cm" svg:x="6.207cm" svg:y="4.175cm">
          <text:p text:style-name="P1">Twobirds </text:p>
          <text:p text:style-name="P1">javascript <text:line-break/>code-librar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1" draw:layer="layout" svg:x1="10.652cm" svg:y1="14.208cm" svg:x2="6.842cm" svg:y2="16.621cm" draw:start-shape="id82" draw:end-shape="id83" svg:d="M10652 14208v2413h-3810" svg:viewBox="0 0 3811 2414">
          <text:p/>
        </draw:connector>
        <draw:custom-shape draw:style-name="gr90" draw:text-style-name="P35" xml:id="id84" draw:id="id84" draw:layer="layout" svg:width="7.493cm" svg:height="6.604cm" svg:x="11.287cm" svg:y="14.462cm">
          <text:p text:style-name="P1"><text:span text:style-name="T17">Folder-based data</text:span></text:p>
          <text:p text:style-name="P1"><text:span text:style-name="T17">(keys and their values </text:span><text:span text:style-name="T17"><text:line-break/></text:span><text:span text:style-name="T17">in folders/objects)</text:span><text:span text:style-name="T17"><text:line-break/></text:span><text:span text:style-name="T17">(</text:span><text:span text:style-name="T25">recursion</text:span><text:span text:style-name="T17"> = </text:span><text:span text:style-name="T17"><text:line-break/></text:span><text:span text:style-name="T17">contains nested folders, </text:span><text:span text:style-name="T17"><text:line-break/></text:span><text:span text:style-name="T25">recursion</text:span><text:span text:style-name="T17"> = </text:span><text:span text:style-name="T17"><text:line-break/></text:span><text:span text:style-name="T17">sub-folders/sub-objects </text:span><text:span text:style-name="T17"><text:line-break/></text:span><text:span text:style-name="T17">in a root-folder/root-object)</text:span>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652cm" svg:y1="14.208cm" svg:x2="11.287cm" svg:y2="17.764cm" draw:start-shape="id82" draw:end-shape="id84" svg:d="M10652 14208v3556h635" svg:viewBox="0 0 636 3557">
          <text:p/>
        </draw:connector>
        <draw:connector draw:style-name="gr39" draw:text-style-name="P1" draw:layer="layout" svg:x1="2.143cm" svg:y1="13.446cm" svg:x2="3.286cm" svg:y2="23.733cm" draw:start-shape="id82" draw:end-shape="id85" draw:end-glue-point="3" svg:d="M2143 13446h-501v10287h1644" svg:viewBox="0 0 1645 10288">
          <text:p/>
        </draw:connector>
        <draw:connector draw:style-name="gr39" draw:text-style-name="P1" draw:layer="layout" svg:x1="2.651cm" svg:y1="16.621cm" svg:x2="3.286cm" svg:y2="23.733cm" draw:start-shape="id83" draw:end-shape="id85" draw:end-glue-point="3" svg:d="M2651 16621h-502v7112h1137" svg:viewBox="0 0 1138 7113">
          <text:p/>
        </draw:connector>
        <draw:connector draw:style-name="gr39" draw:text-style-name="P1" draw:layer="layout" svg:x1="18.78cm" svg:y1="17.764cm" svg:x2="19.034cm" svg:y2="24.304cm" draw:start-shape="id84" draw:end-shape="id86" draw:end-glue-point="1" svg:d="M18780 17764h755v6540h-501" svg:viewBox="0 0 756 6541">
          <text:p/>
        </draw:connector>
        <draw:connector draw:style-name="gr39" draw:text-style-name="P1" draw:layer="layout" svg:x1="19.034cm" svg:y1="11.731cm" svg:x2="18.653cm" svg:y2="8.048cm" draw:start-shape="id87" draw:end-shape="id88" draw:end-glue-point="1" svg:d="M19034 11731h500v-3683h-881" svg:viewBox="0 0 882 3684">
          <text:p/>
        </draw:connector>
        <draw:connector draw:style-name="gr39" draw:text-style-name="P1" draw:layer="layout" svg:x1="19.034cm" svg:y1="11.731cm" svg:x2="18.653cm" svg:y2="5.635cm" draw:start-shape="id87" draw:start-glue-point="1" draw:end-shape="id89" svg:d="M19034 11731h500v-6096h-881" svg:viewBox="0 0 882 6097">
          <text:p/>
        </draw:connector>
        <draw:custom-shape draw:style-name="gr100" draw:text-style-name="P1" xml:id="id91" draw:id="id91" draw:layer="layout" svg:width="12.827cm" svg:height="1.524cm" svg:x="5.953cm" svg:y="9.382cm">
          <text:p text:style-name="P1">Balupton History.js<text:line-break/>https://github.com/balupton/history.js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2.143cm" svg:y1="13.446cm" svg:x2="2.143cm" svg:y2="9.255cm" draw:start-shape="id82" draw:end-shape="id90" draw:end-glue-point="3" svg:d="M2143 13446h-502v-4191h502" svg:viewBox="0 0 503 4192">
          <text:p/>
        </draw:connector>
        <draw:connector draw:style-name="gr39" draw:text-style-name="P1" draw:layer="layout" svg:x1="2.143cm" svg:y1="13.446cm" svg:x2="5.953cm" svg:y2="10.144cm" draw:start-shape="id82" draw:start-glue-point="3" draw:end-shape="id91" draw:end-glue-point="3" svg:d="M2143 13446h-501v-3302h4311" svg:viewBox="0 0 4312 3303">
          <text:p/>
        </draw:connector>
        <draw:custom-shape draw:style-name="gr101" draw:text-style-name="P1" draw:layer="layout" svg:width="0.602cm" svg:height="0.635cm" svg:x="12.156cm" svg:y="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1" draw:layer="layout" svg:width="0.602cm" svg:height="0.508cm" svg:x="12.156cm" svg:y="5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1" draw:layer="layout" svg:width="0.722cm" svg:height="0.635cm" svg:x="17.57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" draw:layer="layout" svg:width="1.016cm" svg:height="0.508cm" svg:x="17.383cm" svg:y="7.22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651cm" svg:height="0.381cm" svg:x="16.621cm" svg:y="8.49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016cm" svg:height="0.508cm" svg:x="12.049cm" svg:y="7.47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651cm" svg:height="0.381cm" svg:x="12.049cm" svg:y="8.493cm">
          <text:p/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906cm" svg:y1="22.844cm" svg:x2="10.906cm" svg:y2="27.162cm" draw:start-shape="id92" draw:end-shape="id93" svg:d="M10906 22844v4318" svg:viewBox="0 0 1 4319">
          <text:p/>
        </draw:connector>
        <draw:connector draw:style-name="gr39" draw:text-style-name="P1" draw:layer="layout" svg:x1="19.034cm" svg:y1="24.304cm" svg:x2="19.034cm" svg:y2="27.733cm" draw:start-shape="id86" draw:end-shape="id93" draw:end-glue-point="1" svg:d="M19034 24304h501v3429h-501" svg:viewBox="0 0 502 3430">
          <text:p/>
        </draw:connector>
        <draw:custom-shape draw:style-name="gr83" draw:text-style-name="P1" xml:id="id95" draw:id="id95" draw:layer="layout" svg:width="15.748cm" svg:height="0.889cm" svg:x="3.286cm" svg:y="26.019cm">
          <text:p text:style-name="P1">https://Apache.org web server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3.286cm" svg:y1="25.066cm" svg:x2="2.778cm" svg:y2="27.733cm" draw:start-shape="id94" draw:end-shape="id93" draw:end-glue-point="3" svg:d="M3286 25066h-1009v2667h501" svg:viewBox="0 0 1010 2668">
          <text:p/>
        </draw:connector>
        <draw:connector draw:style-name="gr16" draw:text-style-name="P11" draw:layer="layout" draw:type="curve" svg:x1="10.906cm" svg:y1="22.844cm" svg:x2="11.16cm" svg:y2="26.019cm" draw:start-shape="id92" draw:start-glue-point="2" draw:end-shape="id95" svg:d="M10906 22844c0 2380 254 793 254 3175" svg:viewBox="0 0 255 3176">
          <text:p/>
        </draw:connector>
        <draw:custom-shape draw:style-name="gr91" draw:text-style-name="P36" draw:layer="layout" svg:width="8.89cm" svg:height="3.302cm" svg:x="2.999cm" svg:y="17.637cm">
          <text:p text:style-name="P1"><text:span text:style-name="T26">To </text:span><text:span text:style-name="T27">walk</text:span><text:span text:style-name="T28"> a folder/object </text:span><text:span text:style-name="T28"><text:line-break/></text:span><text:span text:style-name="T28">in computer memory (RAM memory)</text:span><text:span text:style-name="T28"><text:line-break/></text:span><text:span text:style-name="T28">means you </text:span><text:span text:style-name="T27">recurse</text:span><text:span text:style-name="T28"> that (recursive) </text:span><text:span text:style-name="T28"><text:line-break/></text:span><text:span text:style-name="T28">(sub-)folder or (sub-)object </text:span><text:span text:style-name="T28"><text:line-break/></text:span><text:span text:style-name="T28">(partially or completely)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s" svg:x1="10.652cm" svg:y1="14.208cm" svg:x2="11.287cm" svg:y2="17.764cm" draw:start-shape="id82" draw:end-shape="id84" svg:d="M10652 14208v501l133 3055h502" svg:viewBox="0 0 636 3557">
          <text:p/>
        </draw:connector>
        <draw:custom-shape draw:style-name="gr104" draw:text-style-name="P37" draw:layer="layout" svg:width="17.526cm" svg:height="2.54cm" svg:x="1.762cm" svg:y="1.254cm">
          <text:p text:style-name="P1">HTTPS = SECURE (encrypted) HyperText Transfer Protocol<text:line-break/>HTML = HyperText Markup Language<text:line-break/>CSS = Cascading Style Sheets<text:line-break/>JS = Javascript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92" draw:text-style-name="P32" draw:layer="layout" svg:width="18.542cm" svg:height="13.589cm" svg:x="1.254cm" svg:y="1cm">
          <text:p text:style-name="P1"><text:span text:style-name="T24">HTML</text:span><text:span text:style-name="T24"><text:line-break/></text:span><text:span text:style-name="T24">CSS</text:span><text:span text:style-name="T24"><text:line-break/></text:span><text:span text:style-name="T24">JS</text:span></text:p>
          <draw:enhanced-geometry svg:viewBox="0 0 21600 21600" draw:type="rectangle" draw:enhanced-path="M 0 0 L 21600 0 21600 21600 0 21600 0 0 Z N"/>
        </draw:custom-shape>
        <draw:custom-shape draw:style-name="gr93" draw:text-style-name="P33" xml:id="id96" draw:id="id96" draw:layer="layout" svg:width="17.018cm" svg:height="1.524cm" svg:x="2.143cm" svg:y="12.684cm">
          <text:p text:style-name="P1">SeductiveApps javascript</text:p>
          <draw:enhanced-geometry svg:viewBox="0 0 21600 21600" draw:type="rectangle" draw:enhanced-path="M 0 0 L 21600 0 21600 21600 0 21600 0 0 Z N"/>
        </draw:custom-shape>
        <draw:custom-shape draw:style-name="gr73" draw:text-style-name="P21" xml:id="id102" draw:id="id102" draw:layer="layout" svg:width="6.858cm" svg:height="1.905cm" svg:x="11.795cm" svg:y="7.096cm">
          <text:p text:style-name="P1">Canvas browser <text:line-break/>language</text:p>
          <draw:enhanced-geometry svg:viewBox="0 0 21600 21600" draw:type="rectangle" draw:enhanced-path="M 0 0 L 21600 0 21600 21600 0 21600 0 0 Z N"/>
        </draw:custom-shape>
        <draw:custom-shape draw:style-name="gr94" draw:text-style-name="P21" xml:id="id103" draw:id="id103" draw:layer="layout" svg:width="6.858cm" svg:height="2.159cm" svg:x="11.795cm" svg:y="4.556cm">
          <text:p text:style-name="P1">WebGL <text:line-break/>browser langu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4" xml:id="id101" draw:id="id101" draw:layer="layout" svg:width="16.891cm" svg:height="1.397cm" svg:x="2.143cm" svg:y="11.033cm">
          <text:p text:style-name="P1">Javascript client-side language (browser language)</text:p>
          <draw:enhanced-geometry svg:viewBox="0 0 21600 21600" draw:type="rectangle" draw:enhanced-path="M 0 0 L 21600 0 21600 21600 0 21600 0 0 Z N"/>
        </draw:custom-shape>
        <draw:custom-shape draw:style-name="gr96" draw:text-style-name="P34" xml:id="id106" draw:id="id106" draw:layer="layout" svg:width="16.256cm" svg:height="1.524cm" svg:x="2.778cm" svg:y="21.32cm">
          <text:p text:style-name="P1">PHP server-side <text:line-break/>language</text:p>
          <draw:enhanced-geometry svg:viewBox="0 0 21600 21600" draw:type="rectangle" draw:enhanced-path="M 0 0 L 21600 0 21600 21600 0 21600 0 0 Z N"/>
        </draw:custom-shape>
        <draw:custom-shape draw:style-name="gr85" draw:text-style-name="P1" xml:id="id99" draw:id="id99" draw:layer="layout" svg:width="6.604cm" svg:height="1.27cm" svg:x="3.286cm" svg:y="23.098cm">
          <text:p text:style-name="P1">Adodb.sourceforge.net<text:line-break/>PHP code-library</text:p>
          <draw:enhanced-geometry svg:viewBox="0 0 21600 21600" draw:type="rectangle" draw:enhanced-path="M 0 0 L 21600 0 21600 21600 0 21600 0 0 Z N"/>
        </draw:custom-shape>
        <draw:custom-shape draw:style-name="gr97" draw:text-style-name="P34" xml:id="id108" draw:id="id108" draw:layer="layout" svg:width="6.477cm" svg:height="1.143cm" svg:x="3.286cm" svg:y="24.495cm">
          <text:p text:style-name="P1"><text:span text:style-name="T17">*All*</text:span> SQL database<text:line-break/>languages</text:p>
          <draw:enhanced-geometry svg:viewBox="0 0 21600 21600" draw:type="rectangle" draw:enhanced-path="M 0 0 L 21600 0 21600 21600 0 21600 0 0 Z N"/>
        </draw:custom-shape>
        <draw:custom-shape draw:style-name="gr87" draw:text-style-name="P1" xml:id="id100" draw:id="id100" draw:layer="layout" svg:width="7.112cm" svg:height="2.413cm" svg:x="11.922cm" svg:y="23.098cm">
          <text:p text:style-name="P1">Github.com/seductiveapps/<text:line-break/>folderDB<text:line-break/><text:line-break/>PHP code-library</text:p>
          <draw:enhanced-geometry svg:viewBox="0 0 21600 21600" draw:type="rectangle" draw:enhanced-path="M 0 0 L 21600 0 21600 21600 0 21600 0 0 Z N"/>
        </draw:custom-shape>
        <draw:custom-shape draw:style-name="gr88" draw:text-style-name="P23" xml:id="id107" draw:id="id107" draw:layer="layout" svg:width="16.256cm" svg:height="1.143cm" svg:x="2.778cm" svg:y="27.162cm">
          <text:p text:style-name="P1">A Server’s filesystem (files stored on (hard-)disk)</text:p>
          <draw:enhanced-geometry svg:viewBox="0 0 21600 21600" draw:type="rectangle" draw:enhanced-path="M 0 0 L 21600 0 21600 21600 0 21600 0 0 Z N"/>
        </draw:custom-shape>
        <draw:custom-shape draw:style-name="gr98" draw:text-style-name="P1" draw:layer="layout" svg:width="3.81cm" svg:height="1.651cm" svg:x="2.143cm" svg:y="5.572cm">
          <text:p text:style-name="P1">JqueryUI.com<text:line-break/>code-libr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" xml:id="id104" draw:id="id104" draw:layer="layout" svg:width="3.429cm" svg:height="3.048cm" svg:x="2.143cm" svg:y="7.731cm">
          <text:p text:style-name="P1">Jquery.com<text:line-break/>code-library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9" draw:text-style-name="P24" xml:id="id97" draw:id="id97" draw:layer="layout" svg:width="4.191cm" svg:height="4.318cm" svg:x="2.651cm" svg:y="14.462cm">
          <text:p text:style-name="P1">Table-based <text:line-break/>data<text:line-break/>(rows, columns)</text:p>
          <draw:enhanced-geometry svg:viewBox="0 0 21600 21600" draw:type="rectangle" draw:enhanced-path="M 0 0 L 21600 0 21600 21600 0 21600 0 0 Z N"/>
        </draw:custom-shape>
        <draw:custom-shape draw:style-name="gr99" draw:text-style-name="P1" draw:layer="layout" svg:width="3.175cm" svg:height="4.953cm" svg:x="6.207cm" svg:y="4.175cm">
          <text:p text:style-name="P1">Twobirds </text:p>
          <text:p text:style-name="P1">javascript <text:line-break/>code-librar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1" draw:layer="layout" svg:x1="10.652cm" svg:y1="14.208cm" svg:x2="6.842cm" svg:y2="16.621cm" draw:start-shape="id96" draw:end-shape="id97" svg:d="M10652 14208v2413h-3810" svg:viewBox="0 0 3811 2414">
          <text:p/>
        </draw:connector>
        <draw:custom-shape draw:style-name="gr90" draw:text-style-name="P35" xml:id="id98" draw:id="id98" draw:layer="layout" svg:width="7.493cm" svg:height="6.604cm" svg:x="11.287cm" svg:y="14.462cm">
          <text:p text:style-name="P1"><text:span text:style-name="T17">Folder-based data</text:span></text:p>
          <text:p text:style-name="P1"><text:span text:style-name="T17">PHP: </text:span><text:span text:style-name="T29">Array</text:span><text:span text:style-name="T17"> = </text:span><text:span text:style-name="T17"><text:line-break/></text:span><text:span text:style-name="T17">(</text:span><text:span text:style-name="T29">keys</text:span><text:span text:style-name="T17"> (</text:span><text:span text:style-name="T30">filenames</text:span><text:span text:style-name="T17">) and </text:span><text:span text:style-name="T17"><text:line-break/></text:span><text:span text:style-name="T17">their </text:span><text:span text:style-name="T29">value</text:span><text:span text:style-name="T17">s (</text:span><text:span text:style-name="T30">file-contents</text:span><text:span text:style-name="T17">)</text:span><text:span text:style-name="T17"><text:line-break/></text:span><text:span text:style-name="T17">in </text:span><text:span text:style-name="T31">an </text:span><text:span text:style-name="T29">Array</text:span><text:span text:style-name="T31">,</text:span><text:span text:style-name="T32"> </text:span><text:span text:style-name="T32"><text:line-break/></text:span><text:span text:style-name="T32">which may or may not </text:span><text:span text:style-name="T32"><text:line-break/></text:span><text:span text:style-name="T32">contain a nested </text:span><text:span text:style-name="T33">sub-Array</text:span><text:span text:style-name="T17">)</text:span><text:span text:style-name="T17"><text:line-break/></text:span><text:span text:style-name="T34">recursion</text:span><text:span text:style-name="T17"> = </text:span><text:span text:style-name="T35"><text:line-break/></text:span><text:span text:style-name="T35">contains nested </text:span><text:span text:style-name="T33">arrays</text:span><text:span text:style-name="T35">, </text:span><text:span text:style-name="T35"><text:line-break/></text:span><text:span text:style-name="T34">recursion</text:span><text:span text:style-name="T35"> = </text:span><text:span text:style-name="T35"><text:line-break/></text:span><text:span text:style-name="T35">sub-folders/sub-objects </text:span><text:span text:style-name="T35"><text:line-break/></text:span><text:span text:style-name="T35">in a root-folder/root-object</text:span>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652cm" svg:y1="14.208cm" svg:x2="11.287cm" svg:y2="17.764cm" draw:start-shape="id96" draw:end-shape="id98" svg:d="M10652 14208v3556h635" svg:viewBox="0 0 636 3557">
          <text:p/>
        </draw:connector>
        <draw:connector draw:style-name="gr39" draw:text-style-name="P1" draw:layer="layout" svg:x1="2.143cm" svg:y1="13.446cm" svg:x2="3.286cm" svg:y2="23.733cm" draw:start-shape="id96" draw:end-shape="id99" draw:end-glue-point="3" svg:d="M2143 13446h-501v10287h1644" svg:viewBox="0 0 1645 10288">
          <text:p/>
        </draw:connector>
        <draw:connector draw:style-name="gr39" draw:text-style-name="P1" draw:layer="layout" svg:x1="2.651cm" svg:y1="16.621cm" svg:x2="3.286cm" svg:y2="23.733cm" draw:start-shape="id97" draw:end-shape="id99" draw:end-glue-point="3" svg:d="M2651 16621h-502v7112h1137" svg:viewBox="0 0 1138 7113">
          <text:p/>
        </draw:connector>
        <draw:connector draw:style-name="gr39" draw:text-style-name="P1" draw:layer="layout" svg:x1="18.78cm" svg:y1="17.764cm" svg:x2="19.034cm" svg:y2="24.304cm" draw:start-shape="id98" draw:end-shape="id100" draw:end-glue-point="1" svg:d="M18780 17764h755v6540h-501" svg:viewBox="0 0 756 6541">
          <text:p/>
        </draw:connector>
        <draw:connector draw:style-name="gr39" draw:text-style-name="P1" draw:layer="layout" svg:x1="19.034cm" svg:y1="11.731cm" svg:x2="18.653cm" svg:y2="8.048cm" draw:start-shape="id101" draw:end-shape="id102" draw:end-glue-point="1" svg:d="M19034 11731h500v-3683h-881" svg:viewBox="0 0 882 3684">
          <text:p/>
        </draw:connector>
        <draw:connector draw:style-name="gr39" draw:text-style-name="P1" draw:layer="layout" svg:x1="19.034cm" svg:y1="11.731cm" svg:x2="18.653cm" svg:y2="5.635cm" draw:start-shape="id101" draw:start-glue-point="1" draw:end-shape="id103" svg:d="M19034 11731h500v-6096h-881" svg:viewBox="0 0 882 6097">
          <text:p/>
        </draw:connector>
        <draw:custom-shape draw:style-name="gr100" draw:text-style-name="P1" xml:id="id105" draw:id="id105" draw:layer="layout" svg:width="12.827cm" svg:height="1.524cm" svg:x="5.953cm" svg:y="9.382cm">
          <text:p text:style-name="P1">Balupton History.js<text:line-break/>https://github.com/balupton/history.js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2.143cm" svg:y1="13.446cm" svg:x2="2.143cm" svg:y2="9.255cm" draw:start-shape="id96" draw:end-shape="id104" draw:end-glue-point="3" svg:d="M2143 13446h-502v-4191h502" svg:viewBox="0 0 503 4192">
          <text:p/>
        </draw:connector>
        <draw:connector draw:style-name="gr39" draw:text-style-name="P1" draw:layer="layout" svg:x1="2.143cm" svg:y1="13.446cm" svg:x2="5.953cm" svg:y2="10.144cm" draw:start-shape="id96" draw:start-glue-point="3" draw:end-shape="id105" draw:end-glue-point="3" svg:d="M2143 13446h-501v-3302h4311" svg:viewBox="0 0 4312 3303">
          <text:p/>
        </draw:connector>
        <draw:custom-shape draw:style-name="gr101" draw:text-style-name="P1" draw:layer="layout" svg:width="0.602cm" svg:height="0.635cm" svg:x="12.156cm" svg:y="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1" draw:layer="layout" svg:width="0.602cm" svg:height="0.508cm" svg:x="12.156cm" svg:y="5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1" draw:layer="layout" svg:width="0.722cm" svg:height="0.635cm" svg:x="17.57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" draw:layer="layout" svg:width="1.016cm" svg:height="0.508cm" svg:x="17.383cm" svg:y="7.22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651cm" svg:height="0.381cm" svg:x="16.621cm" svg:y="8.49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016cm" svg:height="0.508cm" svg:x="12.049cm" svg:y="7.47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651cm" svg:height="0.381cm" svg:x="12.049cm" svg:y="8.493cm">
          <text:p/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906cm" svg:y1="22.844cm" svg:x2="10.906cm" svg:y2="27.162cm" draw:start-shape="id106" draw:end-shape="id107" svg:d="M10906 22844v4318" svg:viewBox="0 0 1 4319">
          <text:p/>
        </draw:connector>
        <draw:connector draw:style-name="gr39" draw:text-style-name="P1" draw:layer="layout" svg:x1="19.034cm" svg:y1="24.304cm" svg:x2="19.034cm" svg:y2="27.733cm" draw:start-shape="id100" draw:end-shape="id107" draw:end-glue-point="1" svg:d="M19034 24304h501v3429h-501" svg:viewBox="0 0 502 3430">
          <text:p/>
        </draw:connector>
        <draw:custom-shape draw:style-name="gr83" draw:text-style-name="P1" xml:id="id109" draw:id="id109" draw:layer="layout" svg:width="15.748cm" svg:height="0.889cm" svg:x="3.286cm" svg:y="26.019cm">
          <text:p text:style-name="P1">https://Apache.org web server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3.286cm" svg:y1="25.066cm" svg:x2="2.778cm" svg:y2="27.733cm" draw:start-shape="id108" draw:end-shape="id107" draw:end-glue-point="3" svg:d="M3286 25066h-1009v2667h501" svg:viewBox="0 0 1010 2668">
          <text:p/>
        </draw:connector>
        <draw:connector draw:style-name="gr16" draw:text-style-name="P11" draw:layer="layout" draw:type="curve" svg:x1="10.906cm" svg:y1="22.844cm" svg:x2="11.16cm" svg:y2="26.019cm" draw:start-shape="id106" draw:start-glue-point="2" draw:end-shape="id109" svg:d="M10906 22844c0 2380 254 793 254 3175" svg:viewBox="0 0 255 3176">
          <text:p/>
        </draw:connector>
        <draw:custom-shape draw:style-name="gr105" draw:text-style-name="P36" draw:layer="layout" svg:width="9.906cm" svg:height="3.048cm" svg:x="1.889cm" svg:y="17.891cm">
          <text:p text:style-name="P1"><text:span text:style-name="T26">To </text:span><text:span text:style-name="T27">walk</text:span><text:span text:style-name="T28"> a folder/object </text:span><text:span text:style-name="T28"><text:line-break/></text:span><text:span text:style-name="T28">in computer memory (RAM memory)</text:span><text:span text:style-name="T28"><text:line-break/></text:span><text:span text:style-name="T28">means you </text:span><text:span text:style-name="T27">recurse</text:span><text:span text:style-name="T28"> that (recursive) </text:span><text:span text:style-name="T28"><text:line-break/></text:span><text:span text:style-name="T28">(sub-)folder or (sub-)object or (sub-)array</text:span><text:span text:style-name="T28"><text:line-break/></text:span><text:span text:style-name="T28">(partially or completely)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s" svg:x1="10.652cm" svg:y1="14.208cm" svg:x2="11.287cm" svg:y2="17.764cm" draw:start-shape="id96" draw:end-shape="id98" svg:d="M10652 14208v501l133 3055h502" svg:viewBox="0 0 636 3557">
          <text:p/>
        </draw:connector>
        <draw:custom-shape draw:style-name="gr104" draw:text-style-name="P37" draw:layer="layout" svg:width="17.526cm" svg:height="2.54cm" svg:x="1.762cm" svg:y="1.254cm">
          <text:p text:style-name="P1">HTTPS = SECURE (encrypted) HyperText Transfer Protocol<text:line-break/>HTML = HyperText Markup Language<text:line-break/>CSS = Cascading Style Sheets<text:line-break/>JS = Javascript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custom-shape draw:style-name="gr106" draw:text-style-name="P38" draw:layer="layout" svg:width="18.161cm" svg:height="8.255cm" svg:x="1.508cm" svg:y="20.177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39" draw:layer="layout" svg:width="18.542cm" svg:height="13.589cm" svg:x="1.254cm" svg:y="1cm">
          <text:p text:style-name="P1"><text:span text:style-name="T36">HTML</text:span><text:span text:style-name="T36"><text:line-break/></text:span><text:span text:style-name="T36">CSS</text:span><text:span text:style-name="T36"><text:line-break/></text:span><text:span text:style-name="T36">JS</text:span></text:p>
          <draw:enhanced-geometry svg:viewBox="0 0 21600 21600" draw:type="rectangle" draw:enhanced-path="M 0 0 L 21600 0 21600 21600 0 21600 0 0 Z N"/>
        </draw:custom-shape>
        <draw:custom-shape draw:style-name="gr107" draw:text-style-name="P40" xml:id="id110" draw:id="id110" draw:layer="layout" svg:width="17.018cm" svg:height="0.762cm" svg:x="2.143cm" svg:y="12.684cm">
          <text:p text:style-name="P1"><text:span text:style-name="T18">SeductiveApps javascript</text:span></text:p>
          <draw:enhanced-geometry svg:viewBox="0 0 21600 21600" draw:type="rectangle" draw:enhanced-path="M 0 0 L 21600 0 21600 21600 0 21600 0 0 Z N"/>
        </draw:custom-shape>
        <draw:custom-shape draw:style-name="gr108" draw:text-style-name="P26" xml:id="id116" draw:id="id116" draw:layer="layout" svg:width="6.858cm" svg:height="1.905cm" svg:x="11.795cm" svg:y="7.096cm">
          <text:p text:style-name="P1"><text:span text:style-name="T18">Canvas browser </text:span><text:span text:style-name="T18"><text:line-break/></text:span><text:span text:style-name="T18">language</text:span></text:p>
          <draw:enhanced-geometry svg:viewBox="0 0 21600 21600" draw:type="rectangle" draw:enhanced-path="M 0 0 L 21600 0 21600 21600 0 21600 0 0 Z N"/>
        </draw:custom-shape>
        <draw:custom-shape draw:style-name="gr109" draw:text-style-name="P26" xml:id="id117" draw:id="id117" draw:layer="layout" svg:width="6.858cm" svg:height="2.159cm" svg:x="11.795cm" svg:y="4.556cm">
          <text:p text:style-name="P1"><text:span text:style-name="T18">WebGL </text:span><text:span text:style-name="T18"><text:line-break/></text:span><text:span text:style-name="T18">browser 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41" xml:id="id115" draw:id="id115" draw:layer="layout" svg:width="16.891cm" svg:height="1.397cm" svg:x="2.143cm" svg:y="11.033cm">
          <text:p text:style-name="P1"><text:span text:style-name="T18">Javascript client-side language (browser language)</text:span></text:p>
          <draw:enhanced-geometry svg:viewBox="0 0 21600 21600" draw:type="rectangle" draw:enhanced-path="M 0 0 L 21600 0 21600 21600 0 21600 0 0 Z N"/>
        </draw:custom-shape>
        <draw:custom-shape draw:style-name="gr96" draw:text-style-name="P41" xml:id="id120" draw:id="id120" draw:layer="layout" svg:width="16.256cm" svg:height="1.524cm" svg:x="2.778cm" svg:y="21.32cm">
          <text:p text:style-name="P1"><text:span text:style-name="T18">PHP server-side </text:span><text:span text:style-name="T18"><text:line-break/></text:span><text:span text:style-name="T18">language</text:span></text:p>
          <draw:enhanced-geometry svg:viewBox="0 0 21600 21600" draw:type="rectangle" draw:enhanced-path="M 0 0 L 21600 0 21600 21600 0 21600 0 0 Z N"/>
        </draw:custom-shape>
        <draw:custom-shape draw:style-name="gr85" draw:text-style-name="P27" xml:id="id113" draw:id="id113" draw:layer="layout" svg:width="6.604cm" svg:height="1.27cm" svg:x="3.286cm" svg:y="23.098cm">
          <text:p text:style-name="P1"><text:span text:style-name="T18">Adodb.sourceforge.net</text:span><text:span text:style-name="T18"><text:line-break/></text:span><text:span text:style-name="T18">PHP code-library</text:span></text:p>
          <draw:enhanced-geometry svg:viewBox="0 0 21600 21600" draw:type="rectangle" draw:enhanced-path="M 0 0 L 21600 0 21600 21600 0 21600 0 0 Z N"/>
        </draw:custom-shape>
        <draw:custom-shape draw:style-name="gr97" draw:text-style-name="P41" xml:id="id122" draw:id="id122" draw:layer="layout" svg:width="6.477cm" svg:height="1.143cm" svg:x="3.286cm" svg:y="24.495cm">
          <text:p text:style-name="P1"><text:span text:style-name="T19">*All*</text:span><text:span text:style-name="T18"> SQL database</text:span><text:span text:style-name="T18"><text:line-break/></text:span><text:span text:style-name="T18">languages</text:span></text:p>
          <draw:enhanced-geometry svg:viewBox="0 0 21600 21600" draw:type="rectangle" draw:enhanced-path="M 0 0 L 21600 0 21600 21600 0 21600 0 0 Z N"/>
        </draw:custom-shape>
        <draw:custom-shape draw:style-name="gr87" draw:text-style-name="P27" xml:id="id114" draw:id="id114" draw:layer="layout" svg:width="7.112cm" svg:height="2.413cm" svg:x="11.922cm" svg:y="23.098cm">
          <text:p text:style-name="P1"><text:span text:style-name="T18">Github.com/seductiveapps/</text:span><text:span text:style-name="T18"><text:line-break/></text:span><text:span text:style-name="T18">folderDB</text:span><text:span text:style-name="T18"><text:line-break/></text:span><text:span text:style-name="T18"><text:line-break/></text:span><text:span text:style-name="T18">PHP code-library</text:span></text:p>
          <draw:enhanced-geometry svg:viewBox="0 0 21600 21600" draw:type="rectangle" draw:enhanced-path="M 0 0 L 21600 0 21600 21600 0 21600 0 0 Z N"/>
        </draw:custom-shape>
        <draw:custom-shape draw:style-name="gr111" draw:text-style-name="P28" xml:id="id121" draw:id="id121" draw:layer="layout" svg:width="16.256cm" svg:height="0.762cm" svg:x="2.778cm" svg:y="27.289cm">
          <text:p text:style-name="P1"><text:span text:style-name="T18">A Server’s filesystem (files stored on (hard-)disk)</text:span></text:p>
          <draw:enhanced-geometry svg:viewBox="0 0 21600 21600" draw:type="rectangle" draw:enhanced-path="M 0 0 L 21600 0 21600 21600 0 21600 0 0 Z N"/>
        </draw:custom-shape>
        <draw:custom-shape draw:style-name="gr98" draw:text-style-name="P27" draw:layer="layout" svg:width="3.81cm" svg:height="1.651cm" svg:x="2.143cm" svg:y="5.572cm">
          <text:p text:style-name="P1"><text:span text:style-name="T18">JqueryUI.com</text:span><text:span text:style-name="T18"><text:line-break/></text:span><text:span text:style-name="T18">code-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7" xml:id="id118" draw:id="id118" draw:layer="layout" svg:width="3.429cm" svg:height="3.048cm" svg:x="2.143cm" svg:y="7.731cm">
          <text:p text:style-name="P1"><text:span text:style-name="T18">Jquery.com</text:span><text:span text:style-name="T18"><text:line-break/></text:span><text:span text:style-name="T18">code-library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2" draw:text-style-name="P29" xml:id="id111" draw:id="id111" draw:layer="layout" svg:width="4.191cm" svg:height="4.953cm" svg:x="2.651cm" svg:y="13.827cm">
          <text:p text:style-name="P1"><text:span text:style-name="T18">Table-based </text:span><text:span text:style-name="T18"><text:line-break/></text:span><text:span text:style-name="T18">data</text:span><text:span text:style-name="T18"><text:line-break/></text:span><text:span text:style-name="T18">(rows, columns)</text:span></text:p>
          <draw:enhanced-geometry svg:viewBox="0 0 21600 21600" draw:type="rectangle" draw:enhanced-path="M 0 0 L 21600 0 21600 21600 0 21600 0 0 Z N"/>
        </draw:custom-shape>
        <draw:custom-shape draw:style-name="gr99" draw:text-style-name="P27" draw:layer="layout" svg:width="3.175cm" svg:height="4.953cm" svg:x="6.207cm" svg:y="4.175cm">
          <text:p text:style-name="P1"><text:span text:style-name="T18">Twobirds </text:span></text:p>
          <text:p text:style-name="P1"><text:span text:style-name="T18">javascript </text:span><text:span text:style-name="T18"><text:line-break/></text:span><text:span text:style-name="T18">code-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1" draw:layer="layout" svg:x1="10.652cm" svg:y1="13.446cm" svg:x2="6.842cm" svg:y2="16.303cm" draw:start-shape="id110" draw:end-shape="id111" svg:d="M10652 13446v2857h-3810" svg:viewBox="0 0 3811 2858">
          <text:p/>
        </draw:connector>
        <draw:custom-shape draw:style-name="gr113" draw:text-style-name="P30" xml:id="id112" draw:id="id112" draw:layer="layout" svg:width="7.493cm" svg:height="7.239cm" svg:x="11.287cm" svg:y="13.827cm">
          <text:p text:style-name="P1"><text:span text:style-name="T19">Folder-based data</text:span></text:p>
          <text:p text:style-name="P1"><text:span text:style-name="T19">PHP: </text:span><text:span text:style-name="T37">Array</text:span><text:span text:style-name="T19"> = </text:span><text:span text:style-name="T19"><text:line-break/></text:span><text:span text:style-name="T19">(</text:span><text:span text:style-name="T37">keys</text:span><text:span text:style-name="T19"> (</text:span><text:span text:style-name="T38">filenames</text:span><text:span text:style-name="T19">) and </text:span><text:span text:style-name="T19"><text:line-break/></text:span><text:span text:style-name="T19">their </text:span><text:span text:style-name="T37">value</text:span><text:span text:style-name="T19">s (</text:span><text:span text:style-name="T38">file-contents</text:span><text:span text:style-name="T19">)</text:span><text:span text:style-name="T19"><text:line-break/></text:span><text:span text:style-name="T19">in </text:span><text:span text:style-name="T39">an </text:span><text:span text:style-name="T37">Array</text:span><text:span text:style-name="T39">,</text:span><text:span text:style-name="T40"> </text:span><text:span text:style-name="T40"><text:line-break/></text:span><text:span text:style-name="T40">which may or may not </text:span><text:span text:style-name="T40"><text:line-break/></text:span><text:span text:style-name="T40">contain a nested </text:span><text:span text:style-name="T41">sub-Array</text:span><text:span text:style-name="T19">)</text:span><text:span text:style-name="T19"><text:line-break/></text:span><text:span text:style-name="T42">recursion</text:span><text:span text:style-name="T19"> = </text:span><text:span text:style-name="T43"><text:line-break/></text:span><text:span text:style-name="T43">contains nested </text:span><text:span text:style-name="T41">arrays</text:span><text:span text:style-name="T43">, </text:span><text:span text:style-name="T43"><text:line-break/></text:span><text:span text:style-name="T42">recursion</text:span><text:span text:style-name="T43"> = </text:span><text:span text:style-name="T43"><text:line-break/></text:span><text:span text:style-name="T43">sub-folders/sub-objects </text:span><text:span text:style-name="T43"><text:line-break/></text:span><text:span text:style-name="T43">in a root-folder/root-object</text:span>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652cm" svg:y1="13.446cm" svg:x2="11.287cm" svg:y2="17.446cm" draw:start-shape="id110" draw:end-shape="id112" svg:d="M10652 13446v4000h635" svg:viewBox="0 0 636 4001">
          <text:p/>
        </draw:connector>
        <draw:connector draw:style-name="gr39" draw:text-style-name="P1" draw:layer="layout" svg:x1="2.143cm" svg:y1="13.065cm" svg:x2="3.286cm" svg:y2="23.733cm" draw:start-shape="id110" draw:end-shape="id113" draw:end-glue-point="3" svg:d="M2143 13065h-501v10668h1644" svg:viewBox="0 0 1645 10669">
          <text:p/>
        </draw:connector>
        <draw:connector draw:style-name="gr39" draw:text-style-name="P1" draw:layer="layout" svg:x1="2.651cm" svg:y1="16.303cm" svg:x2="3.286cm" svg:y2="23.733cm" draw:start-shape="id111" draw:end-shape="id113" draw:end-glue-point="3" svg:d="M2651 16303h-502v7430h1137" svg:viewBox="0 0 1138 7431">
          <text:p/>
        </draw:connector>
        <draw:connector draw:style-name="gr39" draw:text-style-name="P1" draw:layer="layout" svg:x1="18.78cm" svg:y1="17.446cm" svg:x2="19.034cm" svg:y2="24.304cm" draw:start-shape="id112" draw:end-shape="id114" draw:end-glue-point="1" svg:d="M18780 17446h755v6858h-501" svg:viewBox="0 0 756 6859">
          <text:p/>
        </draw:connector>
        <draw:connector draw:style-name="gr39" draw:text-style-name="P1" draw:layer="layout" svg:x1="19.034cm" svg:y1="11.731cm" svg:x2="18.653cm" svg:y2="8.048cm" draw:start-shape="id115" draw:end-shape="id116" draw:end-glue-point="1" svg:d="M19034 11731h500v-3683h-881" svg:viewBox="0 0 882 3684">
          <text:p/>
        </draw:connector>
        <draw:connector draw:style-name="gr39" draw:text-style-name="P1" draw:layer="layout" svg:x1="19.034cm" svg:y1="11.731cm" svg:x2="18.653cm" svg:y2="5.635cm" draw:start-shape="id115" draw:start-glue-point="1" draw:end-shape="id117" svg:d="M19034 11731h500v-6096h-881" svg:viewBox="0 0 882 6097">
          <text:p/>
        </draw:connector>
        <draw:custom-shape draw:style-name="gr100" draw:text-style-name="P27" xml:id="id119" draw:id="id119" draw:layer="layout" svg:width="12.827cm" svg:height="1.524cm" svg:x="5.953cm" svg:y="9.382cm">
          <text:p text:style-name="P1"><text:span text:style-name="T18">Balupton History.js</text:span><text:span text:style-name="T18"><text:line-break/></text:span><text:span text:style-name="T18">https://github.com/balupton/history.js</text:span>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2.143cm" svg:y1="13.065cm" svg:x2="2.143cm" svg:y2="9.255cm" draw:start-shape="id110" draw:end-shape="id118" draw:end-glue-point="3" svg:d="M2143 13065h-502v-3810h502" svg:viewBox="0 0 503 3811">
          <text:p/>
        </draw:connector>
        <draw:connector draw:style-name="gr39" draw:text-style-name="P1" draw:layer="layout" svg:x1="2.143cm" svg:y1="13.065cm" svg:x2="5.953cm" svg:y2="10.144cm" draw:start-shape="id110" draw:start-glue-point="3" draw:end-shape="id119" draw:end-glue-point="3" svg:d="M2143 13065h-501v-2921h4311" svg:viewBox="0 0 4312 2922">
          <text:p/>
        </draw:connector>
        <draw:custom-shape draw:style-name="gr101" draw:text-style-name="P1" draw:layer="layout" svg:width="0.602cm" svg:height="0.635cm" svg:x="12.156cm" svg:y="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1" draw:layer="layout" svg:width="0.602cm" svg:height="0.508cm" svg:x="12.156cm" svg:y="5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1" draw:layer="layout" svg:width="0.722cm" svg:height="0.635cm" svg:x="17.57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" draw:layer="layout" svg:width="1.016cm" svg:height="0.508cm" svg:x="17.383cm" svg:y="7.22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651cm" svg:height="0.381cm" svg:x="16.621cm" svg:y="8.49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016cm" svg:height="0.508cm" svg:x="12.049cm" svg:y="7.47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651cm" svg:height="0.381cm" svg:x="12.049cm" svg:y="8.493cm">
          <text:p/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906cm" svg:y1="22.844cm" svg:x2="10.906cm" svg:y2="27.289cm" draw:start-shape="id120" draw:end-shape="id121" svg:d="M10906 22844v4445" svg:viewBox="0 0 1 4446">
          <text:p/>
        </draw:connector>
        <draw:connector draw:style-name="gr39" draw:text-style-name="P1" draw:layer="layout" svg:x1="19.034cm" svg:y1="24.304cm" svg:x2="19.034cm" svg:y2="27.67cm" draw:start-shape="id114" draw:end-shape="id121" draw:end-glue-point="1" svg:d="M19034 24304h501v3366h-501" svg:viewBox="0 0 502 3367">
          <text:p/>
        </draw:connector>
        <draw:custom-shape draw:style-name="gr83" draw:text-style-name="P27" xml:id="id123" draw:id="id123" draw:layer="layout" svg:width="15.748cm" svg:height="0.889cm" svg:x="3.286cm" svg:y="26.019cm">
          <text:p text:style-name="P1"><text:span text:style-name="T18">https://Apache.org web server</text:span>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3.286cm" svg:y1="25.066cm" svg:x2="2.778cm" svg:y2="27.67cm" draw:start-shape="id122" draw:end-shape="id121" draw:end-glue-point="3" svg:d="M3286 25066h-1009v2604h501" svg:viewBox="0 0 1010 2605">
          <text:p/>
        </draw:connector>
        <draw:connector draw:style-name="gr16" draw:text-style-name="P11" draw:layer="layout" draw:type="curve" svg:x1="10.906cm" svg:y1="22.844cm" svg:x2="11.16cm" svg:y2="26.019cm" draw:start-shape="id120" draw:start-glue-point="2" draw:end-shape="id123" svg:d="M10906 22844c0 2380 254 793 254 3175" svg:viewBox="0 0 255 3176">
          <text:p/>
        </draw:connector>
        <draw:custom-shape draw:style-name="gr105" draw:text-style-name="P31" draw:layer="layout" svg:width="9.906cm" svg:height="3.048cm" svg:x="1.889cm" svg:y="17.891cm">
          <text:p text:style-name="P1"><text:span text:style-name="T21">To </text:span><text:span text:style-name="T22">walk</text:span><text:span text:style-name="T23"> a folder/object </text:span><text:span text:style-name="T23"><text:line-break/></text:span><text:span text:style-name="T23">in computer memory (RAM memory)</text:span><text:span text:style-name="T23"><text:line-break/></text:span><text:span text:style-name="T23">means you </text:span><text:span text:style-name="T22">recurse</text:span><text:span text:style-name="T23"> that (recursive) </text:span><text:span text:style-name="T23"><text:line-break/></text:span><text:span text:style-name="T23">(sub-)folder or (sub-)object or (sub-)array</text:span><text:span text:style-name="T23"><text:line-break/></text:span><text:span text:style-name="T23">(partially or completely)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s" svg:x1="10.652cm" svg:y1="13.446cm" svg:x2="11.287cm" svg:y2="17.446cm" draw:start-shape="id110" draw:end-shape="id112" svg:d="M10652 13446v501l133 3499h502" svg:viewBox="0 0 636 4001">
          <text:p/>
        </draw:connector>
        <draw:custom-shape draw:style-name="gr104" draw:text-style-name="P42" draw:layer="layout" svg:width="17.526cm" svg:height="2.54cm" svg:x="1.762cm" svg:y="1.254cm">
          <text:p text:style-name="P1"><text:span text:style-name="T18">HTTPS = SECURE (encrypted) HyperText Transfer Protocol</text:span><text:span text:style-name="T18"><text:line-break/></text:span><text:span text:style-name="T18">HTML = HyperText Markup Language</text:span><text:span text:style-name="T18"><text:line-break/></text:span><text:span text:style-name="T18">CSS = Cascading Style Sheets</text:span><text:span text:style-name="T18"><text:line-break/></text:span><text:span text:style-name="T18">JS = Javascript</text:span></text:p>
          <draw:enhanced-geometry svg:viewBox="0 0 21600 21600" draw:type="rectangle" draw:enhanced-path="M 0 0 L 21600 0 21600 21600 0 21600 0 0 Z N"/>
        </draw:custom-shape>
        <draw:connector draw:style-name="gr114" draw:text-style-name="P43" draw:layer="layout" draw:type="line" svg:x1="10.906cm" svg:y1="22.844cm" svg:x2="11.16cm" svg:y2="26.019cm" draw:start-shape="id120" draw:end-shape="id123" svg:d="M10906 22844l254 3175" svg:viewBox="0 0 255 3176">
          <text:p/>
        </draw:connector>
        <draw:connector draw:style-name="gr114" draw:text-style-name="P43" draw:layer="layout" draw:type="line" svg:x1="10.906cm" svg:y1="22.844cm" svg:x2="10.906cm" svg:y2="27.289cm" draw:start-shape="id120" draw:start-glue-point="2" draw:end-shape="id121" svg:d="M10906 22844v4445" svg:viewBox="0 0 1 4446">
          <text:p/>
        </draw:connector>
      </draw:page>
      <draw:page draw:name="page15" draw:style-name="dp1" draw:master-page-name="Default">
        <draw:connector draw:style-name="gr15" draw:text-style-name="P10" draw:layer="layout" svg:x1="13.827cm" svg:y1="17.238cm" svg:x2="5.953cm" svg:y2="14.069cm" draw:start-shape="id124" draw:end-shape="id125" svg:d="M13827 17238h-3938v-3169h-3936" svg:viewBox="0 0 7875 3170">
          <text:p/>
        </draw:connector>
        <draw:line draw:style-name="gr16" draw:text-style-name="P11" draw:layer="layout" svg:x1="1.127cm" svg:y1="22.336cm" svg:x2="20cm" svg:y2="22.209cm">
          <text:p/>
        </draw:line>
        <draw:custom-shape draw:style-name="gr115" draw:text-style-name="P12" xml:id="id127" draw:id="id127" draw:layer="layout" svg:width="2.667cm" svg:height="1.613cm" svg:x="1.635cm" svg:y="18.564cm">
          <text:p text:style-name="P1"><text:span text:style-name="T10">.htaccess</text:span><text:span text:style-name="T11"><text:line-break/></text:span><text:span text:style-name="T11">RewriteRule</text:span>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128" draw:id="id128" draw:layer="layout" svg:width="3.302cm" svg:height="0.691cm" svg:x="2.143cm" svg:y="16.374cm">
          <text:p text:style-name="P1"><text:span text:style-name="T12">Index.php</text:span></text:p>
          <draw:enhanced-geometry svg:viewBox="0 0 21600 21600" draw:type="rectangle" draw:enhanced-path="M 0 0 L 21600 0 21600 21600 0 21600 0 0 Z N"/>
        </draw:custom-shape>
        <draw:custom-shape draw:style-name="gr117" draw:text-style-name="P14" xml:id="id125" draw:id="id125" draw:layer="layout" svg:width="3.937cm" svg:height="1.152cm" svg:x="2.016cm" svg:y="13.493cm">
          <text:p text:style-name="P1"><text:span text:style-name="T11">WebappObfuscator</text:span><text:span text:style-name="T11"><text:line-break/></text:span><text:span text:style-name="T11">Class woWebsite</text:span></text:p>
          <draw:enhanced-geometry svg:viewBox="0 0 21600 21600" draw:type="rectangle" draw:enhanced-path="M 0 0 L 21600 0 21600 21600 0 21600 0 0 Z N"/>
        </draw:custom-shape>
        <draw:custom-shape draw:style-name="gr118" draw:text-style-name="P12" xml:id="id124" draw:id="id124" draw:layer="layout" svg:width="5.461cm" svg:height="0.807cm" svg:x="13.827cm" svg:y="16.835cm">
          <text:p text:style-name="P1"><text:span text:style-name="T11">Class myCMS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699cm" svg:height="1.27cm" svg:x="14.843cm" svg:y="22.717cm">
          <text:p text:style-name="P1"><text:span text:style-name="T11">Client</text:span><text:span text:style-name="T11"><text:line-break/></text:span><text:span text:style-name="T11">(browser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1" draw:text-style-name="P15" draw:layer="layout" svg:width="4.699cm" svg:height="1.27cm" svg:x="15.097cm" svg:y="20.685cm">
          <text:p text:style-name="P1"><text:span text:style-name="T11">Server </text:span><text:span text:style-name="T11"><text:line-break/></text:span><text:span text:style-name="T11">(apache, PHP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19" draw:text-style-name="P16" xml:id="id129" draw:id="id129" draw:layer="layout" svg:width="4.699cm" svg:height="3.688cm" svg:x="3.794cm" svg:y="7.731cm">
          <text:p text:style-name="P1"><text:span text:style-name="T13">…</text:span><text:span text:style-name="T13">/siteFramework-pw-[PASSWORD]</text:span><text:span text:style-name="T13"><text:line-break/></text:span><text:span text:style-name="T13">/[FORK_DATE]</text:span><text:span text:style-name="T13"><text:line-break/></text:span><text:span text:style-name="T13">/siteContent</text:span><text:span text:style-name="T13"><text:line-break/></text:span><text:span text:style-name="T11">/index.tpl</text:span><text:span text:style-name="T11"><text:line-break/></text:span><text:span text:style-name="T11">=</text:span><text:span text:style-name="T11"><text:line-break/></text:span><text:span text:style-name="T11">-SITE HTML TEMPLATE-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0" draw:text-style-name="P12" draw:layer="layout" svg:width="1.778cm" svg:height="5.301cm" svg:x="12.811cm" svg:y="10.497cm">
          <text:p text:style-name="P1"><text:span text:style-name="T11">appOne</text:span></text:p>
          <draw:enhanced-geometry svg:viewBox="0 0 21600 21600" draw:type="rectangle" draw:enhanced-path="M 0 0 L 21600 0 21600 21600 0 21600 0 0 Z N"/>
        </draw:custom-shape>
        <draw:custom-shape draw:style-name="gr121" draw:text-style-name="P12" draw:layer="layout" svg:width="1.778cm" svg:height="1.153cm" svg:x="14.843cm" svg:y="14.645cm">
          <text:p text:style-name="P1"><text:span text:style-name="T11">appTwo</text:span></text:p>
          <draw:enhanced-geometry svg:viewBox="0 0 21600 21600" draw:type="rectangle" draw:enhanced-path="M 0 0 L 21600 0 21600 21600 0 21600 0 0 Z N"/>
        </draw:custom-shape>
        <draw:custom-shape draw:style-name="gr121" draw:text-style-name="P12" draw:layer="layout" svg:width="1.778cm" svg:height="1.153cm" svg:x="16.875cm" svg:y="14.645cm">
          <text:p text:style-name="P1"><text:span text:style-name="T11">appThree</text:span></text:p>
          <draw:enhanced-geometry svg:viewBox="0 0 21600 21600" draw:type="rectangle" draw:enhanced-path="M 0 0 L 21600 0 21600 21600 0 21600 0 0 Z N"/>
        </draw:custom-shape>
        <draw:line draw:style-name="gr25" draw:text-style-name="P17" draw:layer="layout" svg:x1="18.018cm" svg:y1="16.72cm" svg:x2="18.653cm" svg:y2="15.798cm">
          <text:p/>
        </draw:line>
        <draw:line draw:style-name="gr25" draw:text-style-name="P17" draw:layer="layout" svg:x1="16.367cm" svg:y1="16.835cm" svg:x2="16.367cm" svg:y2="15.798cm">
          <text:p/>
        </draw:line>
        <draw:line draw:style-name="gr25" draw:text-style-name="P17" draw:layer="layout" svg:x1="14.97cm" svg:y1="16.835cm" svg:x2="13.954cm" svg:y2="15.798cm">
          <text:p/>
        </draw:line>
        <draw:custom-shape draw:style-name="gr122" draw:text-style-name="P18" draw:layer="layout" svg:width="5.969cm" svg:height="1.498cm" svg:x="13.7cm" svg:y="10.958cm">
          <text:p text:style-name="P1"><text:span text:style-name="T14">getContent_4app__appOne()</text:span></text:p>
          <draw:enhanced-geometry svg:viewBox="0 0 21600 21600" draw:type="rectangle" draw:enhanced-path="M 0 0 L 21600 0 21600 21600 0 21600 0 0 Z N"/>
        </draw:custom-shape>
        <draw:line draw:style-name="gr27" draw:text-style-name="P10" draw:layer="layout" svg:x1="19.034cm" svg:y1="12.225cm" svg:x2="19.034cm" svg:y2="16.835cm">
          <text:p/>
        </draw:line>
        <draw:custom-shape draw:style-name="gr123" draw:text-style-name="P14" xml:id="id126" draw:id="id126" draw:layer="layout" svg:width="4.757cm" svg:height="2.362cm" svg:x="7.292cm" svg:y="11.362cm">
          <text:p text:style-name="P1"><text:span text:style-name="T11">woWebsite</text:span><text:span text:style-name="T11"><text:line-break/></text:span><text:span text:style-name="T11">::resolveTemplateVars()</text:span></text:p>
          <draw:enhanced-geometry svg:viewBox="0 0 21600 21600" draw:type="rectangle" draw:enhanced-path="M 0 0 L 21600 0 21600 21600 0 21600 0 0 Z N"/>
        </draw:custom-shape>
        <draw:connector draw:style-name="gr29" draw:text-style-name="P10" draw:layer="layout" svg:x1="5.953cm" svg:y1="14.069cm" svg:x2="7.292cm" svg:y2="12.543cm" draw:start-shape="id125" draw:start-glue-point="1" draw:end-shape="id126" draw:end-glue-point="3" svg:d="M5953 14069h669v-1526h670" svg:viewBox="0 0 1340 1527">
          <text:p/>
        </draw:connector>
        <draw:custom-shape draw:style-name="gr124" draw:text-style-name="P44" xml:id="id130" draw:id="id130" draw:layer="layout" svg:width="17.653cm" svg:height="3.048cm" svg:x="1.889cm" svg:y="25.13cm">
          <text:p text:style-name="P1"><text:span text:style-name="T44">END-USER browses to </text:span><text:span text:style-name="T44"><text:line-break/></text:span><text:span text:style-name="T44">http://MySite.com/appOne/appSettingA/[</text:span><text:span text:style-name="T45">valueForAppSettingA</text:span><text:span text:style-name="T44">]/appSettingB/[</text:span><text:span text:style-name="T45">valueForAppSettingB</text:span><text:span text:style-name="T44">]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9" draw:text-style-name="P10" draw:layer="layout" svg:x1="2.968cm" svg:y1="18.564cm" svg:x2="3.794cm" svg:y2="17.065cm" draw:start-shape="id127" draw:end-shape="id128" svg:d="M2968 18564v-750h826v-749" svg:viewBox="0 0 827 1500">
          <text:p/>
        </draw:connector>
        <draw:connector draw:style-name="gr29" draw:text-style-name="P10" draw:layer="layout" svg:x1="6.144cm" svg:y1="11.201cm" svg:x2="3.984cm" svg:y2="13.493cm" draw:start-shape="id129" draw:start-glue-point="6" draw:end-shape="id125" draw:end-glue-point="0" svg:d="M6144 11201v1256h-2160v1036" svg:viewBox="0 0 2161 2293">
          <text:p/>
        </draw:connector>
        <draw:connector draw:style-name="gr29" draw:text-style-name="P10" draw:layer="layout" svg:x1="9.67cm" svg:y1="11.362cm" svg:x2="8.493cm" svg:y2="9.575cm" draw:start-shape="id126" draw:start-glue-point="0" draw:end-shape="id129" draw:end-glue-point="7" svg:d="M9670 11362v-1787h-1177" svg:viewBox="0 0 1178 1788">
          <text:p/>
        </draw:connector>
        <draw:connector draw:style-name="gr31" draw:text-style-name="P10" draw:layer="layout" svg:x1="3.794cm" svg:y1="9.575cm" svg:x2="2.143cm" svg:y2="16.719cm" draw:start-shape="id129" draw:start-glue-point="5" draw:end-shape="id128" draw:end-glue-point="3" svg:d="M3794 9575h-2152v7144h501" svg:viewBox="0 0 2153 7145">
          <text:p/>
        </draw:connector>
        <draw:connector draw:style-name="gr15" draw:text-style-name="P10" draw:layer="layout" svg:x1="3.984cm" svg:y1="14.645cm" svg:x2="3.794cm" svg:y2="16.374cm" draw:start-shape="id125" draw:start-glue-point="2" draw:end-shape="id128" draw:end-glue-point="0" svg:d="M3984 14645v864h-190v865" svg:viewBox="0 0 191 1730">
          <text:p/>
        </draw:connector>
        <draw:connector draw:style-name="gr29" draw:text-style-name="P10" draw:layer="layout" svg:x1="1.889cm" svg:y1="26.654cm" svg:x2="2.968cm" svg:y2="20.177cm" draw:start-shape="id130" draw:start-glue-point="5" draw:end-shape="id127" draw:end-glue-point="2" svg:d="M1889 26654h-502v-4001h1581v-2476" svg:viewBox="0 0 1582 6478">
          <text:p/>
        </draw:connector>
        <draw:connector draw:style-name="gr29" draw:text-style-name="P10" draw:layer="layout" draw:type="curve" svg:x1="5.445cm" svg:y1="16.719cm" svg:x2="10.716cm" svg:y2="25.433cm" draw:start-shape="id128" draw:start-glue-point="1" draw:end-shape="id130" draw:end-glue-point="4" svg:d="M5445 16719c3514 0 5271 2904 5271 8714" svg:viewBox="0 0 5272 8715">
          <text:p/>
        </draw:connector>
        <draw:connector draw:style-name="gr31" draw:text-style-name="P10" draw:layer="layout" draw:type="curve" svg:x1="3.794cm" svg:y1="9.575cm" svg:x2="10.716cm" svg:y2="25.433cm" draw:start-shape="id129" draw:start-glue-point="5" draw:end-shape="id130" draw:end-glue-point="4" svg:d="M3794 9575c-753 0-628 4350 1291 5631s5631-510 5631 10227" svg:viewBox="0 0 7352 15859">
          <text:p/>
        </draw:connector>
        <draw:custom-shape draw:style-name="gr125" draw:text-style-name="P37" draw:layer="layout" svg:width="18.161cm" svg:height="6.096cm" svg:x="1.508cm" svg:y="1.381cm">
          <text:p text:style-name="P1"><text:span text:style-name="T46">OK, back to this slide now.. The </text:span><text:span text:style-name="T47">issue for today</text:span><text:span text:style-name="T46"> </text:span><text:span text:style-name="T46"><text:line-break/></text:span><text:span text:style-name="T46">{it’s now around 2017-01(Jan)-19(Thursday) 06:00am-07:30am CET} is</text:span><text:span text:style-name="T46"><text:line-break/></text:span><text:span text:style-name="T47">how to make a very good appOne + appTwo + appThree PHP code structure</text:span><text:span text:style-name="T47"><text:line-break/></text:span><text:span text:style-name="T47">that allows one to plug in any </text:span><text:span text:style-name="T46"><text:line-break/></text:span><text:span text:style-name="T46">HTML, JS, CSS, Canvas, WebGL </text:span><text:span text:style-name="T47">app</text:span><text:span text:style-name="T46"><text:line-break/></text:span><text:span text:style-name="T46">into the </text:span><text:span text:style-name="T47">site’s app-specific HTML &lt;DIV&gt; tags </text:span><text:span text:style-name="T47"><text:line-break/></text:span><text:span text:style-name="T47">(those are in</text:span><text:span text:style-name="T46"> …/siteFramework__pw-e8xj2.K8-2jTx_zE37/20161102 0759/siteContent/index.tpl</text:span><text:span text:style-name="T47">)</text:span><text:span text:style-name="T46">,</text:span><text:span text:style-name="T46"><text:line-break/></text:span><text:span text:style-name="T47">that gets sent out for a page like </text:span><text:span text:style-name="T46"><text:line-break/></text:span><text:span text:style-name="T46">http://mysite.com/appOne/appSettingA/[valueForAppSettingA]/etc</text:span><text:span text:style-name="T46"><text:line-break/></text:span><text:span text:style-name="T46"><text:line-break/></text:span><text:span text:style-name="T46">and eh, sometimes it’s just way better to do things without making any flowcharts at all :),</text:span><text:span text:style-name="T46"><text:line-break/></text:span><text:span text:style-name="T46">and then to write flowcharts and documentation afterwards.. as in : when you’ve got CODE</text:span><text:span text:style-name="T46"><text:line-break/></text:span><text:span text:style-name="T46">that runs correctly and DOESN’T LOOK TOO MESSY ;) :)</text:span>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Default">
        <draw:connector draw:style-name="gr15" draw:text-style-name="P10" draw:layer="layout" svg:x1="18.907cm" svg:y1="9.74cm" svg:x2="5.953cm" svg:y2="12.87cm" draw:start-shape="id131" draw:start-glue-point="1" draw:end-shape="id132" svg:d="M18907 9740h500v3130h-13454" svg:viewBox="0 0 13455 3131">
          <text:p/>
        </draw:connector>
        <draw:line draw:style-name="gr16" draw:text-style-name="P11" draw:layer="layout" svg:x1="1.127cm" svg:y1="22.336cm" svg:x2="20cm" svg:y2="22.209cm">
          <text:p/>
        </draw:line>
        <draw:custom-shape draw:style-name="gr115" draw:text-style-name="P12" xml:id="id134" draw:id="id134" draw:layer="layout" svg:width="2.667cm" svg:height="1.613cm" svg:x="1.635cm" svg:y="18.564cm">
          <text:p text:style-name="P1"><text:span text:style-name="T10">.htaccess</text:span><text:span text:style-name="T11"><text:line-break/></text:span><text:span text:style-name="T11">RewriteRule</text:span>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135" draw:id="id135" draw:layer="layout" svg:width="3.302cm" svg:height="0.691cm" svg:x="2.143cm" svg:y="16.374cm">
          <text:p text:style-name="P1"><text:span text:style-name="T12">Index.php</text:span></text:p>
          <draw:enhanced-geometry svg:viewBox="0 0 21600 21600" draw:type="rectangle" draw:enhanced-path="M 0 0 L 21600 0 21600 21600 0 21600 0 0 Z N"/>
        </draw:custom-shape>
        <draw:custom-shape draw:style-name="gr117" draw:text-style-name="P14" xml:id="id132" draw:id="id132" draw:layer="layout" svg:width="3.937cm" svg:height="1.152cm" svg:x="2.016cm" svg:y="12.294cm">
          <text:p text:style-name="P1"><text:span text:style-name="T11">WebappObfuscator</text:span><text:span text:style-name="T11"><text:line-break/></text:span><text:span text:style-name="T11">Class woWebsite</text:span></text:p>
          <draw:enhanced-geometry svg:viewBox="0 0 21600 21600" draw:type="rectangle" draw:enhanced-path="M 0 0 L 21600 0 21600 21600 0 21600 0 0 Z N"/>
        </draw:custom-shape>
        <draw:custom-shape draw:style-name="gr118" draw:text-style-name="P12" xml:id="id131" draw:id="id131" draw:layer="layout" svg:width="5.461cm" svg:height="0.807cm" svg:x="13.446cm" svg:y="9.337cm">
          <text:p text:style-name="P1"><text:span text:style-name="T11">Class myCMS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699cm" svg:height="1.27cm" svg:x="14.843cm" svg:y="22.717cm">
          <text:p text:style-name="P1"><text:span text:style-name="T11">Client</text:span><text:span text:style-name="T11"><text:line-break/></text:span><text:span text:style-name="T11">(browser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1" draw:text-style-name="P15" draw:layer="layout" svg:width="4.699cm" svg:height="1.27cm" svg:x="15.097cm" svg:y="20.685cm">
          <text:p text:style-name="P1"><text:span text:style-name="T11">Server </text:span><text:span text:style-name="T11"><text:line-break/></text:span><text:span text:style-name="T11">(apache, PHP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19" draw:text-style-name="P16" xml:id="id136" draw:id="id136" draw:layer="layout" svg:width="4.699cm" svg:height="3.688cm" svg:x="1.762cm" svg:y="5.191cm">
          <text:p text:style-name="P1"><text:span text:style-name="T13">…</text:span><text:span text:style-name="T13">/siteFramework-pw-[PASSWORD]</text:span><text:span text:style-name="T13"><text:line-break/></text:span><text:span text:style-name="T13">/[FORK_DATE]</text:span><text:span text:style-name="T13"><text:line-break/></text:span><text:span text:style-name="T13">/siteContent</text:span><text:span text:style-name="T13"><text:line-break/></text:span><text:span text:style-name="T11">/index.tpl</text:span><text:span text:style-name="T11"><text:line-break/></text:span><text:span text:style-name="T11">=</text:span><text:span text:style-name="T11"><text:line-break/></text:span><text:span text:style-name="T11">-SITE HTML TEMPLATE-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0" draw:text-style-name="P12" draw:layer="layout" svg:width="1.778cm" svg:height="5.301cm" svg:x="12.43cm" svg:y="2.999cm">
          <text:p text:style-name="P1"><text:span text:style-name="T11">appOne</text:span></text:p>
          <draw:enhanced-geometry svg:viewBox="0 0 21600 21600" draw:type="rectangle" draw:enhanced-path="M 0 0 L 21600 0 21600 21600 0 21600 0 0 Z N"/>
        </draw:custom-shape>
        <draw:custom-shape draw:style-name="gr121" draw:text-style-name="P12" draw:layer="layout" svg:width="1.778cm" svg:height="1.153cm" svg:x="14.462cm" svg:y="7.147cm">
          <text:p text:style-name="P1"><text:span text:style-name="T11">appTwo</text:span></text:p>
          <draw:enhanced-geometry svg:viewBox="0 0 21600 21600" draw:type="rectangle" draw:enhanced-path="M 0 0 L 21600 0 21600 21600 0 21600 0 0 Z N"/>
        </draw:custom-shape>
        <draw:custom-shape draw:style-name="gr121" draw:text-style-name="P12" draw:layer="layout" svg:width="1.778cm" svg:height="1.153cm" svg:x="16.494cm" svg:y="7.147cm">
          <text:p text:style-name="P1"><text:span text:style-name="T11">appThree</text:span></text:p>
          <draw:enhanced-geometry svg:viewBox="0 0 21600 21600" draw:type="rectangle" draw:enhanced-path="M 0 0 L 21600 0 21600 21600 0 21600 0 0 Z N"/>
        </draw:custom-shape>
        <draw:line draw:style-name="gr25" draw:text-style-name="P17" draw:layer="layout" svg:x1="17.637cm" svg:y1="9.222cm" svg:x2="18.272cm" svg:y2="8.3cm">
          <text:p/>
        </draw:line>
        <draw:line draw:style-name="gr25" draw:text-style-name="P17" draw:layer="layout" svg:x1="15.986cm" svg:y1="9.337cm" svg:x2="15.986cm" svg:y2="8.3cm">
          <text:p/>
        </draw:line>
        <draw:line draw:style-name="gr25" draw:text-style-name="P17" draw:layer="layout" svg:x1="14.589cm" svg:y1="9.337cm" svg:x2="13.573cm" svg:y2="8.3cm">
          <text:p/>
        </draw:line>
        <draw:custom-shape draw:style-name="gr122" draw:text-style-name="P18" draw:layer="layout" svg:width="5.969cm" svg:height="1.498cm" svg:x="13.319cm" svg:y="3.46cm">
          <text:p text:style-name="P1"><text:span text:style-name="T14">getContent_4app__appOne()</text:span></text:p>
          <draw:enhanced-geometry svg:viewBox="0 0 21600 21600" draw:type="rectangle" draw:enhanced-path="M 0 0 L 21600 0 21600 21600 0 21600 0 0 Z N"/>
        </draw:custom-shape>
        <draw:line draw:style-name="gr27" draw:text-style-name="P10" draw:layer="layout" svg:x1="18.653cm" svg:y1="4.727cm" svg:x2="18.653cm" svg:y2="9.337cm">
          <text:p/>
        </draw:line>
        <draw:custom-shape draw:style-name="gr123" draw:text-style-name="P14" xml:id="id133" draw:id="id133" draw:layer="layout" svg:width="4.757cm" svg:height="2.362cm" svg:x="7.292cm" svg:y="11.362cm">
          <text:p text:style-name="P1"><text:span text:style-name="T11">woWebsite</text:span><text:span text:style-name="T11"><text:line-break/></text:span><text:span text:style-name="T11">::resolveTemplateVars()</text:span></text:p>
          <draw:enhanced-geometry svg:viewBox="0 0 21600 21600" draw:type="rectangle" draw:enhanced-path="M 0 0 L 21600 0 21600 21600 0 21600 0 0 Z N"/>
        </draw:custom-shape>
        <draw:connector draw:style-name="gr29" draw:text-style-name="P10" draw:layer="layout" svg:x1="5.953cm" svg:y1="12.87cm" svg:x2="7.292cm" svg:y2="12.543cm" draw:start-shape="id132" draw:start-glue-point="1" draw:end-shape="id133" draw:end-glue-point="3" svg:d="M5953 12870h669v-327h670" svg:viewBox="0 0 1340 328">
          <text:p/>
        </draw:connector>
        <draw:custom-shape draw:style-name="gr124" draw:text-style-name="P44" xml:id="id137" draw:id="id137" draw:layer="layout" svg:width="17.653cm" svg:height="3.048cm" svg:x="1.889cm" svg:y="25.13cm">
          <text:p text:style-name="P1"><text:span text:style-name="T44">END-USER browses to </text:span><text:span text:style-name="T44"><text:line-break/></text:span><text:span text:style-name="T44">http://MySite.com/appOne/appSettingA/[</text:span><text:span text:style-name="T45">valueForAppSettingA</text:span><text:span text:style-name="T44">]/appSettingB/[</text:span><text:span text:style-name="T45">valueForAppSettingB</text:span><text:span text:style-name="T44">]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9" draw:text-style-name="P10" draw:layer="layout" svg:x1="2.968cm" svg:y1="18.564cm" svg:x2="3.794cm" svg:y2="17.065cm" draw:start-shape="id134" draw:end-shape="id135" svg:d="M2968 18564v-750h826v-749" svg:viewBox="0 0 827 1500">
          <text:p/>
        </draw:connector>
        <draw:connector draw:style-name="gr29" draw:text-style-name="P10" draw:layer="layout" svg:x1="4.112cm" svg:y1="8.661cm" svg:x2="3.984cm" svg:y2="12.294cm" draw:start-shape="id136" draw:start-glue-point="6" draw:end-shape="id132" draw:end-glue-point="0" svg:d="M4112 8661v1926h-128v1707" svg:viewBox="0 0 129 3634">
          <text:p/>
        </draw:connector>
        <draw:connector draw:style-name="gr29" draw:text-style-name="P10" draw:layer="layout" svg:x1="9.67cm" svg:y1="11.362cm" svg:x2="6.461cm" svg:y2="7.035cm" draw:start-shape="id133" draw:start-glue-point="0" draw:end-shape="id136" draw:end-glue-point="7" svg:d="M9670 11362v-4327h-3209" svg:viewBox="0 0 3210 4328">
          <text:p/>
        </draw:connector>
        <draw:connector draw:style-name="gr31" draw:text-style-name="P10" draw:layer="layout" svg:x1="1.762cm" svg:y1="7.035cm" svg:x2="2.143cm" svg:y2="16.719cm" draw:start-shape="id136" draw:start-glue-point="5" draw:end-shape="id135" draw:end-glue-point="3" svg:d="M1762 7035h-502v9684h883" svg:viewBox="0 0 884 9685">
          <text:p/>
        </draw:connector>
        <draw:connector draw:style-name="gr15" draw:text-style-name="P10" draw:layer="layout" svg:x1="3.984cm" svg:y1="13.446cm" svg:x2="3.794cm" svg:y2="16.374cm" draw:start-shape="id132" draw:start-glue-point="2" draw:end-shape="id135" draw:end-glue-point="0" svg:d="M3984 13446v1464h-190v1464" svg:viewBox="0 0 191 2929">
          <text:p/>
        </draw:connector>
        <draw:connector draw:style-name="gr29" draw:text-style-name="P10" draw:layer="layout" svg:x1="1.889cm" svg:y1="26.654cm" svg:x2="2.968cm" svg:y2="20.177cm" draw:start-shape="id137" draw:start-glue-point="5" draw:end-shape="id134" draw:end-glue-point="2" svg:d="M1889 26654h-502v-4001h1581v-2476" svg:viewBox="0 0 1582 6478">
          <text:p/>
        </draw:connector>
        <draw:connector draw:style-name="gr29" draw:text-style-name="P10" draw:layer="layout" draw:type="curve" svg:x1="5.445cm" svg:y1="16.719cm" svg:x2="10.716cm" svg:y2="25.433cm" draw:start-shape="id135" draw:start-glue-point="1" draw:end-shape="id137" draw:end-glue-point="4" svg:d="M5445 16719c3514 0 5271 2904 5271 8714" svg:viewBox="0 0 5272 8715">
          <text:p/>
        </draw:connector>
        <draw:connector draw:style-name="gr31" draw:text-style-name="P10" draw:layer="layout" draw:type="curve" svg:x1="1.762cm" svg:y1="7.035cm" svg:x2="10.716cm" svg:y2="25.433cm" draw:start-shape="id136" draw:start-glue-point="5" draw:end-shape="id137" draw:end-glue-point="4" svg:d="M1762 7035c-753 0-628 4985 1799 6424s7155-668 7155 11974" svg:viewBox="0 0 9363 183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ksaman" svg:font-family="Laksaman" style:font-pitch="variable"/>
    <style:font-face style:name="Laksaman1" svg:font-family="Laksaman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0T22:16:59.846916539</meta:creation-date>
    <dc:date>2017-01-20T14:05:32.478738153</dc:date>
    <meta:editing-duration>PT5H4M56S</meta:editing-duration>
    <meta:editing-cycles>37</meta:editing-cycles>
    <meta:generator>LibreOffice/5.1.4.2$Linux_X86_64 LibreOffice_project/10m0$Build-2</meta:generator>
    <meta:document-statistic meta:object-count="440"/>
  </office:meta>
</office:document-meta>
</file>